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6" table:default-cell-style-name="ce14"/>
        <table:table-column table:style-name="co1" table:default-cell-style-name="ce2"/>
        <table:table-column table:style-name="co1" table:default-cell-style-name="ce14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6" table:default-cell-style-name="ce14"/>
        <table:table-column table:style-name="co1" table:default-cell-style-name="ce2"/>
        <table:table-column table:style-name="co1" table:number-columns-repeated="6" table:default-cell-style-name="ce14"/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Default"/>
        <table:table-row table:style-name="ro1">
          <table:table-cell table:style-name="Default" table:number-columns-repeated="8"/>
          <table:table-cell table:number-columns-repeated="5"/>
          <table:table-cell table:style-name="Default" table:number-columns-repeated="14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7" office:value-type="string" calcext:value-type="string" table:number-columns-spanned="5" table:number-rows-spanned="1">
            <text:p>SMS-EMOA</text:p>
          </table:table-cell>
          <table:covered-table-cell table:number-columns-repeated="4" table:style-name="Default"/>
          <table:table-cell table:style-name="Default" table:number-columns-repeated="2"/>
          <table:table-cell table:style-name="ce17" office:value-type="string" calcext:value-type="string" table:number-columns-spanned="5" table:number-rows-spanned="1">
            <text:p>VSD-SMS-EMOA Lambda=100</text:p>
          </table:table-cell>
          <table:covered-table-cell table:number-columns-repeated="4"/>
          <table:table-cell table:style-name="Default" table:number-columns-repeated="2"/>
          <table:table-cell table:style-name="ce17" office:value-type="string" calcext:value-type="string" table:number-columns-spanned="5" table:number-rows-spanned="1">
            <text:p>R2-EMOA</text:p>
          </table:table-cell>
          <table:covered-table-cell table:number-columns-repeated="4" table:style-name="Default"/>
          <table:table-cell table:style-name="Default"/>
          <table:table-cell table:style-name="ce17"/>
          <table:table-cell table:style-name="ce17" office:value-type="string" calcext:value-type="string" table:number-columns-spanned="5" table:number-rows-spanned="1">
            <text:p>VSD-R2-EMOA</text:p>
          </table:table-cell>
          <table:covered-table-cell table:number-columns-repeated="4" table:style-name="Default"/>
          <table:table-cell/>
          <table:table-cell table:style-name="Default"/>
          <table:table-cell table:style-name="ce17" office:value-type="string" calcext:value-type="string" table:number-columns-spanned="5" table:number-rows-spanned="1">
            <text:p>VSD-SMS-EMOA Lambda=10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2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objetivos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office:value-type="string" calcext:value-type="string">
            <text:p>2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objetivos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5160180545" calcext:value-type="float">
            <text:p>0.995160180545</text:p>
          </table:table-cell>
          <table:table-cell office:value-type="float" office:value="0.974231620887" calcext:value-type="float">
            <text:p>0.974231620887</text:p>
          </table:table-cell>
          <table:table-cell office:value-type="float" office:value="0.990135680328" calcext:value-type="float">
            <text:p>0.990135680328</text:p>
          </table:table-cell>
          <table:table-cell office:value-type="float" office:value="0.994066471661" calcext:value-type="float">
            <text:p>0.994066471661</text:p>
          </table:table-cell>
          <table:table-cell office:value-type="float" office:value="0.995103562406" calcext:value-type="float">
            <text:p>0.995103562406</text:p>
          </table:table-cell>
          <table:table-cell/>
          <table:table-cell office:value-type="string" calcext:value-type="string">
            <text:p>WFG1_2</text:p>
          </table:table-cell>
          <table:table-cell/>
          <table:table-cell office:value-type="float" office:value="0.982415338634" calcext:value-type="float">
            <text:p>0.982415338634</text:p>
          </table:table-cell>
          <table:table-cell table:number-columns-repeated="4"/>
          <table:table-cell office:value-type="string" calcext:value-type="string">
            <text:p>WFG1_2</text:p>
          </table:table-cell>
          <table:table-cell office:value-type="float" office:value="0.979416612889885" calcext:value-type="float">
            <text:p>0.979416612889885</text:p>
          </table:table-cell>
          <table:table-cell office:value-type="float" office:value="0.987217826478304" calcext:value-type="float">
            <text:p>0.987217826478304</text:p>
          </table:table-cell>
          <table:table-cell office:value-type="float" office:value="0.983329883465869" calcext:value-type="float">
            <text:p>0.983329883465869</text:p>
          </table:table-cell>
          <table:table-cell office:value-type="float" office:value="0.985705619612438" calcext:value-type="float">
            <text:p>0.985705619612438</text:p>
          </table:table-cell>
          <table:table-cell office:value-type="float" office:value="0.980493241959412" calcext:value-type="float">
            <text:p>0.980493241959412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985012335628" calcext:value-type="float">
            <text:p>0.985012335628</text:p>
          </table:table-cell>
          <table:table-cell office:value-type="float" office:value="0.990314674195" calcext:value-type="float">
            <text:p>0.990314674195</text:p>
          </table:table-cell>
          <table:table-cell office:value-type="float" office:value="0.992859559542" calcext:value-type="float">
            <text:p>0.992859559542</text:p>
          </table:table-cell>
          <table:table-cell office:value-type="float" office:value="0.989885414227" calcext:value-type="float">
            <text:p>0.989885414227</text:p>
          </table:table-cell>
          <table:table-cell office:value-type="float" office:value="0.91120790416" calcext:value-type="float">
            <text:p>0.91120790416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992286029338" calcext:value-type="float">
            <text:p>0.992286029338</text:p>
          </table:table-cell>
          <table:table-cell office:value-type="float" office:value="0.988471138699" calcext:value-type="float">
            <text:p>0.988471138699</text:p>
          </table:table-cell>
          <table:table-cell office:value-type="float" office:value="0.982134767873" calcext:value-type="float">
            <text:p>0.982134767873</text:p>
          </table:table-cell>
          <table:table-cell office:value-type="float" office:value="0.980325277416" calcext:value-type="float">
            <text:p>0.980325277416</text:p>
          </table:table-cell>
          <table:table-cell office:value-type="float" office:value="0.956840487139" calcext:value-type="float">
            <text:p>0.956840487139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6253414405" calcext:value-type="float">
            <text:p>0.966253414405</text:p>
          </table:table-cell>
          <table:table-cell office:value-type="float" office:value="0.96626597048" calcext:value-type="float">
            <text:p>0.96626597048</text:p>
          </table:table-cell>
          <table:table-cell office:value-type="float" office:value="0.966162610131" calcext:value-type="float">
            <text:p>0.966162610131</text:p>
          </table:table-cell>
          <table:table-cell office:value-type="float" office:value="0.966252927759" calcext:value-type="float">
            <text:p>0.966252927759</text:p>
          </table:table-cell>
          <table:table-cell office:value-type="float" office:value="0.998715558801" calcext:value-type="float">
            <text:p>0.998715558801</text:p>
          </table:table-cell>
          <table:table-cell/>
          <table:table-cell office:value-type="string" calcext:value-type="string">
            <text:p>WFG2_2</text:p>
          </table:table-cell>
          <table:table-cell/>
          <table:table-cell office:value-type="float" office:value="0.998696606118" calcext:value-type="float">
            <text:p>0.998696606118</text:p>
          </table:table-cell>
          <table:table-cell table:number-columns-repeated="4"/>
          <table:table-cell office:value-type="string" calcext:value-type="string">
            <text:p>WFG2_2</text:p>
          </table:table-cell>
          <table:table-cell office:value-type="float" office:value="0.959192578413185" calcext:value-type="float">
            <text:p>0.959192578413185</text:p>
          </table:table-cell>
          <table:table-cell office:value-type="float" office:value="0.965649051878218" calcext:value-type="float">
            <text:p>0.965649051878218</text:p>
          </table:table-cell>
          <table:table-cell office:value-type="float" office:value="0.962405781751197" calcext:value-type="float">
            <text:p>0.962405781751197</text:p>
          </table:table-cell>
          <table:table-cell office:value-type="float" office:value="0.963341889161788" calcext:value-type="float">
            <text:p>0.963341889161788</text:p>
          </table:table-cell>
          <table:table-cell office:value-type="float" office:value="0.966486116433646" calcext:value-type="float">
            <text:p>0.966486116433646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997794441829" calcext:value-type="float">
            <text:p>0.997794441829</text:p>
          </table:table-cell>
          <table:table-cell office:value-type="float" office:value="0.997824044864" calcext:value-type="float">
            <text:p>0.997824044864</text:p>
          </table:table-cell>
          <table:table-cell office:value-type="float" office:value="0.997828478365" calcext:value-type="float">
            <text:p>0.997828478365</text:p>
          </table:table-cell>
          <table:table-cell office:value-type="float" office:value="0.997853464753" calcext:value-type="float">
            <text:p>0.997853464753</text:p>
          </table:table-cell>
          <table:table-cell office:value-type="float" office:value="0.997808932595" calcext:value-type="float">
            <text:p>0.997808932595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998686488282" calcext:value-type="float">
            <text:p>0.998686488282</text:p>
          </table:table-cell>
          <table:table-cell office:value-type="float" office:value="0.998690865278" calcext:value-type="float">
            <text:p>0.998690865278</text:p>
          </table:table-cell>
          <table:table-cell office:value-type="float" office:value="0.99868969992" calcext:value-type="float">
            <text:p>0.99868969992</text:p>
          </table:table-cell>
          <table:table-cell office:value-type="float" office:value="0.998686026284" calcext:value-type="float">
            <text:p>0.998686026284</text:p>
          </table:table-cell>
          <table:table-cell office:value-type="float" office:value="0.998686695776" calcext:value-type="float">
            <text:p>0.998686695776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967283984" calcext:value-type="float">
            <text:p>0.992967283984</text:p>
          </table:table-cell>
          <table:table-cell office:value-type="float" office:value="0.992964968387" calcext:value-type="float">
            <text:p>0.992964968387</text:p>
          </table:table-cell>
          <table:table-cell office:value-type="float" office:value="0.992945509686" calcext:value-type="float">
            <text:p>0.992945509686</text:p>
          </table:table-cell>
          <table:table-cell office:value-type="float" office:value="0.992966111091" calcext:value-type="float">
            <text:p>0.992966111091</text:p>
          </table:table-cell>
          <table:table-cell office:value-type="float" office:value="0.992953260083" calcext:value-type="float">
            <text:p>0.992953260083</text:p>
          </table:table-cell>
          <table:table-cell/>
          <table:table-cell office:value-type="string" calcext:value-type="string">
            <text:p>WFG3_2</text:p>
          </table:table-cell>
          <table:table-cell/>
          <table:table-cell office:value-type="float" office:value="0.992906163214" calcext:value-type="float">
            <text:p>0.992906163214</text:p>
          </table:table-cell>
          <table:table-cell table:number-columns-repeated="4"/>
          <table:table-cell office:value-type="string" calcext:value-type="string">
            <text:p>WFG3_2</text:p>
          </table:table-cell>
          <table:table-cell office:value-type="float" office:value="0.991530415100388" calcext:value-type="float">
            <text:p>0.991530415100388</text:p>
          </table:table-cell>
          <table:table-cell office:value-type="float" office:value="0.991476761986578" calcext:value-type="float">
            <text:p>0.991476761986578</text:p>
          </table:table-cell>
          <table:table-cell office:value-type="float" office:value="0.991427532855059" calcext:value-type="float">
            <text:p>0.991427532855059</text:p>
          </table:table-cell>
          <table:table-cell office:value-type="float" office:value="0.991348051894191" calcext:value-type="float">
            <text:p>0.991348051894191</text:p>
          </table:table-cell>
          <table:table-cell office:value-type="float" office:value="0.991333936346372" calcext:value-type="float">
            <text:p>0.991333936346372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0383527155" calcext:value-type="float">
            <text:p>0.990383527155</text:p>
          </table:table-cell>
          <table:table-cell office:value-type="float" office:value="0.990515340397" calcext:value-type="float">
            <text:p>0.990515340397</text:p>
          </table:table-cell>
          <table:table-cell office:value-type="float" office:value="0.990522833229" calcext:value-type="float">
            <text:p>0.990522833229</text:p>
          </table:table-cell>
          <table:table-cell office:value-type="float" office:value="0.990500452664" calcext:value-type="float">
            <text:p>0.990500452664</text:p>
          </table:table-cell>
          <table:table-cell office:value-type="float" office:value="0.990439686949" calcext:value-type="float">
            <text:p>0.990439686949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2726079144" calcext:value-type="float">
            <text:p>0.992726079144</text:p>
          </table:table-cell>
          <table:table-cell office:value-type="float" office:value="0.992697256998" calcext:value-type="float">
            <text:p>0.992697256998</text:p>
          </table:table-cell>
          <table:table-cell office:value-type="float" office:value="0.992670691571" calcext:value-type="float">
            <text:p>0.992670691571</text:p>
          </table:table-cell>
          <table:table-cell office:value-type="float" office:value="0.99263096667" calcext:value-type="float">
            <text:p>0.99263096667</text:p>
          </table:table-cell>
          <table:table-cell office:value-type="float" office:value="0.992617637384" calcext:value-type="float">
            <text:p>0.992617637384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1706425837" calcext:value-type="float">
            <text:p>0.991706425837</text:p>
          </table:table-cell>
          <table:table-cell office:value-type="float" office:value="0.991579613085" calcext:value-type="float">
            <text:p>0.991579613085</text:p>
          </table:table-cell>
          <table:table-cell office:value-type="float" office:value="0.991597662796" calcext:value-type="float">
            <text:p>0.991597662796</text:p>
          </table:table-cell>
          <table:table-cell office:value-type="float" office:value="0.991544086947" calcext:value-type="float">
            <text:p>0.991544086947</text:p>
          </table:table-cell>
          <table:table-cell office:value-type="float" office:value="0.991604637825" calcext:value-type="float">
            <text:p>0.991604637825</text:p>
          </table:table-cell>
          <table:table-cell/>
          <table:table-cell office:value-type="string" calcext:value-type="string">
            <text:p>WFG4_2</text:p>
          </table:table-cell>
          <table:table-cell/>
          <table:table-cell office:value-type="float" office:value="0.991223169061" calcext:value-type="float">
            <text:p>0.991223169061</text:p>
          </table:table-cell>
          <table:table-cell table:number-columns-repeated="4"/>
          <table:table-cell office:value-type="string" calcext:value-type="string">
            <text:p>WFG4_2</text:p>
          </table:table-cell>
          <table:table-cell office:value-type="float" office:value="0.991075352926855" calcext:value-type="float">
            <text:p>0.991075352926855</text:p>
          </table:table-cell>
          <table:table-cell office:value-type="float" office:value="0.991030240560428" calcext:value-type="float">
            <text:p>0.991030240560428</text:p>
          </table:table-cell>
          <table:table-cell office:value-type="float" office:value="0.990954250806412" calcext:value-type="float">
            <text:p>0.990954250806412</text:p>
          </table:table-cell>
          <table:table-cell office:value-type="float" office:value="0.990862009798975" calcext:value-type="float">
            <text:p>0.990862009798975</text:p>
          </table:table-cell>
          <table:table-cell office:value-type="float" office:value="0.990830650768664" calcext:value-type="float">
            <text:p>0.990830650768664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90041017388" calcext:value-type="float">
            <text:p>0.990041017388</text:p>
          </table:table-cell>
          <table:table-cell office:value-type="float" office:value="0.990121250073" calcext:value-type="float">
            <text:p>0.990121250073</text:p>
          </table:table-cell>
          <table:table-cell office:value-type="float" office:value="0.989782708984" calcext:value-type="float">
            <text:p>0.989782708984</text:p>
          </table:table-cell>
          <table:table-cell office:value-type="float" office:value="0.98885948677" calcext:value-type="float">
            <text:p>0.98885948677</text:p>
          </table:table-cell>
          <table:table-cell office:value-type="float" office:value="0.989881720608" calcext:value-type="float">
            <text:p>0.989881720608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914977415" calcext:value-type="float">
            <text:p>0.9914977415</text:p>
          </table:table-cell>
          <table:table-cell office:value-type="float" office:value="0.991391416854" calcext:value-type="float">
            <text:p>0.991391416854</text:p>
          </table:table-cell>
          <table:table-cell office:value-type="float" office:value="0.991181965427" calcext:value-type="float">
            <text:p>0.991181965427</text:p>
          </table:table-cell>
          <table:table-cell office:value-type="float" office:value="0.990941810729" calcext:value-type="float">
            <text:p>0.990941810729</text:p>
          </table:table-cell>
          <table:table-cell office:value-type="float" office:value="0.990687724108" calcext:value-type="float">
            <text:p>0.990687724108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83127210613" calcext:value-type="float">
            <text:p>0.883127210613</text:p>
          </table:table-cell>
          <table:table-cell office:value-type="float" office:value="0.879247299661" calcext:value-type="float">
            <text:p>0.879247299661</text:p>
          </table:table-cell>
          <table:table-cell office:value-type="float" office:value="0.879248981155" calcext:value-type="float">
            <text:p>0.879248981155</text:p>
          </table:table-cell>
          <table:table-cell office:value-type="float" office:value="0.879243616653" calcext:value-type="float">
            <text:p>0.879243616653</text:p>
          </table:table-cell>
          <table:table-cell office:value-type="float" office:value="0.886133054704" calcext:value-type="float">
            <text:p>0.886133054704</text:p>
          </table:table-cell>
          <table:table-cell/>
          <table:table-cell office:value-type="string" calcext:value-type="string">
            <text:p>WFG5_2</text:p>
          </table:table-cell>
          <table:table-cell/>
          <table:table-cell office:value-type="float" office:value="0.881988966397" calcext:value-type="float">
            <text:p>0.881988966397</text:p>
          </table:table-cell>
          <table:table-cell table:number-columns-repeated="4"/>
          <table:table-cell office:value-type="string" calcext:value-type="string">
            <text:p>WFG5_2</text:p>
          </table:table-cell>
          <table:table-cell office:value-type="float" office:value="0.879634954260868" calcext:value-type="float">
            <text:p>0.879634954260868</text:p>
          </table:table-cell>
          <table:table-cell office:value-type="float" office:value="0.880607876527635" calcext:value-type="float">
            <text:p>0.880607876527635</text:p>
          </table:table-cell>
          <table:table-cell office:value-type="float" office:value="0.880825370843281" calcext:value-type="float">
            <text:p>0.880825370843281</text:p>
          </table:table-cell>
          <table:table-cell office:value-type="float" office:value="0.881431152717034" calcext:value-type="float">
            <text:p>0.881431152717034</text:p>
          </table:table-cell>
          <table:table-cell office:value-type="float" office:value="0.881617281033102" calcext:value-type="float">
            <text:p>0.881617281033102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7325292743" calcext:value-type="float">
            <text:p>0.877325292743</text:p>
          </table:table-cell>
          <table:table-cell office:value-type="float" office:value="0.877352168072" calcext:value-type="float">
            <text:p>0.877352168072</text:p>
          </table:table-cell>
          <table:table-cell office:value-type="float" office:value="0.881334678054" calcext:value-type="float">
            <text:p>0.881334678054</text:p>
          </table:table-cell>
          <table:table-cell office:value-type="float" office:value="0.885774221543" calcext:value-type="float">
            <text:p>0.885774221543</text:p>
          </table:table-cell>
          <table:table-cell office:value-type="float" office:value="0.895744052744" calcext:value-type="float">
            <text:p>0.895744052744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82911444025" calcext:value-type="float">
            <text:p>0.882911444025</text:p>
          </table:table-cell>
          <table:table-cell office:value-type="float" office:value="0.884621329353" calcext:value-type="float">
            <text:p>0.884621329353</text:p>
          </table:table-cell>
          <table:table-cell office:value-type="float" office:value="0.889648804317" calcext:value-type="float">
            <text:p>0.889648804317</text:p>
          </table:table-cell>
          <table:table-cell office:value-type="float" office:value="0.892087894751" calcext:value-type="float">
            <text:p>0.892087894751</text:p>
          </table:table-cell>
          <table:table-cell office:value-type="float" office:value="0.894107808271" calcext:value-type="float">
            <text:p>0.894107808271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97603737371" calcext:value-type="float">
            <text:p>0.897603737371</text:p>
          </table:table-cell>
          <table:table-cell office:value-type="float" office:value="0.884651477654" calcext:value-type="float">
            <text:p>0.884651477654</text:p>
          </table:table-cell>
          <table:table-cell office:value-type="float" office:value="0.896005686104" calcext:value-type="float">
            <text:p>0.896005686104</text:p>
          </table:table-cell>
          <table:table-cell office:value-type="float" office:value="0.930687374073" calcext:value-type="float">
            <text:p>0.930687374073</text:p>
          </table:table-cell>
          <table:table-cell office:value-type="float" office:value="0.904577864961" calcext:value-type="float">
            <text:p>0.904577864961</text:p>
          </table:table-cell>
          <table:table-cell/>
          <table:table-cell office:value-type="string" calcext:value-type="string">
            <text:p>WFG6_2</text:p>
          </table:table-cell>
          <table:table-cell/>
          <table:table-cell office:value-type="float" office:value="0.87415297191" calcext:value-type="float">
            <text:p>0.87415297191</text:p>
          </table:table-cell>
          <table:table-cell table:number-columns-repeated="4"/>
          <table:table-cell office:value-type="string" calcext:value-type="string">
            <text:p>WFG6_2</text:p>
          </table:table-cell>
          <table:table-cell office:value-type="float" office:value="0.909306944752449" calcext:value-type="float">
            <text:p>0.909306944752449</text:p>
          </table:table-cell>
          <table:table-cell office:value-type="float" office:value="0.90776019020727" calcext:value-type="float">
            <text:p>0.90776019020727</text:p>
          </table:table-cell>
          <table:table-cell office:value-type="float" office:value="0.90914455569819" calcext:value-type="float">
            <text:p>0.90914455569819</text:p>
          </table:table-cell>
          <table:table-cell office:value-type="float" office:value="0.914536117746786" calcext:value-type="float">
            <text:p>0.914536117746786</text:p>
          </table:table-cell>
          <table:table-cell office:value-type="float" office:value="0.913870430611979" calcext:value-type="float">
            <text:p>0.913870430611979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883780142142" calcext:value-type="float">
            <text:p>0.883780142142</text:p>
          </table:table-cell>
          <table:table-cell office:value-type="float" office:value="0.872926107347" calcext:value-type="float">
            <text:p>0.872926107347</text:p>
          </table:table-cell>
          <table:table-cell office:value-type="float" office:value="0.877893381754" calcext:value-type="float">
            <text:p>0.877893381754</text:p>
          </table:table-cell>
          <table:table-cell office:value-type="float" office:value="0.857789685912" calcext:value-type="float">
            <text:p>0.857789685912</text:p>
          </table:table-cell>
          <table:table-cell office:value-type="float" office:value="0.855325408831" calcext:value-type="float">
            <text:p>0.85532540883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881491642172" calcext:value-type="float">
            <text:p>0.881491642172</text:p>
          </table:table-cell>
          <table:table-cell office:value-type="float" office:value="0.874949358436" calcext:value-type="float">
            <text:p>0.874949358436</text:p>
          </table:table-cell>
          <table:table-cell office:value-type="float" office:value="0.869530101829" calcext:value-type="float">
            <text:p>0.869530101829</text:p>
          </table:table-cell>
          <table:table-cell office:value-type="float" office:value="0.863552792968" calcext:value-type="float">
            <text:p>0.863552792968</text:p>
          </table:table-cell>
          <table:table-cell office:value-type="float" office:value="0.853378222555" calcext:value-type="float">
            <text:p>0.853378222555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1715143278" calcext:value-type="float">
            <text:p>0.991715143278</text:p>
          </table:table-cell>
          <table:table-cell office:value-type="float" office:value="0.991716940401" calcext:value-type="float">
            <text:p>0.991716940401</text:p>
          </table:table-cell>
          <table:table-cell office:value-type="float" office:value="0.991721721166" calcext:value-type="float">
            <text:p>0.991721721166</text:p>
          </table:table-cell>
          <table:table-cell office:value-type="float" office:value="0.991718263165" calcext:value-type="float">
            <text:p>0.991718263165</text:p>
          </table:table-cell>
          <table:table-cell office:value-type="float" office:value="0.991713203492" calcext:value-type="float">
            <text:p>0.991713203492</text:p>
          </table:table-cell>
          <table:table-cell/>
          <table:table-cell office:value-type="string" calcext:value-type="string">
            <text:p>WFG7_2</text:p>
          </table:table-cell>
          <table:table-cell/>
          <table:table-cell office:value-type="float" office:value="0.99163841677" calcext:value-type="float">
            <text:p>0.99163841677</text:p>
          </table:table-cell>
          <table:table-cell table:number-columns-repeated="4"/>
          <table:table-cell office:value-type="string" calcext:value-type="string">
            <text:p>WFG7_2</text:p>
          </table:table-cell>
          <table:table-cell office:value-type="float" office:value="0.991112344923438" calcext:value-type="float">
            <text:p>0.991112344923438</text:p>
          </table:table-cell>
          <table:table-cell office:value-type="float" office:value="0.991079897822203" calcext:value-type="float">
            <text:p>0.991079897822203</text:p>
          </table:table-cell>
          <table:table-cell office:value-type="float" office:value="0.991077368198712" calcext:value-type="float">
            <text:p>0.991077368198712</text:p>
          </table:table-cell>
          <table:table-cell office:value-type="float" office:value="0.991066395600141" calcext:value-type="float">
            <text:p>0.991066395600141</text:p>
          </table:table-cell>
          <table:table-cell office:value-type="float" office:value="0.991056519827526" calcext:value-type="float">
            <text:p>0.991056519827526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90338062958" calcext:value-type="float">
            <text:p>0.990338062958</text:p>
          </table:table-cell>
          <table:table-cell office:value-type="float" office:value="0.990302430917" calcext:value-type="float">
            <text:p>0.990302430917</text:p>
          </table:table-cell>
          <table:table-cell office:value-type="float" office:value="0.990311030598" calcext:value-type="float">
            <text:p>0.990311030598</text:p>
          </table:table-cell>
          <table:table-cell office:value-type="float" office:value="0.990407877683" calcext:value-type="float">
            <text:p>0.990407877683</text:p>
          </table:table-cell>
          <table:table-cell office:value-type="float" office:value="0.990216749165" calcext:value-type="float">
            <text:p>0.990216749165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91440924442" calcext:value-type="float">
            <text:p>0.991440924442</text:p>
          </table:table-cell>
          <table:table-cell office:value-type="float" office:value="0.991386726539" calcext:value-type="float">
            <text:p>0.991386726539</text:p>
          </table:table-cell>
          <table:table-cell office:value-type="float" office:value="0.991338926939" calcext:value-type="float">
            <text:p>0.991338926939</text:p>
          </table:table-cell>
          <table:table-cell office:value-type="float" office:value="0.991315073883" calcext:value-type="float">
            <text:p>0.991315073883</text:p>
          </table:table-cell>
          <table:table-cell office:value-type="float" office:value="0.991219156721" calcext:value-type="float">
            <text:p>0.99121915672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7856246827" calcext:value-type="float">
            <text:p>0.817856246827</text:p>
          </table:table-cell>
          <table:table-cell office:value-type="float" office:value="0.819292895737" calcext:value-type="float">
            <text:p>0.819292895737</text:p>
          </table:table-cell>
          <table:table-cell office:value-type="float" office:value="0.819740423529" calcext:value-type="float">
            <text:p>0.819740423529</text:p>
          </table:table-cell>
          <table:table-cell office:value-type="float" office:value="0.814875239487" calcext:value-type="float">
            <text:p>0.814875239487</text:p>
          </table:table-cell>
          <table:table-cell office:value-type="float" office:value="0.806709354733" calcext:value-type="float">
            <text:p>0.806709354733</text:p>
          </table:table-cell>
          <table:table-cell/>
          <table:table-cell office:value-type="string" calcext:value-type="string">
            <text:p>WFG8_2</text:p>
          </table:table-cell>
          <table:table-cell/>
          <table:table-cell office:value-type="float" office:value="0.90135871632" calcext:value-type="float">
            <text:p>0.90135871632</text:p>
          </table:table-cell>
          <table:table-cell table:number-columns-repeated="4"/>
          <table:table-cell office:value-type="string" calcext:value-type="string">
            <text:p>WFG8_2</text:p>
          </table:table-cell>
          <table:table-cell office:value-type="float" office:value="0.817309620232506" calcext:value-type="float">
            <text:p>0.817309620232506</text:p>
          </table:table-cell>
          <table:table-cell office:value-type="float" office:value="0.81623672327869" calcext:value-type="float">
            <text:p>0.81623672327869</text:p>
          </table:table-cell>
          <table:table-cell office:value-type="float" office:value="0.81602124419588" calcext:value-type="float">
            <text:p>0.81602124419588</text:p>
          </table:table-cell>
          <table:table-cell office:value-type="float" office:value="0.814040566864887" calcext:value-type="float">
            <text:p>0.814040566864887</text:p>
          </table:table-cell>
          <table:table-cell office:value-type="float" office:value="0.802935431740819" calcext:value-type="float">
            <text:p>0.802935431740819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95380863303" calcext:value-type="float">
            <text:p>0.95380863303</text:p>
          </table:table-cell>
          <table:table-cell office:value-type="float" office:value="0.957590487269" calcext:value-type="float">
            <text:p>0.957590487269</text:p>
          </table:table-cell>
          <table:table-cell office:value-type="float" office:value="0.950002295534" calcext:value-type="float">
            <text:p>0.950002295534</text:p>
          </table:table-cell>
          <table:table-cell office:value-type="float" office:value="0.900597963059" calcext:value-type="float">
            <text:p>0.900597963059</text:p>
          </table:table-cell>
          <table:table-cell office:value-type="float" office:value="0.808763358805" calcext:value-type="float">
            <text:p>0.808763358805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945785454269" calcext:value-type="float">
            <text:p>0.945785454269</text:p>
          </table:table-cell>
          <table:table-cell office:value-type="float" office:value="0.947328916187" calcext:value-type="float">
            <text:p>0.947328916187</text:p>
          </table:table-cell>
          <table:table-cell office:value-type="float" office:value="0.928917220329" calcext:value-type="float">
            <text:p>0.928917220329</text:p>
          </table:table-cell>
          <table:table-cell office:value-type="float" office:value="0.911037630989" calcext:value-type="float">
            <text:p>0.911037630989</text:p>
          </table:table-cell>
          <table:table-cell office:value-type="float" office:value="0.826795529572" calcext:value-type="float">
            <text:p>0.826795529572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7938020203" calcext:value-type="float">
            <text:p>0.797938020203</text:p>
          </table:table-cell>
          <table:table-cell office:value-type="float" office:value="0.797896638394" calcext:value-type="float">
            <text:p>0.797896638394</text:p>
          </table:table-cell>
          <table:table-cell office:value-type="float" office:value="0.797922252336" calcext:value-type="float">
            <text:p>0.797922252336</text:p>
          </table:table-cell>
          <table:table-cell office:value-type="float" office:value="0.797898237137" calcext:value-type="float">
            <text:p>0.797898237137</text:p>
          </table:table-cell>
          <table:table-cell office:value-type="float" office:value="0.964289307053" calcext:value-type="float">
            <text:p>0.964289307053</text:p>
          </table:table-cell>
          <table:table-cell/>
          <table:table-cell office:value-type="string" calcext:value-type="string">
            <text:p>WFG9_2</text:p>
          </table:table-cell>
          <table:table-cell/>
          <table:table-cell office:value-type="float" office:value="0.938573194398" calcext:value-type="float">
            <text:p>0.938573194398</text:p>
          </table:table-cell>
          <table:table-cell table:number-columns-repeated="4"/>
          <table:table-cell office:value-type="string" calcext:value-type="string">
            <text:p>WFG9_2</text:p>
          </table:table-cell>
          <table:table-cell office:value-type="float" office:value="0.85631626428239" calcext:value-type="float">
            <text:p>0.85631626428239</text:p>
          </table:table-cell>
          <table:table-cell office:value-type="float" office:value="0.87604120258385" calcext:value-type="float">
            <text:p>0.87604120258385</text:p>
          </table:table-cell>
          <table:table-cell office:value-type="float" office:value="0.868212948809362" calcext:value-type="float">
            <text:p>0.868212948809362</text:p>
          </table:table-cell>
          <table:table-cell office:value-type="float" office:value="0.896421620178971" calcext:value-type="float">
            <text:p>0.896421620178971</text:p>
          </table:table-cell>
          <table:table-cell office:value-type="float" office:value="0.894016735036913" calcext:value-type="float">
            <text:p>0.894016735036913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63198394622" calcext:value-type="float">
            <text:p>0.963198394622</text:p>
          </table:table-cell>
          <table:table-cell office:value-type="float" office:value="0.966000035044" calcext:value-type="float">
            <text:p>0.966000035044</text:p>
          </table:table-cell>
          <table:table-cell office:value-type="float" office:value="0.87208380125" calcext:value-type="float">
            <text:p>0.87208380125</text:p>
          </table:table-cell>
          <table:table-cell office:value-type="float" office:value="0.955434168726" calcext:value-type="float">
            <text:p>0.955434168726</text:p>
          </table:table-cell>
          <table:table-cell office:value-type="float" office:value="0.961806752668" calcext:value-type="float">
            <text:p>0.961806752668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28066519472" calcext:value-type="float">
            <text:p>0.928066519472</text:p>
          </table:table-cell>
          <table:table-cell office:value-type="float" office:value="0.944409001" calcext:value-type="float">
            <text:p>0.944409001</text:p>
          </table:table-cell>
          <table:table-cell office:value-type="float" office:value="0.961558808557" calcext:value-type="float">
            <text:p>0.961558808557</text:p>
          </table:table-cell>
          <table:table-cell office:value-type="float" office:value="0.965216712471" calcext:value-type="float">
            <text:p>0.965216712471</text:p>
          </table:table-cell>
          <table:table-cell office:value-type="float" office:value="0.943164396984" calcext:value-type="float">
            <text:p>0.943164396984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63647463" calcext:value-type="float">
            <text:p>0.992963647463</text:p>
          </table:table-cell>
          <table:table-cell office:value-type="float" office:value="0.992949231394" calcext:value-type="float">
            <text:p>0.992949231394</text:p>
          </table:table-cell>
          <table:table-cell office:value-type="float" office:value="0.992960662387" calcext:value-type="float">
            <text:p>0.992960662387</text:p>
          </table:table-cell>
          <table:table-cell office:value-type="float" office:value="0.99296392157" calcext:value-type="float">
            <text:p>0.99296392157</text:p>
          </table:table-cell>
          <table:table-cell office:value-type="float" office:value="0.992964249162" calcext:value-type="float">
            <text:p>0.992964249162</text:p>
          </table:table-cell>
          <table:table-cell/>
          <table:table-cell office:value-type="string" calcext:value-type="string">
            <text:p>DTLZ1_2</text:p>
          </table:table-cell>
          <table:table-cell/>
          <table:table-cell office:value-type="float" office:value="0.992951526323" calcext:value-type="float">
            <text:p>0.992951526323</text:p>
          </table:table-cell>
          <table:table-cell table:number-columns-repeated="4"/>
          <table:table-cell office:value-type="string" calcext:value-type="string">
            <text:p>DTLZ1_2</text:p>
          </table:table-cell>
          <table:table-cell office:value-type="float" office:value="0.992148507351287" calcext:value-type="float">
            <text:p>0.992148507351287</text:p>
          </table:table-cell>
          <table:table-cell office:value-type="float" office:value="0.992169871557725" calcext:value-type="float">
            <text:p>0.992169871557725</text:p>
          </table:table-cell>
          <table:table-cell office:value-type="float" office:value="0.992121754006202" calcext:value-type="float">
            <text:p>0.992121754006202</text:p>
          </table:table-cell>
          <table:table-cell office:value-type="float" office:value="0.992163619859456" calcext:value-type="float">
            <text:p>0.992163619859456</text:p>
          </table:table-cell>
          <table:table-cell office:value-type="float" office:value="0.992167450877207" calcext:value-type="float">
            <text:p>0.992167450877207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1113972359" calcext:value-type="float">
            <text:p>0.991113972359</text:p>
          </table:table-cell>
          <table:table-cell office:value-type="float" office:value="0.991107554148" calcext:value-type="float">
            <text:p>0.991107554148</text:p>
          </table:table-cell>
          <table:table-cell office:value-type="float" office:value="0.991109065796" calcext:value-type="float">
            <text:p>0.991109065796</text:p>
          </table:table-cell>
          <table:table-cell office:value-type="float" office:value="0.991108265091" calcext:value-type="float">
            <text:p>0.991108265091</text:p>
          </table:table-cell>
          <table:table-cell office:value-type="float" office:value="0.99110684449" calcext:value-type="float">
            <text:p>0.99110684449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869299576" calcext:value-type="float">
            <text:p>0.992869299576</text:p>
          </table:table-cell>
          <table:table-cell office:value-type="float" office:value="0.992849309255" calcext:value-type="float">
            <text:p>0.992849309255</text:p>
          </table:table-cell>
          <table:table-cell office:value-type="float" office:value="0.992830777832" calcext:value-type="float">
            <text:p>0.992830777832</text:p>
          </table:table-cell>
          <table:table-cell office:value-type="float" office:value="0.99282114321" calcext:value-type="float">
            <text:p>0.99282114321</text:p>
          </table:table-cell>
          <table:table-cell office:value-type="float" office:value="0.992803009221" calcext:value-type="float">
            <text:p>0.992803009221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1701469903" calcext:value-type="float">
            <text:p>0.991701469903</text:p>
          </table:table-cell>
          <table:table-cell office:value-type="float" office:value="0.99171447285" calcext:value-type="float">
            <text:p>0.99171447285</text:p>
          </table:table-cell>
          <table:table-cell office:value-type="float" office:value="0.991714195712" calcext:value-type="float">
            <text:p>0.991714195712</text:p>
          </table:table-cell>
          <table:table-cell office:value-type="float" office:value="0.991714846706" calcext:value-type="float">
            <text:p>0.991714846706</text:p>
          </table:table-cell>
          <table:table-cell office:value-type="float" office:value="0.991716092592" calcext:value-type="float">
            <text:p>0.991716092592</text:p>
          </table:table-cell>
          <table:table-cell/>
          <table:table-cell office:value-type="string" calcext:value-type="string">
            <text:p>DTLZ2_2</text:p>
          </table:table-cell>
          <table:table-cell/>
          <table:table-cell office:value-type="float" office:value="0.991660194353" calcext:value-type="float">
            <text:p>0.991660194353</text:p>
          </table:table-cell>
          <table:table-cell table:number-columns-repeated="4"/>
          <table:table-cell office:value-type="string" calcext:value-type="string">
            <text:p>DTLZ2_2</text:p>
          </table:table-cell>
          <table:table-cell office:value-type="float" office:value="0.991514109296731" calcext:value-type="float">
            <text:p>0.991514109296731</text:p>
          </table:table-cell>
          <table:table-cell office:value-type="float" office:value="0.991523871859314" calcext:value-type="float">
            <text:p>0.991523871859314</text:p>
          </table:table-cell>
          <table:table-cell office:value-type="float" office:value="0.991514029098849" calcext:value-type="float">
            <text:p>0.991514029098849</text:p>
          </table:table-cell>
          <table:table-cell office:value-type="float" office:value="0.991511944712324" calcext:value-type="float">
            <text:p>0.991511944712324</text:p>
          </table:table-cell>
          <table:table-cell office:value-type="float" office:value="0.991521532664726" calcext:value-type="float">
            <text:p>0.991521532664726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1135784891" calcext:value-type="float">
            <text:p>0.991135784891</text:p>
          </table:table-cell>
          <table:table-cell office:value-type="float" office:value="0.991138238409" calcext:value-type="float">
            <text:p>0.991138238409</text:p>
          </table:table-cell>
          <table:table-cell office:value-type="float" office:value="0.991133983699" calcext:value-type="float">
            <text:p>0.991133983699</text:p>
          </table:table-cell>
          <table:table-cell office:value-type="float" office:value="0.991064094946" calcext:value-type="float">
            <text:p>0.991064094946</text:p>
          </table:table-cell>
          <table:table-cell office:value-type="float" office:value="0.991138369783" calcext:value-type="float">
            <text:p>0.991138369783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1534606043" calcext:value-type="float">
            <text:p>0.991534606043</text:p>
          </table:table-cell>
          <table:table-cell office:value-type="float" office:value="0.991485351262" calcext:value-type="float">
            <text:p>0.991485351262</text:p>
          </table:table-cell>
          <table:table-cell office:value-type="float" office:value="0.991447390378" calcext:value-type="float">
            <text:p>0.991447390378</text:p>
          </table:table-cell>
          <table:table-cell office:value-type="float" office:value="0.991420921612" calcext:value-type="float">
            <text:p>0.991420921612</text:p>
          </table:table-cell>
          <table:table-cell office:value-type="float" office:value="0.991395045541" calcext:value-type="float">
            <text:p>0.991395045541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1709222977" calcext:value-type="float">
            <text:p>0.991709222977</text:p>
          </table:table-cell>
          <table:table-cell office:value-type="float" office:value="0.991714272917" calcext:value-type="float">
            <text:p>0.991714272917</text:p>
          </table:table-cell>
          <table:table-cell office:value-type="float" office:value="0.991714897794" calcext:value-type="float">
            <text:p>0.991714897794</text:p>
          </table:table-cell>
          <table:table-cell office:value-type="float" office:value="0.991708724624" calcext:value-type="float">
            <text:p>0.991708724624</text:p>
          </table:table-cell>
          <table:table-cell office:value-type="float" office:value="0.991719980275" calcext:value-type="float">
            <text:p>0.991719980275</text:p>
          </table:table-cell>
          <table:table-cell/>
          <table:table-cell office:value-type="string" calcext:value-type="string">
            <text:p>DTLZ3_2</text:p>
          </table:table-cell>
          <table:table-cell/>
          <table:table-cell office:value-type="float" office:value="0.991707487535" calcext:value-type="float">
            <text:p>0.991707487535</text:p>
          </table:table-cell>
          <table:table-cell table:number-columns-repeated="4"/>
          <table:table-cell office:value-type="string" calcext:value-type="string">
            <text:p>DTLZ3_2</text:p>
          </table:table-cell>
          <table:table-cell office:value-type="float" office:value="0.99151890918611" calcext:value-type="float">
            <text:p>0.99151890918611</text:p>
          </table:table-cell>
          <table:table-cell office:value-type="float" office:value="0.991514674659228" calcext:value-type="float">
            <text:p>0.991514674659228</text:p>
          </table:table-cell>
          <table:table-cell office:value-type="float" office:value="0.991519657576618" calcext:value-type="float">
            <text:p>0.991519657576618</text:p>
          </table:table-cell>
          <table:table-cell office:value-type="float" office:value="0.991529002107642" calcext:value-type="float">
            <text:p>0.991529002107642</text:p>
          </table:table-cell>
          <table:table-cell office:value-type="float" office:value="0.991529319193181" calcext:value-type="float">
            <text:p>0.991529319193181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91137788364" calcext:value-type="float">
            <text:p>0.991137788364</text:p>
          </table:table-cell>
          <table:table-cell office:value-type="float" office:value="0.991138529629" calcext:value-type="float">
            <text:p>0.991138529629</text:p>
          </table:table-cell>
          <table:table-cell office:value-type="float" office:value="0.991133445822" calcext:value-type="float">
            <text:p>0.991133445822</text:p>
          </table:table-cell>
          <table:table-cell office:value-type="float" office:value="0.991145326155" calcext:value-type="float">
            <text:p>0.991145326155</text:p>
          </table:table-cell>
          <table:table-cell office:value-type="float" office:value="0.991139933973" calcext:value-type="float">
            <text:p>0.991139933973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91631502882" calcext:value-type="float">
            <text:p>0.991631502882</text:p>
          </table:table-cell>
          <table:table-cell office:value-type="float" office:value="0.991604482623" calcext:value-type="float">
            <text:p>0.991604482623</text:p>
          </table:table-cell>
          <table:table-cell office:value-type="float" office:value="0.991575298297" calcext:value-type="float">
            <text:p>0.991575298297</text:p>
          </table:table-cell>
          <table:table-cell office:value-type="float" office:value="0.991561222811" calcext:value-type="float">
            <text:p>0.991561222811</text:p>
          </table:table-cell>
          <table:table-cell office:value-type="float" office:value="0.991543241149" calcext:value-type="float">
            <text:p>0.991543241149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1716409923" calcext:value-type="float">
            <text:p>0.991716409923</text:p>
          </table:table-cell>
          <table:table-cell office:value-type="float" office:value="0.991713649906" calcext:value-type="float">
            <text:p>0.991713649906</text:p>
          </table:table-cell>
          <table:table-cell office:value-type="float" office:value="0.991713551402" calcext:value-type="float">
            <text:p>0.991713551402</text:p>
          </table:table-cell>
          <table:table-cell table:number-columns-repeated="2" office:value-type="float" office:value="0.259099783357" calcext:value-type="float">
            <text:p>0.259099783357</text:p>
          </table:table-cell>
          <table:table-cell/>
          <table:table-cell office:value-type="string" calcext:value-type="string">
            <text:p>DTLZ4_2</text:p>
          </table:table-cell>
          <table:table-cell/>
          <table:table-cell office:value-type="float" office:value="0.991703123445" calcext:value-type="float">
            <text:p>0.991703123445</text:p>
          </table:table-cell>
          <table:table-cell table:number-columns-repeated="4"/>
          <table:table-cell office:value-type="string" calcext:value-type="string">
            <text:p>DTLZ4_2</text:p>
          </table:table-cell>
          <table:table-cell office:value-type="float" office:value="0.635780345585782" calcext:value-type="float">
            <text:p>0.635780345585782</text:p>
          </table:table-cell>
          <table:table-cell office:value-type="float" office:value="0.61485455230524" calcext:value-type="float">
            <text:p>0.61485455230524</text:p>
          </table:table-cell>
          <table:table-cell office:value-type="float" office:value="0.572995041813725" calcext:value-type="float">
            <text:p>0.572995041813725</text:p>
          </table:table-cell>
          <table:table-cell office:value-type="float" office:value="0.572996539643809" calcext:value-type="float">
            <text:p>0.572996539643809</text:p>
          </table:table-cell>
          <table:table-cell office:value-type="float" office:value="0.677620201761297" calcext:value-type="float">
            <text:p>0.677620201761297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1136240949" calcext:value-type="float">
            <text:p>0.991136240949</text:p>
          </table:table-cell>
          <table:table-cell office:value-type="float" office:value="0.991135669757" calcext:value-type="float">
            <text:p>0.991135669757</text:p>
          </table:table-cell>
          <table:table-cell office:value-type="float" office:value="0.991128516088" calcext:value-type="float">
            <text:p>0.991128516088</text:p>
          </table:table-cell>
          <table:table-cell office:value-type="float" office:value="0.99112391508" calcext:value-type="float">
            <text:p>0.99112391508</text:p>
          </table:table-cell>
          <table:table-cell office:value-type="float" office:value="0.991124064091" calcext:value-type="float">
            <text:p>0.991124064091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1551790157" calcext:value-type="float">
            <text:p>0.991551790157</text:p>
          </table:table-cell>
          <table:table-cell office:value-type="float" office:value="0.991501749037" calcext:value-type="float">
            <text:p>0.991501749037</text:p>
          </table:table-cell>
          <table:table-cell office:value-type="float" office:value="0.991463456572" calcext:value-type="float">
            <text:p>0.991463456572</text:p>
          </table:table-cell>
          <table:table-cell office:value-type="float" office:value="0.991438296234" calcext:value-type="float">
            <text:p>0.991438296234</text:p>
          </table:table-cell>
          <table:table-cell office:value-type="float" office:value="0.991399610688" calcext:value-type="float">
            <text:p>0.991399610688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1701469903" calcext:value-type="float">
            <text:p>0.991701469903</text:p>
          </table:table-cell>
          <table:table-cell office:value-type="float" office:value="0.99171447285" calcext:value-type="float">
            <text:p>0.99171447285</text:p>
          </table:table-cell>
          <table:table-cell office:value-type="float" office:value="0.991714195712" calcext:value-type="float">
            <text:p>0.991714195712</text:p>
          </table:table-cell>
          <table:table-cell office:value-type="float" office:value="0.991714846706" calcext:value-type="float">
            <text:p>0.991714846706</text:p>
          </table:table-cell>
          <table:table-cell office:value-type="float" office:value="0.991716092592" calcext:value-type="float">
            <text:p>0.991716092592</text:p>
          </table:table-cell>
          <table:table-cell/>
          <table:table-cell office:value-type="string" calcext:value-type="string">
            <text:p>DTLZ5_2</text:p>
          </table:table-cell>
          <table:table-cell/>
          <table:table-cell office:value-type="float" office:value="0.991660194353" calcext:value-type="float">
            <text:p>0.991660194353</text:p>
          </table:table-cell>
          <table:table-cell table:number-columns-repeated="4"/>
          <table:table-cell office:value-type="string" calcext:value-type="string">
            <text:p>DTLZ5_2</text:p>
          </table:table-cell>
          <table:table-cell office:value-type="float" office:value="0.991514109296731" calcext:value-type="float">
            <text:p>0.991514109296731</text:p>
          </table:table-cell>
          <table:table-cell office:value-type="float" office:value="0.991523871859314" calcext:value-type="float">
            <text:p>0.991523871859314</text:p>
          </table:table-cell>
          <table:table-cell office:value-type="float" office:value="0.991514029098849" calcext:value-type="float">
            <text:p>0.991514029098849</text:p>
          </table:table-cell>
          <table:table-cell office:value-type="float" office:value="0.991511944712324" calcext:value-type="float">
            <text:p>0.991511944712324</text:p>
          </table:table-cell>
          <table:table-cell office:value-type="float" office:value="0.991521532664726" calcext:value-type="float">
            <text:p>0.991521532664726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1135784891" calcext:value-type="float">
            <text:p>0.991135784891</text:p>
          </table:table-cell>
          <table:table-cell office:value-type="float" office:value="0.991138238409" calcext:value-type="float">
            <text:p>0.991138238409</text:p>
          </table:table-cell>
          <table:table-cell office:value-type="float" office:value="0.991133983699" calcext:value-type="float">
            <text:p>0.991133983699</text:p>
          </table:table-cell>
          <table:table-cell office:value-type="float" office:value="0.991064094946" calcext:value-type="float">
            <text:p>0.991064094946</text:p>
          </table:table-cell>
          <table:table-cell office:value-type="float" office:value="0.991138369783" calcext:value-type="float">
            <text:p>0.991138369783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1534606043" calcext:value-type="float">
            <text:p>0.991534606043</text:p>
          </table:table-cell>
          <table:table-cell office:value-type="float" office:value="0.991485351262" calcext:value-type="float">
            <text:p>0.991485351262</text:p>
          </table:table-cell>
          <table:table-cell office:value-type="float" office:value="0.991447390378" calcext:value-type="float">
            <text:p>0.991447390378</text:p>
          </table:table-cell>
          <table:table-cell office:value-type="float" office:value="0.991420921612" calcext:value-type="float">
            <text:p>0.991420921612</text:p>
          </table:table-cell>
          <table:table-cell office:value-type="float" office:value="0.991395045541" calcext:value-type="float">
            <text:p>0.991395045541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75761776443" calcext:value-type="float">
            <text:p>0.75761776443</text:p>
          </table:table-cell>
          <table:table-cell office:value-type="float" office:value="0.765743778109" calcext:value-type="float">
            <text:p>0.765743778109</text:p>
          </table:table-cell>
          <table:table-cell office:value-type="float" office:value="0.671452509642" calcext:value-type="float">
            <text:p>0.671452509642</text:p>
          </table:table-cell>
          <table:table-cell office:value-type="float" office:value="0.556786480945" calcext:value-type="float">
            <text:p>0.556786480945</text:p>
          </table:table-cell>
          <table:table-cell office:value-type="float" office:value="0.907447862432" calcext:value-type="float">
            <text:p>0.907447862432</text:p>
          </table:table-cell>
          <table:table-cell/>
          <table:table-cell office:value-type="string" calcext:value-type="string">
            <text:p>DTLZ6_2</text:p>
          </table:table-cell>
          <table:table-cell/>
          <table:table-cell office:value-type="float" office:value="0.880287378352" calcext:value-type="float">
            <text:p>0.880287378352</text:p>
          </table:table-cell>
          <table:table-cell table:number-columns-repeated="4"/>
          <table:table-cell office:value-type="string" calcext:value-type="string">
            <text:p>DTLZ6_2</text:p>
          </table:table-cell>
          <table:table-cell office:value-type="float" office:value="0.744175486146393" calcext:value-type="float">
            <text:p>0.744175486146393</text:p>
          </table:table-cell>
          <table:table-cell office:value-type="float" office:value="0.726316299465224" calcext:value-type="float">
            <text:p>0.726316299465224</text:p>
          </table:table-cell>
          <table:table-cell office:value-type="float" office:value="0.686974678027108" calcext:value-type="float">
            <text:p>0.686974678027108</text:p>
          </table:table-cell>
          <table:table-cell office:value-type="float" office:value="0.70606819617237" calcext:value-type="float">
            <text:p>0.70606819617237</text:p>
          </table:table-cell>
          <table:table-cell office:value-type="float" office:value="0.684878944379924" calcext:value-type="float">
            <text:p>0.684878944379924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952336857831" calcext:value-type="float">
            <text:p>0.952336857831</text:p>
          </table:table-cell>
          <table:table-cell office:value-type="float" office:value="0.952206363878" calcext:value-type="float">
            <text:p>0.952206363878</text:p>
          </table:table-cell>
          <table:table-cell office:value-type="float" office:value="0.924196576418" calcext:value-type="float">
            <text:p>0.924196576418</text:p>
          </table:table-cell>
          <table:table-cell office:value-type="float" office:value="0.831459770018" calcext:value-type="float">
            <text:p>0.831459770018</text:p>
          </table:table-cell>
          <table:table-cell office:value-type="float" office:value="0.849862077091" calcext:value-type="float">
            <text:p>0.849862077091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921596828256" calcext:value-type="float">
            <text:p>0.921596828256</text:p>
          </table:table-cell>
          <table:table-cell office:value-type="float" office:value="0.889659442341" calcext:value-type="float">
            <text:p>0.889659442341</text:p>
          </table:table-cell>
          <table:table-cell office:value-type="float" office:value="0.851376788801" calcext:value-type="float">
            <text:p>0.851376788801</text:p>
          </table:table-cell>
          <table:table-cell office:value-type="float" office:value="0.819016349546" calcext:value-type="float">
            <text:p>0.819016349546</text:p>
          </table:table-cell>
          <table:table-cell office:value-type="float" office:value="0.829540478042" calcext:value-type="float">
            <text:p>0.829540478042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371428257" calcext:value-type="float">
            <text:p>0.997371428257</text:p>
          </table:table-cell>
          <table:table-cell office:value-type="float" office:value="0.99737273554" calcext:value-type="float">
            <text:p>0.99737273554</text:p>
          </table:table-cell>
          <table:table-cell office:value-type="float" office:value="0.997370140401" calcext:value-type="float">
            <text:p>0.997370140401</text:p>
          </table:table-cell>
          <table:table-cell office:value-type="float" office:value="0.997374301679" calcext:value-type="float">
            <text:p>0.997374301679</text:p>
          </table:table-cell>
          <table:table-cell office:value-type="float" office:value="0.997374441279" calcext:value-type="float">
            <text:p>0.997374441279</text:p>
          </table:table-cell>
          <table:table-cell/>
          <table:table-cell office:value-type="string" calcext:value-type="string">
            <text:p>DTLZ7_2</text:p>
          </table:table-cell>
          <table:table-cell/>
          <table:table-cell office:value-type="float" office:value="0.997370350419" calcext:value-type="float">
            <text:p>0.997370350419</text:p>
          </table:table-cell>
          <table:table-cell table:number-columns-repeated="4"/>
          <table:table-cell office:value-type="string" calcext:value-type="string">
            <text:p>DTLZ7_2</text:p>
          </table:table-cell>
          <table:table-cell office:value-type="float" office:value="0.997176513692326" calcext:value-type="float">
            <text:p>0.997176513692326</text:p>
          </table:table-cell>
          <table:table-cell office:value-type="float" office:value="0.997174501452439" calcext:value-type="float">
            <text:p>0.997174501452439</text:p>
          </table:table-cell>
          <table:table-cell office:value-type="float" office:value="0.997177195991945" calcext:value-type="float">
            <text:p>0.997177195991945</text:p>
          </table:table-cell>
          <table:table-cell office:value-type="float" office:value="0.997179078731467" calcext:value-type="float">
            <text:p>0.997179078731467</text:p>
          </table:table-cell>
          <table:table-cell office:value-type="float" office:value="0.997173978740065" calcext:value-type="float">
            <text:p>0.997173978740065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6521476966" calcext:value-type="float">
            <text:p>0.996521476966</text:p>
          </table:table-cell>
          <table:table-cell office:value-type="float" office:value="0.996520645134" calcext:value-type="float">
            <text:p>0.996520645134</text:p>
          </table:table-cell>
          <table:table-cell office:value-type="float" office:value="0.996520320096" calcext:value-type="float">
            <text:p>0.996520320096</text:p>
          </table:table-cell>
          <table:table-cell office:value-type="float" office:value="0.996520561575" calcext:value-type="float">
            <text:p>0.996520561575</text:p>
          </table:table-cell>
          <table:table-cell office:value-type="float" office:value="0.996521229593" calcext:value-type="float">
            <text:p>0.996521229593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7338064866" calcext:value-type="float">
            <text:p>0.997338064866</text:p>
          </table:table-cell>
          <table:table-cell office:value-type="float" office:value="0.997328944796" calcext:value-type="float">
            <text:p>0.997328944796</text:p>
          </table:table-cell>
          <table:table-cell office:value-type="float" office:value="0.997317916018" calcext:value-type="float">
            <text:p>0.997317916018</text:p>
          </table:table-cell>
          <table:table-cell office:value-type="float" office:value="0.997308415803" calcext:value-type="float">
            <text:p>0.997308415803</text:p>
          </table:table-cell>
          <table:table-cell office:value-type="float" office:value="0.997305191342" calcext:value-type="float">
            <text:p>0.997305191342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60162815994" calcext:value-type="float">
            <text:p>0.960162815994</text:p>
          </table:table-cell>
          <table:table-cell office:value-type="float" office:value="0.847603877157" calcext:value-type="float">
            <text:p>0.847603877157</text:p>
          </table:table-cell>
          <table:table-cell office:value-type="float" office:value="0.842584457615" calcext:value-type="float">
            <text:p>0.842584457615</text:p>
          </table:table-cell>
          <table:table-cell office:value-type="float" office:value="0.840666698168" calcext:value-type="float">
            <text:p>0.840666698168</text:p>
          </table:table-cell>
          <table:table-cell office:value-type="float" office:value="0.852177516164" calcext:value-type="float">
            <text:p>0.852177516164</text:p>
          </table:table-cell>
          <table:table-cell/>
          <table:table-cell office:value-type="string" calcext:value-type="string">
            <text:p>UF1_2</text:p>
          </table:table-cell>
          <table:table-cell/>
          <table:table-cell office:value-type="float" office:value="0.986341055223" calcext:value-type="float">
            <text:p>0.986341055223</text:p>
          </table:table-cell>
          <table:table-cell table:number-columns-repeated="4"/>
          <table:table-cell office:value-type="string" calcext:value-type="string">
            <text:p>UF1_2</text:p>
          </table:table-cell>
          <table:table-cell office:value-type="float" office:value="0.938455661800755" calcext:value-type="float">
            <text:p>0.938455661800755</text:p>
          </table:table-cell>
          <table:table-cell office:value-type="float" office:value="0.922894055954243" calcext:value-type="float">
            <text:p>0.922894055954243</text:p>
          </table:table-cell>
          <table:table-cell office:value-type="float" office:value="0.912145631413637" calcext:value-type="float">
            <text:p>0.912145631413637</text:p>
          </table:table-cell>
          <table:table-cell office:value-type="float" office:value="0.900613410220172" calcext:value-type="float">
            <text:p>0.900613410220172</text:p>
          </table:table-cell>
          <table:table-cell office:value-type="float" office:value="0.880916675723545" calcext:value-type="float">
            <text:p>0.880916675723545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93763114712" calcext:value-type="float">
            <text:p>0.993763114712</text:p>
          </table:table-cell>
          <table:table-cell office:value-type="float" office:value="0.99167109181" calcext:value-type="float">
            <text:p>0.99167109181</text:p>
          </table:table-cell>
          <table:table-cell office:value-type="float" office:value="0.992564666164" calcext:value-type="float">
            <text:p>0.992564666164</text:p>
          </table:table-cell>
          <table:table-cell office:value-type="float" office:value="0.991495364619" calcext:value-type="float">
            <text:p>0.991495364619</text:p>
          </table:table-cell>
          <table:table-cell office:value-type="float" office:value="0.980164869253" calcext:value-type="float">
            <text:p>0.980164869253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92178794442" calcext:value-type="float">
            <text:p>0.992178794442</text:p>
          </table:table-cell>
          <table:table-cell office:value-type="float" office:value="0.99295780423" calcext:value-type="float">
            <text:p>0.99295780423</text:p>
          </table:table-cell>
          <table:table-cell office:value-type="float" office:value="0.993121897876" calcext:value-type="float">
            <text:p>0.993121897876</text:p>
          </table:table-cell>
          <table:table-cell office:value-type="float" office:value="0.993076261985" calcext:value-type="float">
            <text:p>0.993076261985</text:p>
          </table:table-cell>
          <table:table-cell office:value-type="float" office:value="0.981424397691" calcext:value-type="float">
            <text:p>0.981424397691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3895329989" calcext:value-type="float">
            <text:p>0.983895329989</text:p>
          </table:table-cell>
          <table:table-cell office:value-type="float" office:value="0.984883592259" calcext:value-type="float">
            <text:p>0.984883592259</text:p>
          </table:table-cell>
          <table:table-cell office:value-type="float" office:value="0.988891769237" calcext:value-type="float">
            <text:p>0.988891769237</text:p>
          </table:table-cell>
          <table:table-cell office:value-type="float" office:value="0.981067562699" calcext:value-type="float">
            <text:p>0.981067562699</text:p>
          </table:table-cell>
          <table:table-cell office:value-type="float" office:value="0.985611262465" calcext:value-type="float">
            <text:p>0.985611262465</text:p>
          </table:table-cell>
          <table:table-cell/>
          <table:table-cell office:value-type="string" calcext:value-type="string">
            <text:p>UF2_2</text:p>
          </table:table-cell>
          <table:table-cell/>
          <table:table-cell office:value-type="float" office:value="0.99180970047" calcext:value-type="float">
            <text:p>0.99180970047</text:p>
          </table:table-cell>
          <table:table-cell table:number-columns-repeated="4"/>
          <table:table-cell office:value-type="string" calcext:value-type="string">
            <text:p>UF2_2</text:p>
          </table:table-cell>
          <table:table-cell office:value-type="float" office:value="0.986098134046136" calcext:value-type="float">
            <text:p>0.986098134046136</text:p>
          </table:table-cell>
          <table:table-cell office:value-type="float" office:value="0.985443136229014" calcext:value-type="float">
            <text:p>0.985443136229014</text:p>
          </table:table-cell>
          <table:table-cell office:value-type="float" office:value="0.986010927646555" calcext:value-type="float">
            <text:p>0.986010927646555</text:p>
          </table:table-cell>
          <table:table-cell office:value-type="float" office:value="0.982999030513295" calcext:value-type="float">
            <text:p>0.982999030513295</text:p>
          </table:table-cell>
          <table:table-cell office:value-type="float" office:value="0.97890676783544" calcext:value-type="float">
            <text:p>0.97890676783544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93307406014" calcext:value-type="float">
            <text:p>0.993307406014</text:p>
          </table:table-cell>
          <table:table-cell office:value-type="float" office:value="0.991666989119" calcext:value-type="float">
            <text:p>0.991666989119</text:p>
          </table:table-cell>
          <table:table-cell office:value-type="float" office:value="0.992192277544" calcext:value-type="float">
            <text:p>0.992192277544</text:p>
          </table:table-cell>
          <table:table-cell office:value-type="float" office:value="0.988737580629" calcext:value-type="float">
            <text:p>0.988737580629</text:p>
          </table:table-cell>
          <table:table-cell office:value-type="float" office:value="0.980279528001" calcext:value-type="float">
            <text:p>0.980279528001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93102760371" calcext:value-type="float">
            <text:p>0.993102760371</text:p>
          </table:table-cell>
          <table:table-cell office:value-type="float" office:value="0.991880566621" calcext:value-type="float">
            <text:p>0.991880566621</text:p>
          </table:table-cell>
          <table:table-cell office:value-type="float" office:value="0.990992049257" calcext:value-type="float">
            <text:p>0.990992049257</text:p>
          </table:table-cell>
          <table:table-cell office:value-type="float" office:value="0.989312015807" calcext:value-type="float">
            <text:p>0.989312015807</text:p>
          </table:table-cell>
          <table:table-cell office:value-type="float" office:value="0.980892375512" calcext:value-type="float">
            <text:p>0.98089237551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508386078567" calcext:value-type="float">
            <text:p>0.508386078567</text:p>
          </table:table-cell>
          <table:table-cell office:value-type="float" office:value="0.548546520101" calcext:value-type="float">
            <text:p>0.548546520101</text:p>
          </table:table-cell>
          <table:table-cell office:value-type="float" office:value="0.574252475672" calcext:value-type="float">
            <text:p>0.574252475672</text:p>
          </table:table-cell>
          <table:table-cell office:value-type="float" office:value="0.508491697819" calcext:value-type="float">
            <text:p>0.508491697819</text:p>
          </table:table-cell>
          <table:table-cell office:value-type="float" office:value="0.486587354229" calcext:value-type="float">
            <text:p>0.486587354229</text:p>
          </table:table-cell>
          <table:table-cell/>
          <table:table-cell office:value-type="string" calcext:value-type="string">
            <text:p>UF3_2</text:p>
          </table:table-cell>
          <table:table-cell/>
          <table:table-cell office:value-type="float" office:value="0.866082801803" calcext:value-type="float">
            <text:p>0.866082801803</text:p>
          </table:table-cell>
          <table:table-cell table:number-columns-repeated="4"/>
          <table:table-cell office:value-type="string" calcext:value-type="string">
            <text:p>UF3_2</text:p>
          </table:table-cell>
          <table:table-cell office:value-type="float" office:value="0.574779624943877" calcext:value-type="float">
            <text:p>0.574779624943877</text:p>
          </table:table-cell>
          <table:table-cell office:value-type="float" office:value="0.585526756456092" calcext:value-type="float">
            <text:p>0.585526756456092</text:p>
          </table:table-cell>
          <table:table-cell office:value-type="float" office:value="0.567671444437994" calcext:value-type="float">
            <text:p>0.567671444437994</text:p>
          </table:table-cell>
          <table:table-cell office:value-type="float" office:value="0.570744694513078" calcext:value-type="float">
            <text:p>0.570744694513078</text:p>
          </table:table-cell>
          <table:table-cell office:value-type="float" office:value="0.556094379567938" calcext:value-type="float">
            <text:p>0.556094379567938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85621794218" calcext:value-type="float">
            <text:p>0.885621794218</text:p>
          </table:table-cell>
          <table:table-cell office:value-type="float" office:value="0.88514267975" calcext:value-type="float">
            <text:p>0.88514267975</text:p>
          </table:table-cell>
          <table:table-cell office:value-type="float" office:value="0.866364761717" calcext:value-type="float">
            <text:p>0.866364761717</text:p>
          </table:table-cell>
          <table:table-cell office:value-type="float" office:value="0.873590374439" calcext:value-type="float">
            <text:p>0.873590374439</text:p>
          </table:table-cell>
          <table:table-cell office:value-type="float" office:value="0.862668775159" calcext:value-type="float">
            <text:p>0.862668775159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68871924471" calcext:value-type="float">
            <text:p>0.868871924471</text:p>
          </table:table-cell>
          <table:table-cell office:value-type="float" office:value="0.873527066604" calcext:value-type="float">
            <text:p>0.873527066604</text:p>
          </table:table-cell>
          <table:table-cell office:value-type="float" office:value="0.868736589522" calcext:value-type="float">
            <text:p>0.868736589522</text:p>
          </table:table-cell>
          <table:table-cell office:value-type="float" office:value="0.856056486096" calcext:value-type="float">
            <text:p>0.856056486096</text:p>
          </table:table-cell>
          <table:table-cell office:value-type="float" office:value="0.849398884003" calcext:value-type="float">
            <text:p>0.849398884003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4447736329" calcext:value-type="float">
            <text:p>0.904447736329</text:p>
          </table:table-cell>
          <table:table-cell office:value-type="float" office:value="0.897810319377" calcext:value-type="float">
            <text:p>0.897810319377</text:p>
          </table:table-cell>
          <table:table-cell office:value-type="float" office:value="0.879649511907" calcext:value-type="float">
            <text:p>0.879649511907</text:p>
          </table:table-cell>
          <table:table-cell office:value-type="float" office:value="0.890364680603" calcext:value-type="float">
            <text:p>0.890364680603</text:p>
          </table:table-cell>
          <table:table-cell office:value-type="float" office:value="0.888679175538" calcext:value-type="float">
            <text:p>0.888679175538</text:p>
          </table:table-cell>
          <table:table-cell/>
          <table:table-cell office:value-type="string" calcext:value-type="string">
            <text:p>UF4_2</text:p>
          </table:table-cell>
          <table:table-cell/>
          <table:table-cell office:value-type="float" office:value="0.889554287404" calcext:value-type="float">
            <text:p>0.889554287404</text:p>
          </table:table-cell>
          <table:table-cell table:number-columns-repeated="4"/>
          <table:table-cell office:value-type="string" calcext:value-type="string">
            <text:p>UF4_2</text:p>
          </table:table-cell>
          <table:table-cell office:value-type="float" office:value="0.892693323317604" calcext:value-type="float">
            <text:p>0.892693323317604</text:p>
          </table:table-cell>
          <table:table-cell office:value-type="float" office:value="0.897909540963869" calcext:value-type="float">
            <text:p>0.897909540963869</text:p>
          </table:table-cell>
          <table:table-cell office:value-type="float" office:value="0.898599131466797" calcext:value-type="float">
            <text:p>0.898599131466797</text:p>
          </table:table-cell>
          <table:table-cell office:value-type="float" office:value="0.900265456338441" calcext:value-type="float">
            <text:p>0.900265456338441</text:p>
          </table:table-cell>
          <table:table-cell office:value-type="float" office:value="0.90012280312844" calcext:value-type="float">
            <text:p>0.90012280312844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90748070915" calcext:value-type="float">
            <text:p>0.890748070915</text:p>
          </table:table-cell>
          <table:table-cell office:value-type="float" office:value="0.895961991011" calcext:value-type="float">
            <text:p>0.895961991011</text:p>
          </table:table-cell>
          <table:table-cell office:value-type="float" office:value="0.896780193281" calcext:value-type="float">
            <text:p>0.896780193281</text:p>
          </table:table-cell>
          <table:table-cell office:value-type="float" office:value="0.900554896581" calcext:value-type="float">
            <text:p>0.900554896581</text:p>
          </table:table-cell>
          <table:table-cell office:value-type="float" office:value="0.900869269345" calcext:value-type="float">
            <text:p>0.900869269345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92409259102" calcext:value-type="float">
            <text:p>0.892409259102</text:p>
          </table:table-cell>
          <table:table-cell office:value-type="float" office:value="0.896405461813" calcext:value-type="float">
            <text:p>0.896405461813</text:p>
          </table:table-cell>
          <table:table-cell office:value-type="float" office:value="0.898317278017" calcext:value-type="float">
            <text:p>0.898317278017</text:p>
          </table:table-cell>
          <table:table-cell office:value-type="float" office:value="0.901338798616" calcext:value-type="float">
            <text:p>0.901338798616</text:p>
          </table:table-cell>
          <table:table-cell office:value-type="float" office:value="0.902099767697" calcext:value-type="float">
            <text:p>0.902099767697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265511011387" calcext:value-type="float">
            <text:p>0.0265511011387</text:p>
          </table:table-cell>
          <table:table-cell office:value-type="float" office:value="0.197671664924" calcext:value-type="float">
            <text:p>0.197671664924</text:p>
          </table:table-cell>
          <table:table-cell office:value-type="float" office:value="0.0179663291679" calcext:value-type="float">
            <text:p>0.0179663291679</text:p>
          </table:table-cell>
          <table:table-cell office:value-type="float" office:value="0.426475328467" calcext:value-type="float">
            <text:p>0.426475328467</text:p>
          </table:table-cell>
          <table:table-cell office:value-type="float" office:value="0.558747630409" calcext:value-type="float">
            <text:p>0.558747630409</text:p>
          </table:table-cell>
          <table:table-cell/>
          <table:table-cell office:value-type="string" calcext:value-type="string">
            <text:p>UF5_2</text:p>
          </table:table-cell>
          <table:table-cell/>
          <table:table-cell office:value-type="float" office:value="0.587684115426" calcext:value-type="float">
            <text:p>0.587684115426</text:p>
          </table:table-cell>
          <table:table-cell table:number-columns-repeated="4"/>
          <table:table-cell office:value-type="string" calcext:value-type="string">
            <text:p>UF5_2</text:p>
          </table:table-cell>
          <table:table-cell office:value-type="float" office:value="0.0861606429632161" calcext:value-type="float">
            <text:p>0.086160642963216</text:p>
          </table:table-cell>
          <table:table-cell office:value-type="float" office:value="0.175634743626177" calcext:value-type="float">
            <text:p>0.175634743626177</text:p>
          </table:table-cell>
          <table:table-cell office:value-type="float" office:value="0.165908361479759" calcext:value-type="float">
            <text:p>0.165908361479759</text:p>
          </table:table-cell>
          <table:table-cell office:value-type="float" office:value="0.296032396849127" calcext:value-type="float">
            <text:p>0.296032396849127</text:p>
          </table:table-cell>
          <table:table-cell office:value-type="float" office:value="0.305968005415517" calcext:value-type="float">
            <text:p>0.305968005415517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5777924395" calcext:value-type="float">
            <text:p>0.5777924395</text:p>
          </table:table-cell>
          <table:table-cell office:value-type="float" office:value="0.579895507313" calcext:value-type="float">
            <text:p>0.579895507313</text:p>
          </table:table-cell>
          <table:table-cell office:value-type="float" office:value="0.589045376358" calcext:value-type="float">
            <text:p>0.589045376358</text:p>
          </table:table-cell>
          <table:table-cell office:value-type="float" office:value="0.572175466582" calcext:value-type="float">
            <text:p>0.572175466582</text:p>
          </table:table-cell>
          <table:table-cell office:value-type="float" office:value="0.567759365185" calcext:value-type="float">
            <text:p>0.567759365185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614066794611" calcext:value-type="float">
            <text:p>0.614066794611</text:p>
          </table:table-cell>
          <table:table-cell office:value-type="float" office:value="0.594555268895" calcext:value-type="float">
            <text:p>0.594555268895</text:p>
          </table:table-cell>
          <table:table-cell office:value-type="float" office:value="0.630607473673" calcext:value-type="float">
            <text:p>0.630607473673</text:p>
          </table:table-cell>
          <table:table-cell office:value-type="float" office:value="0.613341957234" calcext:value-type="float">
            <text:p>0.613341957234</text:p>
          </table:table-cell>
          <table:table-cell office:value-type="float" office:value="0.560731565825" calcext:value-type="float">
            <text:p>0.560731565825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3706375032" calcext:value-type="float">
            <text:p>0.473706375032</text:p>
          </table:table-cell>
          <table:table-cell office:value-type="float" office:value="0.631071843597" calcext:value-type="float">
            <text:p>0.631071843597</text:p>
          </table:table-cell>
          <table:table-cell office:value-type="float" office:value="0.619548882873" calcext:value-type="float">
            <text:p>0.619548882873</text:p>
          </table:table-cell>
          <table:table-cell office:value-type="float" office:value="0.476630749315" calcext:value-type="float">
            <text:p>0.476630749315</text:p>
          </table:table-cell>
          <table:table-cell office:value-type="float" office:value="0.636885340654" calcext:value-type="float">
            <text:p>0.636885340654</text:p>
          </table:table-cell>
          <table:table-cell/>
          <table:table-cell office:value-type="string" calcext:value-type="string">
            <text:p>UF6_2</text:p>
          </table:table-cell>
          <table:table-cell/>
          <table:table-cell office:value-type="float" office:value="0.838475477005" calcext:value-type="float">
            <text:p>0.838475477005</text:p>
          </table:table-cell>
          <table:table-cell table:number-columns-repeated="4"/>
          <table:table-cell office:value-type="string" calcext:value-type="string">
            <text:p>UF6_2</text:p>
          </table:table-cell>
          <table:table-cell office:value-type="float" office:value="0.519873288909478" calcext:value-type="float">
            <text:p>0.519873288909478</text:p>
          </table:table-cell>
          <table:table-cell office:value-type="float" office:value="0.518273272036083" calcext:value-type="float">
            <text:p>0.518273272036083</text:p>
          </table:table-cell>
          <table:table-cell office:value-type="float" office:value="0.498771397560269" calcext:value-type="float">
            <text:p>0.498771397560269</text:p>
          </table:table-cell>
          <table:table-cell office:value-type="float" office:value="0.548776758350976" calcext:value-type="float">
            <text:p>0.548776758350976</text:p>
          </table:table-cell>
          <table:table-cell office:value-type="float" office:value="0.558074844355279" calcext:value-type="float">
            <text:p>0.558074844355279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834371353706" calcext:value-type="float">
            <text:p>0.834371353706</text:p>
          </table:table-cell>
          <table:table-cell office:value-type="float" office:value="0.851041636547" calcext:value-type="float">
            <text:p>0.851041636547</text:p>
          </table:table-cell>
          <table:table-cell office:value-type="float" office:value="0.915787982637" calcext:value-type="float">
            <text:p>0.915787982637</text:p>
          </table:table-cell>
          <table:table-cell office:value-type="float" office:value="0.845131585483" calcext:value-type="float">
            <text:p>0.845131585483</text:p>
          </table:table-cell>
          <table:table-cell office:value-type="float" office:value="0.638100547987" calcext:value-type="float">
            <text:p>0.638100547987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843922493054" calcext:value-type="float">
            <text:p>0.843922493054</text:p>
          </table:table-cell>
          <table:table-cell office:value-type="float" office:value="0.840674144261" calcext:value-type="float">
            <text:p>0.840674144261</text:p>
          </table:table-cell>
          <table:table-cell office:value-type="float" office:value="0.85096948946" calcext:value-type="float">
            <text:p>0.85096948946</text:p>
          </table:table-cell>
          <table:table-cell office:value-type="float" office:value="0.830511994493" calcext:value-type="float">
            <text:p>0.830511994493</text:p>
          </table:table-cell>
          <table:table-cell office:value-type="float" office:value="0.664970960117" calcext:value-type="float">
            <text:p>0.664970960117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414715613649" calcext:value-type="float">
            <text:p>0.414715613649</text:p>
          </table:table-cell>
          <table:table-cell office:value-type="float" office:value="0.429766646628" calcext:value-type="float">
            <text:p>0.429766646628</text:p>
          </table:table-cell>
          <table:table-cell office:value-type="float" office:value="0.478714874287" calcext:value-type="float">
            <text:p>0.478714874287</text:p>
          </table:table-cell>
          <table:table-cell office:value-type="float" office:value="0.53957465433" calcext:value-type="float">
            <text:p>0.53957465433</text:p>
          </table:table-cell>
          <table:table-cell office:value-type="float" office:value="0.938798860704" calcext:value-type="float">
            <text:p>0.938798860704</text:p>
          </table:table-cell>
          <table:table-cell/>
          <table:table-cell office:value-type="string" calcext:value-type="string">
            <text:p>UF7_2</text:p>
          </table:table-cell>
          <table:table-cell/>
          <table:table-cell office:value-type="float" office:value="0.9859089162" calcext:value-type="float">
            <text:p>0.9859089162</text:p>
          </table:table-cell>
          <table:table-cell table:number-columns-repeated="4"/>
          <table:table-cell office:value-type="string" calcext:value-type="string">
            <text:p>UF7_2</text:p>
          </table:table-cell>
          <table:table-cell office:value-type="float" office:value="0.744948274147898" calcext:value-type="float">
            <text:p>0.744948274147898</text:p>
          </table:table-cell>
          <table:table-cell office:value-type="float" office:value="0.832276421481042" calcext:value-type="float">
            <text:p>0.832276421481042</text:p>
          </table:table-cell>
          <table:table-cell office:value-type="float" office:value="0.788308999427598" calcext:value-type="float">
            <text:p>0.788308999427598</text:p>
          </table:table-cell>
          <table:table-cell office:value-type="float" office:value="0.719867464784142" calcext:value-type="float">
            <text:p>0.719867464784142</text:p>
          </table:table-cell>
          <table:table-cell office:value-type="float" office:value="0.755685802248132" calcext:value-type="float">
            <text:p>0.755685802248132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84695870695" calcext:value-type="float">
            <text:p>0.984695870695</text:p>
          </table:table-cell>
          <table:table-cell office:value-type="float" office:value="0.986120366295" calcext:value-type="float">
            <text:p>0.986120366295</text:p>
          </table:table-cell>
          <table:table-cell office:value-type="float" office:value="0.98756724228" calcext:value-type="float">
            <text:p>0.98756724228</text:p>
          </table:table-cell>
          <table:table-cell office:value-type="float" office:value="0.987881256644" calcext:value-type="float">
            <text:p>0.987881256644</text:p>
          </table:table-cell>
          <table:table-cell office:value-type="float" office:value="0.97374454336" calcext:value-type="float">
            <text:p>0.97374454336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87081670059" calcext:value-type="float">
            <text:p>0.987081670059</text:p>
          </table:table-cell>
          <table:table-cell office:value-type="float" office:value="0.986923311087" calcext:value-type="float">
            <text:p>0.986923311087</text:p>
          </table:table-cell>
          <table:table-cell office:value-type="float" office:value="0.987291731252" calcext:value-type="float">
            <text:p>0.987291731252</text:p>
          </table:table-cell>
          <table:table-cell office:value-type="float" office:value="0.987070716221" calcext:value-type="float">
            <text:p>0.987070716221</text:p>
          </table:table-cell>
          <table:table-cell office:value-type="float" office:value="0.974838369244" calcext:value-type="float">
            <text:p>0.974838369244</text:p>
          </table:table-cell>
        </table:table-row>
        <table:table-row table:style-name="ro1">
          <table:table-cell office:value-type="string" calcext:value-type="string">
            <text:p>IMB1_2</text:p>
          </table:table-cell>
          <table:table-cell office:value-type="float" office:value="0.859032813616" calcext:value-type="float">
            <text:p>0.859032813616</text:p>
          </table:table-cell>
          <table:table-cell office:value-type="float" office:value="0.905163092137" calcext:value-type="float">
            <text:p>0.905163092137</text:p>
          </table:table-cell>
          <table:table-cell office:value-type="float" office:value="0.838635873816" calcext:value-type="float">
            <text:p>0.838635873816</text:p>
          </table:table-cell>
          <table:table-cell office:value-type="float" office:value="0.863393812691" calcext:value-type="float">
            <text:p>0.863393812691</text:p>
          </table:table-cell>
          <table:table-cell office:value-type="float" office:value="0.867728267094" calcext:value-type="float">
            <text:p>0.867728267094</text:p>
          </table:table-cell>
          <table:table-cell/>
          <table:table-cell office:value-type="string" calcext:value-type="string">
            <text:p>IMB1_2</text:p>
          </table:table-cell>
          <table:table-cell/>
          <table:table-cell office:value-type="float" office:value="0.808743199475" calcext:value-type="float">
            <text:p>0.808743199475</text:p>
          </table:table-cell>
          <table:table-cell table:number-columns-repeated="4"/>
          <table:table-cell office:value-type="string" calcext:value-type="string">
            <text:p>IMB1_2</text:p>
          </table:table-cell>
          <table:table-cell office:value-type="float" office:value="0.839832885758083" calcext:value-type="float">
            <text:p>0.839832885758083</text:p>
          </table:table-cell>
          <table:table-cell office:value-type="float" office:value="0.867560269195387" calcext:value-type="float">
            <text:p>0.867560269195387</text:p>
          </table:table-cell>
          <table:table-cell office:value-type="float" office:value="0.863047881234891" calcext:value-type="float">
            <text:p>0.863047881234891</text:p>
          </table:table-cell>
          <table:table-cell office:value-type="float" office:value="0.866550463302161" calcext:value-type="float">
            <text:p>0.866550463302161</text:p>
          </table:table-cell>
          <table:table-cell office:value-type="float" office:value="0.854277447323886" calcext:value-type="float">
            <text:p>0.854277447323886</text:p>
          </table:table-cell>
          <table:table-cell/>
          <table:table-cell office:value-type="string" calcext:value-type="string">
            <text:p>IMB1_2</text:p>
          </table:table-cell>
          <table:table-cell office:value-type="float" office:value="0.73095254772" calcext:value-type="float">
            <text:p>0.73095254772</text:p>
          </table:table-cell>
          <table:table-cell office:value-type="float" office:value="0.78088443802" calcext:value-type="float">
            <text:p>0.78088443802</text:p>
          </table:table-cell>
          <table:table-cell office:value-type="float" office:value="0.757903915653" calcext:value-type="float">
            <text:p>0.757903915653</text:p>
          </table:table-cell>
          <table:table-cell office:value-type="float" office:value="0.858456457381" calcext:value-type="float">
            <text:p>0.858456457381</text:p>
          </table:table-cell>
          <table:table-cell office:value-type="float" office:value="0.774093159298" calcext:value-type="float">
            <text:p>0.774093159298</text:p>
          </table:table-cell>
          <table:table-cell/>
          <table:table-cell office:value-type="string" calcext:value-type="string">
            <text:p>IMB1_2</text:p>
          </table:table-cell>
          <table:table-cell office:value-type="float" office:value="0.805962146637" calcext:value-type="float">
            <text:p>0.805962146637</text:p>
          </table:table-cell>
          <table:table-cell office:value-type="float" office:value="0.793757806035" calcext:value-type="float">
            <text:p>0.793757806035</text:p>
          </table:table-cell>
          <table:table-cell office:value-type="float" office:value="0.80022259636" calcext:value-type="float">
            <text:p>0.80022259636</text:p>
          </table:table-cell>
          <table:table-cell office:value-type="float" office:value="0.779015462686" calcext:value-type="float">
            <text:p>0.779015462686</text:p>
          </table:table-cell>
          <table:table-cell office:value-type="float" office:value="0.761106209754" calcext:value-type="float">
            <text:p>0.761106209754</text:p>
          </table:table-cell>
        </table:table-row>
        <table:table-row table:style-name="ro1">
          <table:table-cell office:value-type="string" calcext:value-type="string">
            <text:p>IMB2_2</text:p>
          </table:table-cell>
          <table:table-cell office:value-type="float" office:value="0.758610334909" calcext:value-type="float">
            <text:p>0.758610334909</text:p>
          </table:table-cell>
          <table:table-cell office:value-type="float" office:value="0.761327748271" calcext:value-type="float">
            <text:p>0.761327748271</text:p>
          </table:table-cell>
          <table:table-cell office:value-type="float" office:value="0.843687094059" calcext:value-type="float">
            <text:p>0.843687094059</text:p>
          </table:table-cell>
          <table:table-cell office:value-type="float" office:value="0.772570300931" calcext:value-type="float">
            <text:p>0.772570300931</text:p>
          </table:table-cell>
          <table:table-cell office:value-type="float" office:value="0.778502900706" calcext:value-type="float">
            <text:p>0.778502900706</text:p>
          </table:table-cell>
          <table:table-cell/>
          <table:table-cell office:value-type="string" calcext:value-type="string">
            <text:p>IMB2_2</text:p>
          </table:table-cell>
          <table:table-cell/>
          <table:table-cell office:value-type="float" office:value="0.703967696363" calcext:value-type="float">
            <text:p>0.703967696363</text:p>
          </table:table-cell>
          <table:table-cell table:number-columns-repeated="4"/>
          <table:table-cell office:value-type="string" calcext:value-type="string">
            <text:p>IMB2_2</text:p>
          </table:table-cell>
          <table:table-cell office:value-type="float" office:value="0.716130535498258" calcext:value-type="float">
            <text:p>0.716130535498258</text:p>
          </table:table-cell>
          <table:table-cell office:value-type="float" office:value="0.740946277446847" calcext:value-type="float">
            <text:p>0.740946277446847</text:p>
          </table:table-cell>
          <table:table-cell office:value-type="float" office:value="0.752418446154576" calcext:value-type="float">
            <text:p>0.752418446154576</text:p>
          </table:table-cell>
          <table:table-cell office:value-type="float" office:value="0.761141160771953" calcext:value-type="float">
            <text:p>0.761141160771953</text:p>
          </table:table-cell>
          <table:table-cell office:value-type="float" office:value="0.746484739794769" calcext:value-type="float">
            <text:p>0.746484739794769</text:p>
          </table:table-cell>
          <table:table-cell/>
          <table:table-cell office:value-type="string" calcext:value-type="string">
            <text:p>IMB2_2</text:p>
          </table:table-cell>
          <table:table-cell office:value-type="float" office:value="0.765662445234" calcext:value-type="float">
            <text:p>0.765662445234</text:p>
          </table:table-cell>
          <table:table-cell office:value-type="float" office:value="0.80825445795" calcext:value-type="float">
            <text:p>0.80825445795</text:p>
          </table:table-cell>
          <table:table-cell office:value-type="float" office:value="0.661790360039" calcext:value-type="float">
            <text:p>0.661790360039</text:p>
          </table:table-cell>
          <table:table-cell office:value-type="float" office:value="0.661791059002" calcext:value-type="float">
            <text:p>0.661791059002</text:p>
          </table:table-cell>
          <table:table-cell office:value-type="float" office:value="0.689938871707" calcext:value-type="float">
            <text:p>0.689938871707</text:p>
          </table:table-cell>
          <table:table-cell/>
          <table:table-cell office:value-type="string" calcext:value-type="string">
            <text:p>IMB2_2</text:p>
          </table:table-cell>
          <table:table-cell office:value-type="float" office:value="0.719273435938" calcext:value-type="float">
            <text:p>0.719273435938</text:p>
          </table:table-cell>
          <table:table-cell office:value-type="float" office:value="0.70331599577" calcext:value-type="float">
            <text:p>0.70331599577</text:p>
          </table:table-cell>
          <table:table-cell office:value-type="float" office:value="0.705599827887" calcext:value-type="float">
            <text:p>0.705599827887</text:p>
          </table:table-cell>
          <table:table-cell office:value-type="float" office:value="0.698182207981" calcext:value-type="float">
            <text:p>0.698182207981</text:p>
          </table:table-cell>
          <table:table-cell office:value-type="float" office:value="0.734129262499" calcext:value-type="float">
            <text:p>0.734129262499</text:p>
          </table:table-cell>
        </table:table-row>
        <table:table-row table:style-name="ro1">
          <table:table-cell office:value-type="string" calcext:value-type="string">
            <text:p>IMB3_2</text:p>
          </table:table-cell>
          <table:table-cell office:value-type="float" office:value="0.361883053303" calcext:value-type="float">
            <text:p>0.361883053303</text:p>
          </table:table-cell>
          <table:table-cell office:value-type="float" office:value="0.361883078878" calcext:value-type="float">
            <text:p>0.361883078878</text:p>
          </table:table-cell>
          <table:table-cell office:value-type="float" office:value="0.361883010368" calcext:value-type="float">
            <text:p>0.361883010368</text:p>
          </table:table-cell>
          <table:table-cell office:value-type="float" office:value="0.548047278423" calcext:value-type="float">
            <text:p>0.548047278423</text:p>
          </table:table-cell>
          <table:table-cell office:value-type="float" office:value="0.467708719731" calcext:value-type="float">
            <text:p>0.467708719731</text:p>
          </table:table-cell>
          <table:table-cell/>
          <table:table-cell office:value-type="string" calcext:value-type="string">
            <text:p>IMB3_2</text:p>
          </table:table-cell>
          <table:table-cell/>
          <table:table-cell office:value-type="float" office:value="0.53236342006" calcext:value-type="float">
            <text:p>0.53236342006</text:p>
          </table:table-cell>
          <table:table-cell table:number-columns-repeated="4"/>
          <table:table-cell office:value-type="string" calcext:value-type="string">
            <text:p>IMB3_2</text:p>
          </table:table-cell>
          <table:table-cell office:value-type="float" office:value="0.44058728508166" calcext:value-type="float">
            <text:p>0.44058728508166</text:p>
          </table:table-cell>
          <table:table-cell office:value-type="float" office:value="0.492762038884594" calcext:value-type="float">
            <text:p>0.492762038884594</text:p>
          </table:table-cell>
          <table:table-cell office:value-type="float" office:value="0.456225797219664" calcext:value-type="float">
            <text:p>0.456225797219664</text:p>
          </table:table-cell>
          <table:table-cell office:value-type="float" office:value="0.445806646308449" calcext:value-type="float">
            <text:p>0.445806646308449</text:p>
          </table:table-cell>
          <table:table-cell office:value-type="float" office:value="0.45873427475148" calcext:value-type="float">
            <text:p>0.45873427475148</text:p>
          </table:table-cell>
          <table:table-cell/>
          <table:table-cell office:value-type="string" calcext:value-type="string">
            <text:p>IMB3_2</text:p>
          </table:table-cell>
          <table:table-cell office:value-type="float" office:value="0.585865787075" calcext:value-type="float">
            <text:p>0.585865787075</text:p>
          </table:table-cell>
          <table:table-cell office:value-type="float" office:value="0.574293385224" calcext:value-type="float">
            <text:p>0.574293385224</text:p>
          </table:table-cell>
          <table:table-cell office:value-type="float" office:value="0.585865718523" calcext:value-type="float">
            <text:p>0.585865718523</text:p>
          </table:table-cell>
          <table:table-cell office:value-type="float" office:value="0.585865899106" calcext:value-type="float">
            <text:p>0.585865899106</text:p>
          </table:table-cell>
          <table:table-cell office:value-type="float" office:value="0.581273001771" calcext:value-type="float">
            <text:p>0.581273001771</text:p>
          </table:table-cell>
          <table:table-cell/>
          <table:table-cell office:value-type="string" calcext:value-type="string">
            <text:p>IMB3_2</text:p>
          </table:table-cell>
          <table:table-cell office:value-type="float" office:value="0.543900089636" calcext:value-type="float">
            <text:p>0.543900089636</text:p>
          </table:table-cell>
          <table:table-cell office:value-type="float" office:value="0.56287596722" calcext:value-type="float">
            <text:p>0.56287596722</text:p>
          </table:table-cell>
          <table:table-cell office:value-type="float" office:value="0.553094537855" calcext:value-type="float">
            <text:p>0.553094537855</text:p>
          </table:table-cell>
          <table:table-cell office:value-type="float" office:value="0.54772378856" calcext:value-type="float">
            <text:p>0.54772378856</text:p>
          </table:table-cell>
          <table:table-cell office:value-type="float" office:value="0.547564059536" calcext:value-type="float">
            <text:p>0.547564059536</text:p>
          </table:table-cell>
        </table:table-row>
        <table:table-row table:style-name="ro1">
          <table:table-cell office:value-type="string" calcext:value-type="string">
            <text:p>IMB7_2</text:p>
          </table:table-cell>
          <table:table-cell office:value-type="float" office:value="0.963825660755" calcext:value-type="float">
            <text:p>0.963825660755</text:p>
          </table:table-cell>
          <table:table-cell office:value-type="float" office:value="0.963828135332" calcext:value-type="float">
            <text:p>0.963828135332</text:p>
          </table:table-cell>
          <table:table-cell office:value-type="float" office:value="0.963822634519" calcext:value-type="float">
            <text:p>0.963822634519</text:p>
          </table:table-cell>
          <table:table-cell office:value-type="float" office:value="0.963830208552" calcext:value-type="float">
            <text:p>0.963830208552</text:p>
          </table:table-cell>
          <table:table-cell office:value-type="float" office:value="0.963828750959" calcext:value-type="float">
            <text:p>0.963828750959</text:p>
          </table:table-cell>
          <table:table-cell/>
          <table:table-cell office:value-type="string" calcext:value-type="string">
            <text:p>IMB7_2</text:p>
          </table:table-cell>
          <table:table-cell/>
          <table:table-cell office:value-type="float" office:value="0.966665502905" calcext:value-type="float">
            <text:p>0.966665502905</text:p>
          </table:table-cell>
          <table:table-cell table:number-columns-repeated="4"/>
          <table:table-cell office:value-type="string" calcext:value-type="string">
            <text:p>IMB7_2</text:p>
          </table:table-cell>
          <table:table-cell office:value-type="float" office:value="0.963277294515299" calcext:value-type="float">
            <text:p>0.963277294515299</text:p>
          </table:table-cell>
          <table:table-cell office:value-type="float" office:value="0.962892261167441" calcext:value-type="float">
            <text:p>0.962892261167441</text:p>
          </table:table-cell>
          <table:table-cell office:value-type="float" office:value="0.962894681467794" calcext:value-type="float">
            <text:p>0.962894681467794</text:p>
          </table:table-cell>
          <table:table-cell office:value-type="float" office:value="0.962872610380474" calcext:value-type="float">
            <text:p>0.962872610380474</text:p>
          </table:table-cell>
          <table:table-cell office:value-type="float" office:value="0.962907432082094" calcext:value-type="float">
            <text:p>0.962907432082094</text:p>
          </table:table-cell>
          <table:table-cell/>
          <table:table-cell office:value-type="string" calcext:value-type="string">
            <text:p>IMB7_2</text:p>
          </table:table-cell>
          <table:table-cell office:value-type="float" office:value="0.963264692238" calcext:value-type="float">
            <text:p>0.963264692238</text:p>
          </table:table-cell>
          <table:table-cell office:value-type="float" office:value="0.962335029585" calcext:value-type="float">
            <text:p>0.962335029585</text:p>
          </table:table-cell>
          <table:table-cell office:value-type="float" office:value="0.966734845787" calcext:value-type="float">
            <text:p>0.966734845787</text:p>
          </table:table-cell>
          <table:table-cell office:value-type="float" office:value="0.965363086646" calcext:value-type="float">
            <text:p>0.965363086646</text:p>
          </table:table-cell>
          <table:table-cell office:value-type="float" office:value="0.962336112617" calcext:value-type="float">
            <text:p>0.962336112617</text:p>
          </table:table-cell>
          <table:table-cell/>
          <table:table-cell office:value-type="string" calcext:value-type="string">
            <text:p>IMB7_2</text:p>
          </table:table-cell>
          <table:table-cell office:value-type="float" office:value="0.964721753712" calcext:value-type="float">
            <text:p>0.964721753712</text:p>
          </table:table-cell>
          <table:table-cell office:value-type="float" office:value="0.966032571839" calcext:value-type="float">
            <text:p>0.966032571839</text:p>
          </table:table-cell>
          <table:table-cell office:value-type="float" office:value="0.965849632135" calcext:value-type="float">
            <text:p>0.965849632135</text:p>
          </table:table-cell>
          <table:table-cell office:value-type="float" office:value="0.966442980513" calcext:value-type="float">
            <text:p>0.966442980513</text:p>
          </table:table-cell>
          <table:table-cell office:value-type="float" office:value="0.964139448636" calcext:value-type="float">
            <text:p>0.964139448636</text:p>
          </table:table-cell>
        </table:table-row>
        <table:table-row table:style-name="ro1">
          <table:table-cell office:value-type="string" calcext:value-type="string">
            <text:p>IMB8_2</text:p>
          </table:table-cell>
          <table:table-cell office:value-type="float" office:value="0.933171107653" calcext:value-type="float">
            <text:p>0.933171107653</text:p>
          </table:table-cell>
          <table:table-cell office:value-type="float" office:value="0.933172667737" calcext:value-type="float">
            <text:p>0.933172667737</text:p>
          </table:table-cell>
          <table:table-cell office:value-type="float" office:value="0.933169253276" calcext:value-type="float">
            <text:p>0.933169253276</text:p>
          </table:table-cell>
          <table:table-cell office:value-type="float" office:value="0.933167430208" calcext:value-type="float">
            <text:p>0.933167430208</text:p>
          </table:table-cell>
          <table:table-cell office:value-type="float" office:value="0.933173944205" calcext:value-type="float">
            <text:p>0.933173944205</text:p>
          </table:table-cell>
          <table:table-cell/>
          <table:table-cell office:value-type="string" calcext:value-type="string">
            <text:p>IMB8_2</text:p>
          </table:table-cell>
          <table:table-cell/>
          <table:table-cell office:value-type="float" office:value="0.939360817562" calcext:value-type="float">
            <text:p>0.939360817562</text:p>
          </table:table-cell>
          <table:table-cell table:number-columns-repeated="4"/>
          <table:table-cell office:value-type="string" calcext:value-type="string">
            <text:p>IMB8_2</text:p>
          </table:table-cell>
          <table:table-cell office:value-type="float" office:value="0.93262084782836" calcext:value-type="float">
            <text:p>0.93262084782836</text:p>
          </table:table-cell>
          <table:table-cell office:value-type="float" office:value="0.93260740458925" calcext:value-type="float">
            <text:p>0.93260740458925</text:p>
          </table:table-cell>
          <table:table-cell office:value-type="float" office:value="0.9326056917895" calcext:value-type="float">
            <text:p>0.9326056917895</text:p>
          </table:table-cell>
          <table:table-cell office:value-type="float" office:value="0.932595746009999" calcext:value-type="float">
            <text:p>0.932595746009999</text:p>
          </table:table-cell>
          <table:table-cell office:value-type="float" office:value="0.932598570601676" calcext:value-type="float">
            <text:p>0.932598570601676</text:p>
          </table:table-cell>
          <table:table-cell/>
          <table:table-cell office:value-type="string" calcext:value-type="string">
            <text:p>IMB8_2</text:p>
          </table:table-cell>
          <table:table-cell office:value-type="float" office:value="0.9324170187" calcext:value-type="float">
            <text:p>0.9324170187</text:p>
          </table:table-cell>
          <table:table-cell office:value-type="float" office:value="0.932423621981" calcext:value-type="float">
            <text:p>0.932423621981</text:p>
          </table:table-cell>
          <table:table-cell office:value-type="float" office:value="0.937132279213" calcext:value-type="float">
            <text:p>0.937132279213</text:p>
          </table:table-cell>
          <table:table-cell office:value-type="float" office:value="0.932423151901" calcext:value-type="float">
            <text:p>0.932423151901</text:p>
          </table:table-cell>
          <table:table-cell office:value-type="float" office:value="0.946571657255" calcext:value-type="float">
            <text:p>0.946571657255</text:p>
          </table:table-cell>
          <table:table-cell/>
          <table:table-cell office:value-type="string" calcext:value-type="string">
            <text:p>IMB8_2</text:p>
          </table:table-cell>
          <table:table-cell office:value-type="float" office:value="0.938481378278" calcext:value-type="float">
            <text:p>0.938481378278</text:p>
          </table:table-cell>
          <table:table-cell office:value-type="float" office:value="0.939282963214" calcext:value-type="float">
            <text:p>0.939282963214</text:p>
          </table:table-cell>
          <table:table-cell office:value-type="float" office:value="0.939905611167" calcext:value-type="float">
            <text:p>0.939905611167</text:p>
          </table:table-cell>
          <table:table-cell office:value-type="float" office:value="0.938176691289" calcext:value-type="float">
            <text:p>0.938176691289</text:p>
          </table:table-cell>
          <table:table-cell office:value-type="float" office:value="0.933195475213" calcext:value-type="float">
            <text:p>0.933195475213</text:p>
          </table:table-cell>
        </table:table-row>
        <table:table-row table:style-name="ro1">
          <table:table-cell office:value-type="string" calcext:value-type="string">
            <text:p>IMB9_2</text:p>
          </table:table-cell>
          <table:table-cell office:value-type="float" office:value="0.902614511827" calcext:value-type="float">
            <text:p>0.902614511827</text:p>
          </table:table-cell>
          <table:table-cell office:value-type="float" office:value="0.902609130583" calcext:value-type="float">
            <text:p>0.902609130583</text:p>
          </table:table-cell>
          <table:table-cell office:value-type="float" office:value="0.902622325347" calcext:value-type="float">
            <text:p>0.902622325347</text:p>
          </table:table-cell>
          <table:table-cell office:value-type="float" office:value="0.902619792393" calcext:value-type="float">
            <text:p>0.902619792393</text:p>
          </table:table-cell>
          <table:table-cell office:value-type="float" office:value="0.902621087499" calcext:value-type="float">
            <text:p>0.902621087499</text:p>
          </table:table-cell>
          <table:table-cell/>
          <table:table-cell office:value-type="string" calcext:value-type="string">
            <text:p>IMB9_2</text:p>
          </table:table-cell>
          <table:table-cell/>
          <table:table-cell office:value-type="float" office:value="0.903610314975" calcext:value-type="float">
            <text:p>0.903610314975</text:p>
          </table:table-cell>
          <table:table-cell table:number-columns-repeated="4"/>
          <table:table-cell office:value-type="string" calcext:value-type="string">
            <text:p>IMB9_2</text:p>
          </table:table-cell>
          <table:table-cell office:value-type="float" office:value="0.902418682067444" calcext:value-type="float">
            <text:p>0.902418682067444</text:p>
          </table:table-cell>
          <table:table-cell office:value-type="float" office:value="0.902408349625018" calcext:value-type="float">
            <text:p>0.902408349625018</text:p>
          </table:table-cell>
          <table:table-cell office:value-type="float" office:value="0.902422034586759" calcext:value-type="float">
            <text:p>0.902422034586759</text:p>
          </table:table-cell>
          <table:table-cell office:value-type="float" office:value="0.902411351847337" calcext:value-type="float">
            <text:p>0.902411351847337</text:p>
          </table:table-cell>
          <table:table-cell office:value-type="float" office:value="0.902411700900215" calcext:value-type="float">
            <text:p>0.902411700900215</text:p>
          </table:table-cell>
          <table:table-cell/>
          <table:table-cell office:value-type="string" calcext:value-type="string">
            <text:p>IMB9_2</text:p>
          </table:table-cell>
          <table:table-cell office:value-type="float" office:value="0.902131920959" calcext:value-type="float">
            <text:p>0.902131920959</text:p>
          </table:table-cell>
          <table:table-cell office:value-type="float" office:value="0.902115079049" calcext:value-type="float">
            <text:p>0.902115079049</text:p>
          </table:table-cell>
          <table:table-cell office:value-type="float" office:value="0.902092599676" calcext:value-type="float">
            <text:p>0.902092599676</text:p>
          </table:table-cell>
          <table:table-cell office:value-type="float" office:value="0.902105674914" calcext:value-type="float">
            <text:p>0.902105674914</text:p>
          </table:table-cell>
          <table:table-cell office:value-type="float" office:value="0.902105259576" calcext:value-type="float">
            <text:p>0.902105259576</text:p>
          </table:table-cell>
          <table:table-cell/>
          <table:table-cell office:value-type="string" calcext:value-type="string">
            <text:p>IMB9_2</text:p>
          </table:table-cell>
          <table:table-cell office:value-type="float" office:value="0.904454538617" calcext:value-type="float">
            <text:p>0.904454538617</text:p>
          </table:table-cell>
          <table:table-cell office:value-type="float" office:value="0.903005365038" calcext:value-type="float">
            <text:p>0.903005365038</text:p>
          </table:table-cell>
          <table:table-cell office:value-type="float" office:value="0.904997960383" calcext:value-type="float">
            <text:p>0.904997960383</text:p>
          </table:table-cell>
          <table:table-cell office:value-type="float" office:value="0.904281274576" calcext:value-type="float">
            <text:p>0.904281274576</text:p>
          </table:table-cell>
          <table:table-cell office:value-type="float" office:value="0.902594602814" calcext:value-type="float">
            <text:p>0.902594602814</text:p>
          </table:table-cell>
        </table:table-row>
        <table:table-row table:style-name="ro1">
          <table:table-cell/>
          <table:table-cell table:formula="of:=AVERAGE([.B4:.B32])" office:value-type="float" office:value="0.831038331333817" calcext:value-type="float">
            <text:p>0.831038331333817</text:p>
          </table:table-cell>
          <table:table-cell table:formula="of:=AVERAGE([.C4:.C32])" office:value-type="float" office:value="0.840900288111483" calcext:value-type="float">
            <text:p>0.840900288111483</text:p>
          </table:table-cell>
          <table:table-cell table:formula="of:=AVERAGE([.D4:.D32])" office:value-type="float" office:value="0.834467212842238" calcext:value-type="float">
            <text:p>0.834467212842238</text:p>
          </table:table-cell>
          <table:table-cell table:formula="of:=AVERAGE([.E4:.E32])" office:value-type="float" office:value="0.820259152695138" calcext:value-type="float">
            <text:p>0.820259152695138</text:p>
          </table:table-cell>
          <table:table-cell table:formula="of:=AVERAGE([.F4:.F32])" office:value-type="float" office:value="0.859478935038069" calcext:value-type="float">
            <text:p>0.859478935038069</text:p>
          </table:table-cell>
          <table:table-cell table:number-columns-repeated="2"/>
          <table:table-cell table:style-name="ce14" table:formula="of:=AVERAGE([.I4:.I32])" office:value-type="string" office:string-value="" calcext:value-type="error">
            <text:p>#DIV/0!</text:p>
          </table:table-cell>
          <table:table-cell table:style-name="ce14" table:formula="of:=AVERAGE([.J4:.J32])" office:value-type="float" office:value="0.910029693188724" calcext:value-type="float">
            <text:p>0.910029693188724</text:p>
          </table:table-cell>
          <table:table-cell table:style-name="ce14" table:formula="of:=AVERAGE([.K4:.K32])" office:value-type="string" office:string-value="" calcext:value-type="error">
            <text:p>#DIV/0!</text:p>
          </table:table-cell>
          <table:table-cell table:style-name="ce14" table:formula="of:=AVERAGE([.L4:.L32])" office:value-type="string" office:string-value="" calcext:value-type="error">
            <text:p>#DIV/0!</text:p>
          </table:table-cell>
          <table:table-cell table:style-name="ce14" table:formula="of:=AVERAGE([.M4:.M32])" office:value-type="string" office:string-value="" calcext:value-type="error">
            <text:p>#DIV/0!</text:p>
          </table:table-cell>
          <table:table-cell table:number-columns-repeated="2"/>
          <table:table-cell table:formula="of:=AVERAGE([.P4:.P32])" office:value-type="float" office:value="0.836434467214324" calcext:value-type="float">
            <text:p>0.836434467214324</text:p>
          </table:table-cell>
          <table:table-cell table:formula="of:=AVERAGE([.Q4:.Q32])" office:value-type="float" office:value="0.845838342832301" calcext:value-type="float">
            <text:p>0.845838342832301</text:p>
          </table:table-cell>
          <table:table-cell table:formula="of:=AVERAGE([.R4:.R32])" office:value-type="float" office:value="0.83807743959045" calcext:value-type="float">
            <text:p>0.83807743959045</text:p>
          </table:table-cell>
          <table:table-cell table:formula="of:=AVERAGE([.S4:.S32])" office:value-type="float" office:value="0.843530722058766" calcext:value-type="float">
            <text:p>0.843530722058766</text:p>
          </table:table-cell>
          <table:table-cell table:formula="of:=AVERAGE([.T4:.T32])" office:value-type="float" office:value="0.845939198198895" calcext:value-type="float">
            <text:p>0.845939198198895</text:p>
          </table:table-cell>
          <table:table-cell table:number-columns-repeated="2"/>
          <table:table-cell table:formula="of:=AVERAGE([.W4:.W32])" office:value-type="float" office:value="0.916441179842483" calcext:value-type="float">
            <text:p>0.916441179842483</text:p>
          </table:table-cell>
          <table:table-cell table:formula="of:=AVERAGE([.X4:.X32])" office:value-type="float" office:value="0.919970277627448" calcext:value-type="float">
            <text:p>0.919970277627448</text:p>
          </table:table-cell>
          <table:table-cell table:formula="of:=AVERAGE([.Y4:.Y32])" office:value-type="float" office:value="0.912786099234483" calcext:value-type="float">
            <text:p>0.912786099234483</text:p>
          </table:table-cell>
          <table:table-cell table:formula="of:=AVERAGE([.Z4:.Z32])" office:value-type="float" office:value="0.910557262657758" calcext:value-type="float">
            <text:p>0.910557262657758</text:p>
          </table:table-cell>
          <table:table-cell table:formula="of:=AVERAGE([.AA4:.AA32])" office:value-type="float" office:value="0.895280359167" calcext:value-type="float">
            <text:p>0.895280359167</text:p>
          </table:table-cell>
          <table:table-cell table:number-columns-repeated="2"/>
          <table:table-cell table:style-name="ce14" table:formula="of:=AVERAGE([.AD4:.AD32])" office:value-type="float" office:value="0.915564691703275" calcext:value-type="float">
            <text:p>0.915564691703275</text:p>
          </table:table-cell>
          <table:table-cell table:style-name="ce14" table:formula="of:=AVERAGE([.AE4:.AE32])" office:value-type="float" office:value="0.913967411467138" calcext:value-type="float">
            <text:p>0.913967411467138</text:p>
          </table:table-cell>
          <table:table-cell table:style-name="ce14" table:formula="of:=AVERAGE([.AF4:.AF32])" office:value-type="float" office:value="0.913890919995931" calcext:value-type="float">
            <text:p>0.913890919995931</text:p>
          </table:table-cell>
          <table:table-cell table:style-name="ce14" table:formula="of:=AVERAGE([.AG4:.AG32])" office:value-type="float" office:value="0.909148692863655" calcext:value-type="float">
            <text:p>0.909148692863655</text:p>
          </table:table-cell>
          <table:table-cell table:style-name="ce14" table:formula="of:=AVERAGE([.AH4:.AH32])" office:value-type="float" office:value="0.896205677881897" calcext:value-type="float">
            <text:p>0.896205677881897</text:p>
          </table:table-cell>
        </table:table-row>
        <table:table-row table:style-name="ro1">
          <table:table-cell table:number-columns-repeated="8"/>
          <table:table-cell table:style-name="ce14" table:number-columns-repeated="5"/>
          <table:table-cell table:number-columns-repeated="16"/>
          <table:table-cell table:style-name="ce14" table:number-columns-repeated="5"/>
        </table:table-row>
        <table:table-row table:style-name="ro1">
          <table:table-cell table:style-name="ce2"/>
          <table:table-cell table:style-name="ce17" office:value-type="string" calcext:value-type="string" table:number-columns-spanned="5" table:number-rows-spanned="1">
            <text:p>SMS-EMOA</text:p>
          </table:table-cell>
          <table:covered-table-cell table:number-columns-repeated="4" table:style-name="ce2"/>
          <table:table-cell/>
          <table:table-cell table:style-name="ce2"/>
          <table:table-cell table:style-name="ce17" office:value-type="string" calcext:value-type="string" table:number-columns-spanned="5" table:number-rows-spanned="1">
            <text:p>VSD-SMS-EMOA Lambda=100</text:p>
          </table:table-cell>
          <table:covered-table-cell table:number-columns-repeated="4" table:style-name="ce2"/>
          <table:table-cell/>
          <table:table-cell table:style-name="ce2"/>
          <table:table-cell table:style-name="ce17" office:value-type="string" calcext:value-type="string" table:number-columns-spanned="5" table:number-rows-spanned="1">
            <text:p>R2-EMOA</text:p>
          </table:table-cell>
          <table:covered-table-cell table:number-columns-repeated="4" table:style-name="ce2"/>
          <table:table-cell/>
          <table:table-cell table:style-name="ce2"/>
          <table:table-cell table:style-name="ce17" office:value-type="string" calcext:value-type="string" table:number-columns-spanned="5" table:number-rows-spanned="1">
            <text:p>VSD-R2-EMOA</text:p>
          </table:table-cell>
          <table:covered-table-cell table:number-columns-repeated="4" table:style-name="ce2"/>
          <table:table-cell/>
          <table:table-cell table:style-name="ce2"/>
          <table:table-cell table:style-name="ce17" office:value-type="string" calcext:value-type="string" table:number-columns-spanned="5" table:number-rows-spanned="1">
            <text:p>VSD-SMS-EMOA Lambda=100</text:p>
          </table:table-cell>
          <table:covered-table-cell table:number-columns-repeated="4" table:style-name="ce2"/>
        </table:table-row>
        <table:table-row table:style-name="ro1">
          <table:table-cell office:value-type="string" calcext:value-type="string">
            <text:p>3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objetivos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office:value-type="string" calcext:value-type="string">
            <text:p>3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objetivos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84506516321" calcext:value-type="float">
            <text:p>0.984506516321</text:p>
          </table:table-cell>
          <table:table-cell office:value-type="float" office:value="0.98747013249" calcext:value-type="float">
            <text:p>0.98747013249</text:p>
          </table:table-cell>
          <table:table-cell office:value-type="float" office:value="0.987729580593" calcext:value-type="float">
            <text:p>0.987729580593</text:p>
          </table:table-cell>
          <table:table-cell office:value-type="float" office:value="0.984535693807" calcext:value-type="float">
            <text:p>0.984535693807</text:p>
          </table:table-cell>
          <table:table-cell office:value-type="float" office:value="0.987513929449" calcext:value-type="float">
            <text:p>0.987513929449</text:p>
          </table:table-cell>
          <table:table-cell/>
          <table:table-cell office:value-type="string" calcext:value-type="string">
            <text:p>WFG1_3</text:p>
          </table:table-cell>
          <table:table-cell table:style-name="ce14"/>
          <table:table-cell table:style-name="ce14" office:value-type="float" office:value="0.970252544766" calcext:value-type="float">
            <text:p>0.970252544766</text:p>
          </table:table-cell>
          <table:table-cell table:style-name="ce14" table:number-columns-repeated="3"/>
          <table:table-cell/>
          <table:table-cell office:value-type="string" calcext:value-type="string">
            <text:p>WFG1_3</text:p>
          </table:table-cell>
          <table:table-cell office:value-type="float" office:value="0.927966263803174" calcext:value-type="float">
            <text:p>0.927966263803174</text:p>
          </table:table-cell>
          <table:table-cell office:value-type="float" office:value="0.968806765519213" calcext:value-type="float">
            <text:p>0.968806765519213</text:p>
          </table:table-cell>
          <table:table-cell office:value-type="float" office:value="0.970036131009963" calcext:value-type="float">
            <text:p>0.970036131009963</text:p>
          </table:table-cell>
          <table:table-cell office:value-type="float" office:value="0.972062904749308" calcext:value-type="float">
            <text:p>0.972062904749308</text:p>
          </table:table-cell>
          <table:table-cell office:value-type="float" office:value="0.972652302492712" calcext:value-type="float">
            <text:p>0.97265230249271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904671609273" calcext:value-type="float">
            <text:p>0.904671609273</text:p>
          </table:table-cell>
          <table:table-cell office:value-type="float" office:value="0.967671725575" calcext:value-type="float">
            <text:p>0.967671725575</text:p>
          </table:table-cell>
          <table:table-cell office:value-type="float" office:value="0.96242363866" calcext:value-type="float">
            <text:p>0.96242363866</text:p>
          </table:table-cell>
          <table:table-cell office:value-type="float" office:value="0.962754067666" calcext:value-type="float">
            <text:p>0.962754067666</text:p>
          </table:table-cell>
          <table:table-cell office:value-type="float" office:value="0.971080495914" calcext:value-type="float">
            <text:p>0.971080495914</text:p>
          </table:table-cell>
          <table:table-cell/>
          <table:table-cell office:value-type="string" calcext:value-type="string">
            <text:p>WFG1_3</text:p>
          </table:table-cell>
          <table:table-cell table:style-name="ce14" office:value-type="float" office:value="0.981025892303" calcext:value-type="float">
            <text:p>0.981025892303</text:p>
          </table:table-cell>
          <table:table-cell table:style-name="ce14" office:value-type="float" office:value="0.986494734435" calcext:value-type="float">
            <text:p>0.986494734435</text:p>
          </table:table-cell>
          <table:table-cell table:style-name="ce14" office:value-type="float" office:value="0.985825364131" calcext:value-type="float">
            <text:p>0.985825364131</text:p>
          </table:table-cell>
          <table:table-cell table:style-name="ce14" office:value-type="float" office:value="0.983837069048" calcext:value-type="float">
            <text:p>0.983837069048</text:p>
          </table:table-cell>
          <table:table-cell table:style-name="ce14" office:value-type="float" office:value="0.980696089074" calcext:value-type="float">
            <text:p>0.980696089074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5088679117" calcext:value-type="float">
            <text:p>0.995088679117</text:p>
          </table:table-cell>
          <table:table-cell office:value-type="float" office:value="0.995099213549" calcext:value-type="float">
            <text:p>0.995099213549</text:p>
          </table:table-cell>
          <table:table-cell office:value-type="float" office:value="0.995094853159" calcext:value-type="float">
            <text:p>0.995094853159</text:p>
          </table:table-cell>
          <table:table-cell office:value-type="float" office:value="0.995078342298" calcext:value-type="float">
            <text:p>0.995078342298</text:p>
          </table:table-cell>
          <table:table-cell office:value-type="float" office:value="0.995110837199" calcext:value-type="float">
            <text:p>0.995110837199</text:p>
          </table:table-cell>
          <table:table-cell/>
          <table:table-cell office:value-type="string" calcext:value-type="string">
            <text:p>WFG2_3</text:p>
          </table:table-cell>
          <table:table-cell table:style-name="ce14"/>
          <table:table-cell table:style-name="ce14" office:value-type="float" office:value="0.995048512387" calcext:value-type="float">
            <text:p>0.995048512387</text:p>
          </table:table-cell>
          <table:table-cell table:style-name="ce14" table:number-columns-repeated="3"/>
          <table:table-cell/>
          <table:table-cell office:value-type="string" calcext:value-type="string">
            <text:p>WFG2_3</text:p>
          </table:table-cell>
          <table:table-cell office:value-type="float" office:value="0.905429952689481" calcext:value-type="float">
            <text:p>0.905429952689481</text:p>
          </table:table-cell>
          <table:table-cell office:value-type="float" office:value="0.914371779204256" calcext:value-type="float">
            <text:p>0.914371779204256</text:p>
          </table:table-cell>
          <table:table-cell office:value-type="float" office:value="0.913881234622088" calcext:value-type="float">
            <text:p>0.913881234622088</text:p>
          </table:table-cell>
          <table:table-cell office:value-type="float" office:value="0.910149110795212" calcext:value-type="float">
            <text:p>0.910149110795212</text:p>
          </table:table-cell>
          <table:table-cell office:value-type="float" office:value="0.93425092985957" calcext:value-type="float">
            <text:p>0.93425092985957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990072767122" calcext:value-type="float">
            <text:p>0.990072767122</text:p>
          </table:table-cell>
          <table:table-cell office:value-type="float" office:value="0.990102616209" calcext:value-type="float">
            <text:p>0.990102616209</text:p>
          </table:table-cell>
          <table:table-cell office:value-type="float" office:value="0.990014449845" calcext:value-type="float">
            <text:p>0.990014449845</text:p>
          </table:table-cell>
          <table:table-cell office:value-type="float" office:value="0.990139886389" calcext:value-type="float">
            <text:p>0.990139886389</text:p>
          </table:table-cell>
          <table:table-cell office:value-type="float" office:value="0.990078223678" calcext:value-type="float">
            <text:p>0.990078223678</text:p>
          </table:table-cell>
          <table:table-cell/>
          <table:table-cell office:value-type="string" calcext:value-type="string">
            <text:p>WFG2_3</text:p>
          </table:table-cell>
          <table:table-cell table:style-name="ce14" office:value-type="float" office:value="0.99483593234" calcext:value-type="float">
            <text:p>0.99483593234</text:p>
          </table:table-cell>
          <table:table-cell table:style-name="ce14" office:value-type="float" office:value="0.994819322951" calcext:value-type="float">
            <text:p>0.994819322951</text:p>
          </table:table-cell>
          <table:table-cell table:style-name="ce14" office:value-type="float" office:value="0.994782356451" calcext:value-type="float">
            <text:p>0.994782356451</text:p>
          </table:table-cell>
          <table:table-cell table:style-name="ce14" office:value-type="float" office:value="0.994763251661" calcext:value-type="float">
            <text:p>0.994763251661</text:p>
          </table:table-cell>
          <table:table-cell table:style-name="ce14" office:value-type="float" office:value="0.994744983975" calcext:value-type="float">
            <text:p>0.994744983975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7983734952" calcext:value-type="float">
            <text:p>0.997983734952</text:p>
          </table:table-cell>
          <table:table-cell office:value-type="float" office:value="0.998105086921" calcext:value-type="float">
            <text:p>0.998105086921</text:p>
          </table:table-cell>
          <table:table-cell office:value-type="float" office:value="0.998206614036" calcext:value-type="float">
            <text:p>0.998206614036</text:p>
          </table:table-cell>
          <table:table-cell office:value-type="float" office:value="0.998143628754" calcext:value-type="float">
            <text:p>0.998143628754</text:p>
          </table:table-cell>
          <table:table-cell office:value-type="float" office:value="0.998002050927" calcext:value-type="float">
            <text:p>0.998002050927</text:p>
          </table:table-cell>
          <table:table-cell/>
          <table:table-cell office:value-type="string" calcext:value-type="string">
            <text:p>WFG3_3</text:p>
          </table:table-cell>
          <table:table-cell table:style-name="ce14"/>
          <table:table-cell table:style-name="ce14" office:value-type="float" office:value="0.997939564866" calcext:value-type="float">
            <text:p>0.997939564866</text:p>
          </table:table-cell>
          <table:table-cell table:style-name="ce14" table:number-columns-repeated="3"/>
          <table:table-cell/>
          <table:table-cell office:value-type="string" calcext:value-type="string">
            <text:p>WFG3_3</text:p>
          </table:table-cell>
          <table:table-cell office:value-type="float" office:value="0.991782307566269" calcext:value-type="float">
            <text:p>0.991782307566269</text:p>
          </table:table-cell>
          <table:table-cell office:value-type="float" office:value="0.991712129174923" calcext:value-type="float">
            <text:p>0.991712129174923</text:p>
          </table:table-cell>
          <table:table-cell office:value-type="float" office:value="0.99170802691145" calcext:value-type="float">
            <text:p>0.99170802691145</text:p>
          </table:table-cell>
          <table:table-cell office:value-type="float" office:value="0.991669038545538" calcext:value-type="float">
            <text:p>0.991669038545538</text:p>
          </table:table-cell>
          <table:table-cell office:value-type="float" office:value="0.991669285954039" calcext:value-type="float">
            <text:p>0.99166928595403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9089750803" calcext:value-type="float">
            <text:p>0.99089750803</text:p>
          </table:table-cell>
          <table:table-cell office:value-type="float" office:value="0.99078449598" calcext:value-type="float">
            <text:p>0.99078449598</text:p>
          </table:table-cell>
          <table:table-cell office:value-type="float" office:value="0.990960743609" calcext:value-type="float">
            <text:p>0.990960743609</text:p>
          </table:table-cell>
          <table:table-cell office:value-type="float" office:value="0.990872283482" calcext:value-type="float">
            <text:p>0.990872283482</text:p>
          </table:table-cell>
          <table:table-cell office:value-type="float" office:value="0.990845706317" calcext:value-type="float">
            <text:p>0.990845706317</text:p>
          </table:table-cell>
          <table:table-cell/>
          <table:table-cell office:value-type="string" calcext:value-type="string">
            <text:p>WFG3_3</text:p>
          </table:table-cell>
          <table:table-cell table:style-name="ce14" office:value-type="float" office:value="0.997828021208" calcext:value-type="float">
            <text:p>0.997828021208</text:p>
          </table:table-cell>
          <table:table-cell table:style-name="ce14" office:value-type="float" office:value="0.997782370145" calcext:value-type="float">
            <text:p>0.997782370145</text:p>
          </table:table-cell>
          <table:table-cell table:style-name="ce14" office:value-type="float" office:value="0.997702405384" calcext:value-type="float">
            <text:p>0.997702405384</text:p>
          </table:table-cell>
          <table:table-cell table:style-name="ce14" office:value-type="float" office:value="0.997674877689" calcext:value-type="float">
            <text:p>0.997674877689</text:p>
          </table:table-cell>
          <table:table-cell table:style-name="ce14" office:value-type="float" office:value="0.997664705694" calcext:value-type="float">
            <text:p>0.997664705694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46819451724" calcext:value-type="float">
            <text:p>0.946819451724</text:p>
          </table:table-cell>
          <table:table-cell office:value-type="float" office:value="0.946809697082" calcext:value-type="float">
            <text:p>0.946809697082</text:p>
          </table:table-cell>
          <table:table-cell office:value-type="float" office:value="0.946810603168" calcext:value-type="float">
            <text:p>0.946810603168</text:p>
          </table:table-cell>
          <table:table-cell office:value-type="float" office:value="0.946687811411" calcext:value-type="float">
            <text:p>0.946687811411</text:p>
          </table:table-cell>
          <table:table-cell office:value-type="float" office:value="0.946579637372" calcext:value-type="float">
            <text:p>0.946579637372</text:p>
          </table:table-cell>
          <table:table-cell/>
          <table:table-cell office:value-type="string" calcext:value-type="string">
            <text:p>WFG4_3</text:p>
          </table:table-cell>
          <table:table-cell table:style-name="ce14"/>
          <table:table-cell table:style-name="ce14" office:value-type="float" office:value="0.945915125706" calcext:value-type="float">
            <text:p>0.945915125706</text:p>
          </table:table-cell>
          <table:table-cell table:style-name="ce14" table:number-columns-repeated="3"/>
          <table:table-cell/>
          <table:table-cell office:value-type="string" calcext:value-type="string">
            <text:p>WFG4_3</text:p>
          </table:table-cell>
          <table:table-cell office:value-type="float" office:value="0.905711879734498" calcext:value-type="float">
            <text:p>0.905711879734498</text:p>
          </table:table-cell>
          <table:table-cell office:value-type="float" office:value="0.906282505010543" calcext:value-type="float">
            <text:p>0.906282505010543</text:p>
          </table:table-cell>
          <table:table-cell office:value-type="float" office:value="0.90655700500348" calcext:value-type="float">
            <text:p>0.90655700500348</text:p>
          </table:table-cell>
          <table:table-cell office:value-type="float" office:value="0.906780545579488" calcext:value-type="float">
            <text:p>0.906780545579488</text:p>
          </table:table-cell>
          <table:table-cell office:value-type="float" office:value="0.904550623661174" calcext:value-type="float">
            <text:p>0.904550623661174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940910484142" calcext:value-type="float">
            <text:p>0.940910484142</text:p>
          </table:table-cell>
          <table:table-cell office:value-type="float" office:value="0.941111078811" calcext:value-type="float">
            <text:p>0.941111078811</text:p>
          </table:table-cell>
          <table:table-cell office:value-type="float" office:value="0.918439022917" calcext:value-type="float">
            <text:p>0.918439022917</text:p>
          </table:table-cell>
          <table:table-cell office:value-type="float" office:value="0.941174685544" calcext:value-type="float">
            <text:p>0.941174685544</text:p>
          </table:table-cell>
          <table:table-cell office:value-type="float" office:value="0.91258045204" calcext:value-type="float">
            <text:p>0.91258045204</text:p>
          </table:table-cell>
          <table:table-cell/>
          <table:table-cell office:value-type="string" calcext:value-type="string">
            <text:p>WFG4_3</text:p>
          </table:table-cell>
          <table:table-cell table:style-name="ce14" office:value-type="float" office:value="0.945118211711" calcext:value-type="float">
            <text:p>0.945118211711</text:p>
          </table:table-cell>
          <table:table-cell table:style-name="ce14" office:value-type="float" office:value="0.944527385356" calcext:value-type="float">
            <text:p>0.944527385356</text:p>
          </table:table-cell>
          <table:table-cell table:style-name="ce14" office:value-type="float" office:value="0.943884713318" calcext:value-type="float">
            <text:p>0.943884713318</text:p>
          </table:table-cell>
          <table:table-cell table:style-name="ce14" office:value-type="float" office:value="0.943302820325" calcext:value-type="float">
            <text:p>0.943302820325</text:p>
          </table:table-cell>
          <table:table-cell table:style-name="ce14" office:value-type="float" office:value="0.943191686331" calcext:value-type="float">
            <text:p>0.943191686331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80024758376" calcext:value-type="float">
            <text:p>0.880024758376</text:p>
          </table:table-cell>
          <table:table-cell office:value-type="float" office:value="0.880578519842" calcext:value-type="float">
            <text:p>0.880578519842</text:p>
          </table:table-cell>
          <table:table-cell office:value-type="float" office:value="0.880088957419" calcext:value-type="float">
            <text:p>0.880088957419</text:p>
          </table:table-cell>
          <table:table-cell office:value-type="float" office:value="0.880718475402" calcext:value-type="float">
            <text:p>0.880718475402</text:p>
          </table:table-cell>
          <table:table-cell office:value-type="float" office:value="0.880466210475" calcext:value-type="float">
            <text:p>0.880466210475</text:p>
          </table:table-cell>
          <table:table-cell/>
          <table:table-cell office:value-type="string" calcext:value-type="string">
            <text:p>WFG5_3</text:p>
          </table:table-cell>
          <table:table-cell table:style-name="ce14"/>
          <table:table-cell table:style-name="ce14" office:value-type="float" office:value="0.871762943713" calcext:value-type="float">
            <text:p>0.871762943713</text:p>
          </table:table-cell>
          <table:table-cell table:style-name="ce14" table:number-columns-repeated="3"/>
          <table:table-cell/>
          <table:table-cell office:value-type="string" calcext:value-type="string">
            <text:p>WFG5_3</text:p>
          </table:table-cell>
          <table:table-cell office:value-type="float" office:value="0.842388264196343" calcext:value-type="float">
            <text:p>0.842388264196343</text:p>
          </table:table-cell>
          <table:table-cell office:value-type="float" office:value="0.843616499898196" calcext:value-type="float">
            <text:p>0.843616499898196</text:p>
          </table:table-cell>
          <table:table-cell office:value-type="float" office:value="0.844293031478708" calcext:value-type="float">
            <text:p>0.844293031478708</text:p>
          </table:table-cell>
          <table:table-cell office:value-type="float" office:value="0.844568727908292" calcext:value-type="float">
            <text:p>0.844568727908292</text:p>
          </table:table-cell>
          <table:table-cell office:value-type="float" office:value="0.844862190633466" calcext:value-type="float">
            <text:p>0.844862190633466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74163893797" calcext:value-type="float">
            <text:p>0.874163893797</text:p>
          </table:table-cell>
          <table:table-cell office:value-type="float" office:value="0.845518715799" calcext:value-type="float">
            <text:p>0.845518715799</text:p>
          </table:table-cell>
          <table:table-cell office:value-type="float" office:value="0.847112590691" calcext:value-type="float">
            <text:p>0.847112590691</text:p>
          </table:table-cell>
          <table:table-cell office:value-type="float" office:value="0.843745105426" calcext:value-type="float">
            <text:p>0.843745105426</text:p>
          </table:table-cell>
          <table:table-cell office:value-type="float" office:value="0.850366303037" calcext:value-type="float">
            <text:p>0.850366303037</text:p>
          </table:table-cell>
          <table:table-cell/>
          <table:table-cell office:value-type="string" calcext:value-type="string">
            <text:p>WFG5_3</text:p>
          </table:table-cell>
          <table:table-cell table:style-name="ce14" office:value-type="float" office:value="0.876018000004" calcext:value-type="float">
            <text:p>0.876018000004</text:p>
          </table:table-cell>
          <table:table-cell table:style-name="ce14" office:value-type="float" office:value="0.876515636642" calcext:value-type="float">
            <text:p>0.876515636642</text:p>
          </table:table-cell>
          <table:table-cell table:style-name="ce14" office:value-type="float" office:value="0.878430248845" calcext:value-type="float">
            <text:p>0.878430248845</text:p>
          </table:table-cell>
          <table:table-cell table:style-name="ce14" office:value-type="float" office:value="0.879048335391" calcext:value-type="float">
            <text:p>0.879048335391</text:p>
          </table:table-cell>
          <table:table-cell table:style-name="ce14" office:value-type="float" office:value="0.880676687153" calcext:value-type="float">
            <text:p>0.880676687153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1475863824" calcext:value-type="float">
            <text:p>0.891475863824</text:p>
          </table:table-cell>
          <table:table-cell office:value-type="float" office:value="0.883183827017" calcext:value-type="float">
            <text:p>0.883183827017</text:p>
          </table:table-cell>
          <table:table-cell office:value-type="float" office:value="0.886258146991" calcext:value-type="float">
            <text:p>0.886258146991</text:p>
          </table:table-cell>
          <table:table-cell office:value-type="float" office:value="0.903351496316" calcext:value-type="float">
            <text:p>0.903351496316</text:p>
          </table:table-cell>
          <table:table-cell office:value-type="float" office:value="0.880051931753" calcext:value-type="float">
            <text:p>0.880051931753</text:p>
          </table:table-cell>
          <table:table-cell/>
          <table:table-cell office:value-type="string" calcext:value-type="string">
            <text:p>WFG6_3</text:p>
          </table:table-cell>
          <table:table-cell table:style-name="ce14"/>
          <table:table-cell table:style-name="ce14" office:value-type="float" office:value="0.859242216107" calcext:value-type="float">
            <text:p>0.859242216107</text:p>
          </table:table-cell>
          <table:table-cell table:style-name="ce14" table:number-columns-repeated="3"/>
          <table:table-cell/>
          <table:table-cell office:value-type="string" calcext:value-type="string">
            <text:p>WFG6_3</text:p>
          </table:table-cell>
          <table:table-cell office:value-type="float" office:value="0.859833631630936" calcext:value-type="float">
            <text:p>0.859833631630936</text:p>
          </table:table-cell>
          <table:table-cell office:value-type="float" office:value="0.858986756372599" calcext:value-type="float">
            <text:p>0.858986756372599</text:p>
          </table:table-cell>
          <table:table-cell office:value-type="float" office:value="0.859016298743543" calcext:value-type="float">
            <text:p>0.859016298743543</text:p>
          </table:table-cell>
          <table:table-cell office:value-type="float" office:value="0.858858910928859" calcext:value-type="float">
            <text:p>0.858858910928859</text:p>
          </table:table-cell>
          <table:table-cell office:value-type="float" office:value="0.857371520225145" calcext:value-type="float">
            <text:p>0.857371520225145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62837395152" calcext:value-type="float">
            <text:p>0.862837395152</text:p>
          </table:table-cell>
          <table:table-cell office:value-type="float" office:value="0.848921221601" calcext:value-type="float">
            <text:p>0.848921221601</text:p>
          </table:table-cell>
          <table:table-cell office:value-type="float" office:value="0.855226551617" calcext:value-type="float">
            <text:p>0.855226551617</text:p>
          </table:table-cell>
          <table:table-cell office:value-type="float" office:value="0.856448874641" calcext:value-type="float">
            <text:p>0.856448874641</text:p>
          </table:table-cell>
          <table:table-cell office:value-type="float" office:value="0.84806779663" calcext:value-type="float">
            <text:p>0.84806779663</text:p>
          </table:table-cell>
          <table:table-cell/>
          <table:table-cell office:value-type="string" calcext:value-type="string">
            <text:p>WFG6_3</text:p>
          </table:table-cell>
          <table:table-cell table:style-name="ce14" office:value-type="float" office:value="0.866279013257" calcext:value-type="float">
            <text:p>0.866279013257</text:p>
          </table:table-cell>
          <table:table-cell table:style-name="ce14" office:value-type="float" office:value="0.859950809565" calcext:value-type="float">
            <text:p>0.859950809565</text:p>
          </table:table-cell>
          <table:table-cell table:style-name="ce14" office:value-type="float" office:value="0.856569186457" calcext:value-type="float">
            <text:p>0.856569186457</text:p>
          </table:table-cell>
          <table:table-cell table:style-name="ce14" office:value-type="float" office:value="0.853205558198" calcext:value-type="float">
            <text:p>0.853205558198</text:p>
          </table:table-cell>
          <table:table-cell table:style-name="ce14" office:value-type="float" office:value="0.848789424359" calcext:value-type="float">
            <text:p>0.848789424359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6695669577" calcext:value-type="float">
            <text:p>0.946695669577</text:p>
          </table:table-cell>
          <table:table-cell office:value-type="float" office:value="0.946797010555" calcext:value-type="float">
            <text:p>0.946797010555</text:p>
          </table:table-cell>
          <table:table-cell office:value-type="float" office:value="0.946864583557" calcext:value-type="float">
            <text:p>0.946864583557</text:p>
          </table:table-cell>
          <table:table-cell office:value-type="float" office:value="0.946872050383" calcext:value-type="float">
            <text:p>0.946872050383</text:p>
          </table:table-cell>
          <table:table-cell office:value-type="float" office:value="0.946826382653" calcext:value-type="float">
            <text:p>0.946826382653</text:p>
          </table:table-cell>
          <table:table-cell/>
          <table:table-cell office:value-type="string" calcext:value-type="string">
            <text:p>WFG7_3</text:p>
          </table:table-cell>
          <table:table-cell table:style-name="ce14"/>
          <table:table-cell table:style-name="ce14" office:value-type="float" office:value="0.946608662466" calcext:value-type="float">
            <text:p>0.946608662466</text:p>
          </table:table-cell>
          <table:table-cell table:style-name="ce14" table:number-columns-repeated="3"/>
          <table:table-cell/>
          <table:table-cell office:value-type="string" calcext:value-type="string">
            <text:p>WFG7_3</text:p>
          </table:table-cell>
          <table:table-cell office:value-type="float" office:value="0.905054542885593" calcext:value-type="float">
            <text:p>0.905054542885593</text:p>
          </table:table-cell>
          <table:table-cell office:value-type="float" office:value="0.904539790586034" calcext:value-type="float">
            <text:p>0.904539790586034</text:p>
          </table:table-cell>
          <table:table-cell office:value-type="float" office:value="0.904435767847071" calcext:value-type="float">
            <text:p>0.904435767847071</text:p>
          </table:table-cell>
          <table:table-cell office:value-type="float" office:value="0.904283000755071" calcext:value-type="float">
            <text:p>0.904283000755071</text:p>
          </table:table-cell>
          <table:table-cell office:value-type="float" office:value="0.904080443852359" calcext:value-type="float">
            <text:p>0.904080443852359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941672644271" calcext:value-type="float">
            <text:p>0.941672644271</text:p>
          </table:table-cell>
          <table:table-cell office:value-type="float" office:value="0.941750728356" calcext:value-type="float">
            <text:p>0.941750728356</text:p>
          </table:table-cell>
          <table:table-cell office:value-type="float" office:value="0.941627261163" calcext:value-type="float">
            <text:p>0.941627261163</text:p>
          </table:table-cell>
          <table:table-cell office:value-type="float" office:value="0.941571875334" calcext:value-type="float">
            <text:p>0.941571875334</text:p>
          </table:table-cell>
          <table:table-cell office:value-type="float" office:value="0.941546254271" calcext:value-type="float">
            <text:p>0.941546254271</text:p>
          </table:table-cell>
          <table:table-cell/>
          <table:table-cell office:value-type="string" calcext:value-type="string">
            <text:p>WFG7_3</text:p>
          </table:table-cell>
          <table:table-cell table:style-name="ce14" office:value-type="float" office:value="0.944400711865" calcext:value-type="float">
            <text:p>0.944400711865</text:p>
          </table:table-cell>
          <table:table-cell table:style-name="ce14" office:value-type="float" office:value="0.94404559188" calcext:value-type="float">
            <text:p>0.94404559188</text:p>
          </table:table-cell>
          <table:table-cell table:style-name="ce14" office:value-type="float" office:value="0.943856375389" calcext:value-type="float">
            <text:p>0.943856375389</text:p>
          </table:table-cell>
          <table:table-cell table:style-name="ce14" office:value-type="float" office:value="0.943713865436" calcext:value-type="float">
            <text:p>0.943713865436</text:p>
          </table:table-cell>
          <table:table-cell table:style-name="ce14" office:value-type="float" office:value="0.943618134962" calcext:value-type="float">
            <text:p>0.943618134962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5291795254" calcext:value-type="float">
            <text:p>0.85291795254</text:p>
          </table:table-cell>
          <table:table-cell office:value-type="float" office:value="0.848648994217" calcext:value-type="float">
            <text:p>0.848648994217</text:p>
          </table:table-cell>
          <table:table-cell office:value-type="float" office:value="0.848445325543" calcext:value-type="float">
            <text:p>0.848445325543</text:p>
          </table:table-cell>
          <table:table-cell office:value-type="float" office:value="0.847990221041" calcext:value-type="float">
            <text:p>0.847990221041</text:p>
          </table:table-cell>
          <table:table-cell office:value-type="float" office:value="0.844986198868" calcext:value-type="float">
            <text:p>0.844986198868</text:p>
          </table:table-cell>
          <table:table-cell/>
          <table:table-cell office:value-type="string" calcext:value-type="string">
            <text:p>WFG8_3</text:p>
          </table:table-cell>
          <table:table-cell table:style-name="ce14"/>
          <table:table-cell table:style-name="ce14" office:value-type="float" office:value="0.8930092483" calcext:value-type="float">
            <text:p>0.8930092483</text:p>
          </table:table-cell>
          <table:table-cell table:style-name="ce14" table:number-columns-repeated="3"/>
          <table:table-cell/>
          <table:table-cell office:value-type="string" calcext:value-type="string">
            <text:p>WFG8_3</text:p>
          </table:table-cell>
          <table:table-cell office:value-type="float" office:value="0.820127136764519" calcext:value-type="float">
            <text:p>0.820127136764519</text:p>
          </table:table-cell>
          <table:table-cell office:value-type="float" office:value="0.820109348951168" calcext:value-type="float">
            <text:p>0.820109348951168</text:p>
          </table:table-cell>
          <table:table-cell office:value-type="float" office:value="0.820389017092931" calcext:value-type="float">
            <text:p>0.820389017092931</text:p>
          </table:table-cell>
          <table:table-cell office:value-type="float" office:value="0.818789962328556" calcext:value-type="float">
            <text:p>0.818789962328556</text:p>
          </table:table-cell>
          <table:table-cell office:value-type="float" office:value="0.814948441703153" calcext:value-type="float">
            <text:p>0.814948441703153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901761164197" calcext:value-type="float">
            <text:p>0.901761164197</text:p>
          </table:table-cell>
          <table:table-cell office:value-type="float" office:value="0.897107460883" calcext:value-type="float">
            <text:p>0.897107460883</text:p>
          </table:table-cell>
          <table:table-cell office:value-type="float" office:value="0.865228074193" calcext:value-type="float">
            <text:p>0.865228074193</text:p>
          </table:table-cell>
          <table:table-cell office:value-type="float" office:value="0.833489609275" calcext:value-type="float">
            <text:p>0.833489609275</text:p>
          </table:table-cell>
          <table:table-cell office:value-type="float" office:value="0.814069351497" calcext:value-type="float">
            <text:p>0.814069351497</text:p>
          </table:table-cell>
          <table:table-cell/>
          <table:table-cell office:value-type="string" calcext:value-type="string">
            <text:p>WFG8_3</text:p>
          </table:table-cell>
          <table:table-cell table:style-name="ce14" office:value-type="float" office:value="0.922207227954" calcext:value-type="float">
            <text:p>0.922207227954</text:p>
          </table:table-cell>
          <table:table-cell table:style-name="ce14" office:value-type="float" office:value="0.919479395445" calcext:value-type="float">
            <text:p>0.919479395445</text:p>
          </table:table-cell>
          <table:table-cell table:style-name="ce14" office:value-type="float" office:value="0.905769672963" calcext:value-type="float">
            <text:p>0.905769672963</text:p>
          </table:table-cell>
          <table:table-cell table:style-name="ce14" office:value-type="float" office:value="0.885130218205" calcext:value-type="float">
            <text:p>0.885130218205</text:p>
          </table:table-cell>
          <table:table-cell table:style-name="ce14" office:value-type="float" office:value="0.846443052085" calcext:value-type="float">
            <text:p>0.846443052085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90591827964" calcext:value-type="float">
            <text:p>0.790591827964</text:p>
          </table:table-cell>
          <table:table-cell office:value-type="float" office:value="0.918386323696" calcext:value-type="float">
            <text:p>0.918386323696</text:p>
          </table:table-cell>
          <table:table-cell office:value-type="float" office:value="0.91984354239" calcext:value-type="float">
            <text:p>0.91984354239</text:p>
          </table:table-cell>
          <table:table-cell office:value-type="float" office:value="0.909530014861" calcext:value-type="float">
            <text:p>0.909530014861</text:p>
          </table:table-cell>
          <table:table-cell office:value-type="float" office:value="0.920300449132" calcext:value-type="float">
            <text:p>0.920300449132</text:p>
          </table:table-cell>
          <table:table-cell/>
          <table:table-cell office:value-type="string" calcext:value-type="string">
            <text:p>WFG9_3</text:p>
          </table:table-cell>
          <table:table-cell table:style-name="ce14"/>
          <table:table-cell table:style-name="ce14" office:value-type="float" office:value="0.8875000205" calcext:value-type="float">
            <text:p>0.8875000205</text:p>
          </table:table-cell>
          <table:table-cell table:style-name="ce14" table:number-columns-repeated="3"/>
          <table:table-cell/>
          <table:table-cell office:value-type="string" calcext:value-type="string">
            <text:p>WFG9_3</text:p>
          </table:table-cell>
          <table:table-cell office:value-type="float" office:value="0.804052100705202" calcext:value-type="float">
            <text:p>0.804052100705202</text:p>
          </table:table-cell>
          <table:table-cell office:value-type="float" office:value="0.827882043916146" calcext:value-type="float">
            <text:p>0.827882043916146</text:p>
          </table:table-cell>
          <table:table-cell office:value-type="float" office:value="0.838560393995916" calcext:value-type="float">
            <text:p>0.838560393995916</text:p>
          </table:table-cell>
          <table:table-cell office:value-type="float" office:value="0.857592919992351" calcext:value-type="float">
            <text:p>0.857592919992351</text:p>
          </table:table-cell>
          <table:table-cell office:value-type="float" office:value="0.86530224566683" calcext:value-type="float">
            <text:p>0.86530224566683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25007835462" calcext:value-type="float">
            <text:p>0.825007835462</text:p>
          </table:table-cell>
          <table:table-cell office:value-type="float" office:value="0.830540417204" calcext:value-type="float">
            <text:p>0.830540417204</text:p>
          </table:table-cell>
          <table:table-cell office:value-type="float" office:value="0.872892104933" calcext:value-type="float">
            <text:p>0.872892104933</text:p>
          </table:table-cell>
          <table:table-cell office:value-type="float" office:value="0.872405853073" calcext:value-type="float">
            <text:p>0.872405853073</text:p>
          </table:table-cell>
          <table:table-cell office:value-type="float" office:value="0.765541674056" calcext:value-type="float">
            <text:p>0.765541674056</text:p>
          </table:table-cell>
          <table:table-cell/>
          <table:table-cell office:value-type="string" calcext:value-type="string">
            <text:p>WFG9_3</text:p>
          </table:table-cell>
          <table:table-cell table:style-name="ce14" office:value-type="float" office:value="0.887539027254" calcext:value-type="float">
            <text:p>0.887539027254</text:p>
          </table:table-cell>
          <table:table-cell table:style-name="ce14" office:value-type="float" office:value="0.892080585151" calcext:value-type="float">
            <text:p>0.892080585151</text:p>
          </table:table-cell>
          <table:table-cell table:style-name="ce14" office:value-type="float" office:value="0.908207795909" calcext:value-type="float">
            <text:p>0.908207795909</text:p>
          </table:table-cell>
          <table:table-cell table:style-name="ce14" office:value-type="float" office:value="0.916083949354" calcext:value-type="float">
            <text:p>0.916083949354</text:p>
          </table:table-cell>
          <table:table-cell table:style-name="ce14" office:value-type="float" office:value="0.837088761344" calcext:value-type="float">
            <text:p>0.83708876134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8421551653" calcext:value-type="float">
            <text:p>0.968421551653</text:p>
          </table:table-cell>
          <table:table-cell office:value-type="float" office:value="0.968347892736" calcext:value-type="float">
            <text:p>0.968347892736</text:p>
          </table:table-cell>
          <table:table-cell office:value-type="float" office:value="0.968520200391" calcext:value-type="float">
            <text:p>0.968520200391</text:p>
          </table:table-cell>
          <table:table-cell office:value-type="float" office:value="0.968461030951" calcext:value-type="float">
            <text:p>0.968461030951</text:p>
          </table:table-cell>
          <table:table-cell office:value-type="float" office:value="0.968310463855" calcext:value-type="float">
            <text:p>0.968310463855</text:p>
          </table:table-cell>
          <table:table-cell/>
          <table:table-cell office:value-type="string" calcext:value-type="string">
            <text:p>DTLZ1_3</text:p>
          </table:table-cell>
          <table:table-cell table:style-name="ce14"/>
          <table:table-cell table:style-name="ce14" office:value-type="float" office:value="0.968430707286" calcext:value-type="float">
            <text:p>0.968430707286</text:p>
          </table:table-cell>
          <table:table-cell table:style-name="ce14" table:number-columns-repeated="3"/>
          <table:table-cell/>
          <table:table-cell office:value-type="string" calcext:value-type="string">
            <text:p>DTLZ1_3</text:p>
          </table:table-cell>
          <table:table-cell office:value-type="float" office:value="0.940298323978913" calcext:value-type="float">
            <text:p>0.940298323978913</text:p>
          </table:table-cell>
          <table:table-cell office:value-type="float" office:value="0.940682622546318" calcext:value-type="float">
            <text:p>0.940682622546318</text:p>
          </table:table-cell>
          <table:table-cell office:value-type="float" office:value="0.940544539275007" calcext:value-type="float">
            <text:p>0.940544539275007</text:p>
          </table:table-cell>
          <table:table-cell office:value-type="float" office:value="0.940521776274462" calcext:value-type="float">
            <text:p>0.940521776274462</text:p>
          </table:table-cell>
          <table:table-cell office:value-type="float" office:value="0.940834849996939" calcext:value-type="float">
            <text:p>0.940834849996939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65754683622" calcext:value-type="float">
            <text:p>0.965754683622</text:p>
          </table:table-cell>
          <table:table-cell office:value-type="float" office:value="0.965730820822" calcext:value-type="float">
            <text:p>0.965730820822</text:p>
          </table:table-cell>
          <table:table-cell office:value-type="float" office:value="0.965360935509" calcext:value-type="float">
            <text:p>0.965360935509</text:p>
          </table:table-cell>
          <table:table-cell office:value-type="float" office:value="0.965708172899" calcext:value-type="float">
            <text:p>0.965708172899</text:p>
          </table:table-cell>
          <table:table-cell office:value-type="float" office:value="0.965545582618" calcext:value-type="float">
            <text:p>0.965545582618</text:p>
          </table:table-cell>
          <table:table-cell/>
          <table:table-cell office:value-type="string" calcext:value-type="string">
            <text:p>DTLZ1_3</text:p>
          </table:table-cell>
          <table:table-cell table:style-name="ce14" office:value-type="float" office:value="0.968059064706" calcext:value-type="float">
            <text:p>0.968059064706</text:p>
          </table:table-cell>
          <table:table-cell table:style-name="ce14" office:value-type="float" office:value="0.967745625528" calcext:value-type="float">
            <text:p>0.967745625528</text:p>
          </table:table-cell>
          <table:table-cell table:style-name="ce14" office:value-type="float" office:value="0.967605246899" calcext:value-type="float">
            <text:p>0.967605246899</text:p>
          </table:table-cell>
          <table:table-cell table:style-name="ce14" office:value-type="float" office:value="0.967485742153" calcext:value-type="float">
            <text:p>0.967485742153</text:p>
          </table:table-cell>
          <table:table-cell table:style-name="ce14" office:value-type="float" office:value="0.967386981916" calcext:value-type="float">
            <text:p>0.967386981916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6866623797" calcext:value-type="float">
            <text:p>0.946866623797</text:p>
          </table:table-cell>
          <table:table-cell office:value-type="float" office:value="0.946821335237" calcext:value-type="float">
            <text:p>0.946821335237</text:p>
          </table:table-cell>
          <table:table-cell office:value-type="float" office:value="0.946830114783" calcext:value-type="float">
            <text:p>0.946830114783</text:p>
          </table:table-cell>
          <table:table-cell office:value-type="float" office:value="0.946804837812" calcext:value-type="float">
            <text:p>0.946804837812</text:p>
          </table:table-cell>
          <table:table-cell office:value-type="float" office:value="0.94672925879" calcext:value-type="float">
            <text:p>0.94672925879</text:p>
          </table:table-cell>
          <table:table-cell/>
          <table:table-cell office:value-type="string" calcext:value-type="string">
            <text:p>DTLZ2_3</text:p>
          </table:table-cell>
          <table:table-cell table:style-name="ce14"/>
          <table:table-cell table:style-name="ce14" office:value-type="float" office:value="0.946526431823" calcext:value-type="float">
            <text:p>0.946526431823</text:p>
          </table:table-cell>
          <table:table-cell table:style-name="ce14" table:number-columns-repeated="3"/>
          <table:table-cell/>
          <table:table-cell office:value-type="string" calcext:value-type="string">
            <text:p>DTLZ2_3</text:p>
          </table:table-cell>
          <table:table-cell office:value-type="float" office:value="0.915018576451775" calcext:value-type="float">
            <text:p>0.915018576451775</text:p>
          </table:table-cell>
          <table:table-cell office:value-type="float" office:value="0.914841391930337" calcext:value-type="float">
            <text:p>0.914841391930337</text:p>
          </table:table-cell>
          <table:table-cell office:value-type="float" office:value="0.915097343751255" calcext:value-type="float">
            <text:p>0.915097343751255</text:p>
          </table:table-cell>
          <table:table-cell office:value-type="float" office:value="0.915124458325142" calcext:value-type="float">
            <text:p>0.915124458325142</text:p>
          </table:table-cell>
          <table:table-cell office:value-type="float" office:value="0.915015239353195" calcext:value-type="float">
            <text:p>0.915015239353195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44055527486" calcext:value-type="float">
            <text:p>0.944055527486</text:p>
          </table:table-cell>
          <table:table-cell office:value-type="float" office:value="0.944148064075" calcext:value-type="float">
            <text:p>0.944148064075</text:p>
          </table:table-cell>
          <table:table-cell office:value-type="float" office:value="0.944175036807" calcext:value-type="float">
            <text:p>0.944175036807</text:p>
          </table:table-cell>
          <table:table-cell office:value-type="float" office:value="0.944117861906" calcext:value-type="float">
            <text:p>0.944117861906</text:p>
          </table:table-cell>
          <table:table-cell office:value-type="float" office:value="0.944023283671" calcext:value-type="float">
            <text:p>0.944023283671</text:p>
          </table:table-cell>
          <table:table-cell/>
          <table:table-cell office:value-type="string" calcext:value-type="string">
            <text:p>DTLZ2_3</text:p>
          </table:table-cell>
          <table:table-cell table:style-name="ce14" office:value-type="float" office:value="0.945556689157" calcext:value-type="float">
            <text:p>0.945556689157</text:p>
          </table:table-cell>
          <table:table-cell table:style-name="ce14" office:value-type="float" office:value="0.945230640952" calcext:value-type="float">
            <text:p>0.945230640952</text:p>
          </table:table-cell>
          <table:table-cell table:style-name="ce14" office:value-type="float" office:value="0.945010697513" calcext:value-type="float">
            <text:p>0.945010697513</text:p>
          </table:table-cell>
          <table:table-cell table:style-name="ce14" office:value-type="float" office:value="0.944845383619" calcext:value-type="float">
            <text:p>0.944845383619</text:p>
          </table:table-cell>
          <table:table-cell table:style-name="ce14" office:value-type="float" office:value="0.944707141448" calcext:value-type="float">
            <text:p>0.944707141448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6707261859" calcext:value-type="float">
            <text:p>0.946707261859</text:p>
          </table:table-cell>
          <table:table-cell office:value-type="float" office:value="0.946728868053" calcext:value-type="float">
            <text:p>0.946728868053</text:p>
          </table:table-cell>
          <table:table-cell office:value-type="float" office:value="0.946829168983" calcext:value-type="float">
            <text:p>0.946829168983</text:p>
          </table:table-cell>
          <table:table-cell office:value-type="float" office:value="0.946768127316" calcext:value-type="float">
            <text:p>0.946768127316</text:p>
          </table:table-cell>
          <table:table-cell office:value-type="float" office:value="0.946812085541" calcext:value-type="float">
            <text:p>0.946812085541</text:p>
          </table:table-cell>
          <table:table-cell/>
          <table:table-cell office:value-type="string" calcext:value-type="string">
            <text:p>DTLZ3_3</text:p>
          </table:table-cell>
          <table:table-cell table:style-name="ce14"/>
          <table:table-cell table:style-name="ce14" office:value-type="float" office:value="0.946749147213" calcext:value-type="float">
            <text:p>0.946749147213</text:p>
          </table:table-cell>
          <table:table-cell table:style-name="ce14" table:number-columns-repeated="3"/>
          <table:table-cell/>
          <table:table-cell office:value-type="string" calcext:value-type="string">
            <text:p>DTLZ3_3</text:p>
          </table:table-cell>
          <table:table-cell office:value-type="float" office:value="0.912329258233539" calcext:value-type="float">
            <text:p>0.912329258233539</text:p>
          </table:table-cell>
          <table:table-cell office:value-type="float" office:value="0.915083878686812" calcext:value-type="float">
            <text:p>0.915083878686812</text:p>
          </table:table-cell>
          <table:table-cell office:value-type="float" office:value="0.9150368529286" calcext:value-type="float">
            <text:p>0.9150368529286</text:p>
          </table:table-cell>
          <table:table-cell office:value-type="float" office:value="0.914974482156235" calcext:value-type="float">
            <text:p>0.914974482156235</text:p>
          </table:table-cell>
          <table:table-cell office:value-type="float" office:value="0.914935583584161" calcext:value-type="float">
            <text:p>0.914935583584161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44223981822" calcext:value-type="float">
            <text:p>0.944223981822</text:p>
          </table:table-cell>
          <table:table-cell office:value-type="float" office:value="0.944123342485" calcext:value-type="float">
            <text:p>0.944123342485</text:p>
          </table:table-cell>
          <table:table-cell office:value-type="float" office:value="0.944389790316" calcext:value-type="float">
            <text:p>0.944389790316</text:p>
          </table:table-cell>
          <table:table-cell office:value-type="float" office:value="0.944176927427" calcext:value-type="float">
            <text:p>0.944176927427</text:p>
          </table:table-cell>
          <table:table-cell office:value-type="float" office:value="0.944093668523" calcext:value-type="float">
            <text:p>0.944093668523</text:p>
          </table:table-cell>
          <table:table-cell/>
          <table:table-cell office:value-type="string" calcext:value-type="string">
            <text:p>DTLZ3_3</text:p>
          </table:table-cell>
          <table:table-cell table:style-name="ce14" office:value-type="float" office:value="0.946342455993" calcext:value-type="float">
            <text:p>0.946342455993</text:p>
          </table:table-cell>
          <table:table-cell table:style-name="ce14" office:value-type="float" office:value="0.946015928869" calcext:value-type="float">
            <text:p>0.946015928869</text:p>
          </table:table-cell>
          <table:table-cell table:style-name="ce14" office:value-type="float" office:value="0.94587566742" calcext:value-type="float">
            <text:p>0.94587566742</text:p>
          </table:table-cell>
          <table:table-cell table:style-name="ce14" office:value-type="float" office:value="0.945681488742" calcext:value-type="float">
            <text:p>0.945681488742</text:p>
          </table:table-cell>
          <table:table-cell table:style-name="ce14" office:value-type="float" office:value="0.945624070266" calcext:value-type="float">
            <text:p>0.945624070266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6692151252" calcext:value-type="float">
            <text:p>0.946692151252</text:p>
          </table:table-cell>
          <table:table-cell office:value-type="float" office:value="0.94675919295" calcext:value-type="float">
            <text:p>0.94675919295</text:p>
          </table:table-cell>
          <table:table-cell office:value-type="float" office:value="0.946750386163" calcext:value-type="float">
            <text:p>0.946750386163</text:p>
          </table:table-cell>
          <table:table-cell office:value-type="float" office:value="0.946720572154" calcext:value-type="float">
            <text:p>0.946720572154</text:p>
          </table:table-cell>
          <table:table-cell office:value-type="float" office:value="0.946714852342" calcext:value-type="float">
            <text:p>0.946714852342</text:p>
          </table:table-cell>
          <table:table-cell/>
          <table:table-cell office:value-type="string" calcext:value-type="string">
            <text:p>DTLZ4_3</text:p>
          </table:table-cell>
          <table:table-cell table:style-name="ce14"/>
          <table:table-cell table:style-name="ce14" office:value-type="float" office:value="0.946654055641" calcext:value-type="float">
            <text:p>0.946654055641</text:p>
          </table:table-cell>
          <table:table-cell table:style-name="ce14" table:number-columns-repeated="3"/>
          <table:table-cell/>
          <table:table-cell office:value-type="string" calcext:value-type="string">
            <text:p>DTLZ4_3</text:p>
          </table:table-cell>
          <table:table-cell office:value-type="float" office:value="0.651911555838539" calcext:value-type="float">
            <text:p>0.651911555838539</text:p>
          </table:table-cell>
          <table:table-cell office:value-type="float" office:value="0.673609826664075" calcext:value-type="float">
            <text:p>0.673609826664075</text:p>
          </table:table-cell>
          <table:table-cell office:value-type="float" office:value="0.644143300525889" calcext:value-type="float">
            <text:p>0.644143300525889</text:p>
          </table:table-cell>
          <table:table-cell office:value-type="float" office:value="0.6730278482702" calcext:value-type="float">
            <text:p>0.6730278482702</text:p>
          </table:table-cell>
          <table:table-cell office:value-type="float" office:value="0.702525425026104" calcext:value-type="float">
            <text:p>0.702525425026104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944291506385" calcext:value-type="float">
            <text:p>0.944291506385</text:p>
          </table:table-cell>
          <table:table-cell office:value-type="float" office:value="0.943834756877" calcext:value-type="float">
            <text:p>0.943834756877</text:p>
          </table:table-cell>
          <table:table-cell office:value-type="float" office:value="0.94411101371" calcext:value-type="float">
            <text:p>0.94411101371</text:p>
          </table:table-cell>
          <table:table-cell office:value-type="float" office:value="0.943298366871" calcext:value-type="float">
            <text:p>0.943298366871</text:p>
          </table:table-cell>
          <table:table-cell office:value-type="float" office:value="0.943881193713" calcext:value-type="float">
            <text:p>0.943881193713</text:p>
          </table:table-cell>
          <table:table-cell/>
          <table:table-cell office:value-type="string" calcext:value-type="string">
            <text:p>DTLZ4_3</text:p>
          </table:table-cell>
          <table:table-cell table:style-name="ce14" office:value-type="float" office:value="0.945637179931" calcext:value-type="float">
            <text:p>0.945637179931</text:p>
          </table:table-cell>
          <table:table-cell table:style-name="ce14" office:value-type="float" office:value="0.945363204454" calcext:value-type="float">
            <text:p>0.945363204454</text:p>
          </table:table-cell>
          <table:table-cell table:style-name="ce14" office:value-type="float" office:value="0.945135879633" calcext:value-type="float">
            <text:p>0.945135879633</text:p>
          </table:table-cell>
          <table:table-cell table:style-name="ce14" office:value-type="float" office:value="0.944963345613" calcext:value-type="float">
            <text:p>0.944963345613</text:p>
          </table:table-cell>
          <table:table-cell table:style-name="ce14" office:value-type="float" office:value="0.944864273816" calcext:value-type="float">
            <text:p>0.944864273816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8974584186" calcext:value-type="float">
            <text:p>0.988974584186</text:p>
          </table:table-cell>
          <table:table-cell office:value-type="float" office:value="0.989024269971" calcext:value-type="float">
            <text:p>0.989024269971</text:p>
          </table:table-cell>
          <table:table-cell office:value-type="float" office:value="0.988733078321" calcext:value-type="float">
            <text:p>0.988733078321</text:p>
          </table:table-cell>
          <table:table-cell office:value-type="float" office:value="0.988927458703" calcext:value-type="float">
            <text:p>0.988927458703</text:p>
          </table:table-cell>
          <table:table-cell office:value-type="float" office:value="0.988823421712" calcext:value-type="float">
            <text:p>0.988823421712</text:p>
          </table:table-cell>
          <table:table-cell/>
          <table:table-cell office:value-type="string" calcext:value-type="string">
            <text:p>DTLZ5_3</text:p>
          </table:table-cell>
          <table:table-cell table:style-name="ce14"/>
          <table:table-cell table:style-name="ce14" office:value-type="float" office:value="0.988823951273" calcext:value-type="float">
            <text:p>0.988823951273</text:p>
          </table:table-cell>
          <table:table-cell table:style-name="ce14" table:number-columns-repeated="3"/>
          <table:table-cell/>
          <table:table-cell office:value-type="string" calcext:value-type="string">
            <text:p>DTLZ5_3</text:p>
          </table:table-cell>
          <table:table-cell office:value-type="float" office:value="0.985862642533329" calcext:value-type="float">
            <text:p>0.985862642533329</text:p>
          </table:table-cell>
          <table:table-cell office:value-type="float" office:value="0.985890426179359" calcext:value-type="float">
            <text:p>0.985890426179359</text:p>
          </table:table-cell>
          <table:table-cell office:value-type="float" office:value="0.985867660971379" calcext:value-type="float">
            <text:p>0.985867660971379</text:p>
          </table:table-cell>
          <table:table-cell office:value-type="float" office:value="0.985882316972906" calcext:value-type="float">
            <text:p>0.985882316972906</text:p>
          </table:table-cell>
          <table:table-cell office:value-type="float" office:value="0.985852659947058" calcext:value-type="float">
            <text:p>0.985852659947058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85468163714" calcext:value-type="float">
            <text:p>0.985468163714</text:p>
          </table:table-cell>
          <table:table-cell office:value-type="float" office:value="0.985464690152" calcext:value-type="float">
            <text:p>0.985464690152</text:p>
          </table:table-cell>
          <table:table-cell office:value-type="float" office:value="0.985465159643" calcext:value-type="float">
            <text:p>0.985465159643</text:p>
          </table:table-cell>
          <table:table-cell office:value-type="float" office:value="0.98546546179" calcext:value-type="float">
            <text:p>0.98546546179</text:p>
          </table:table-cell>
          <table:table-cell office:value-type="float" office:value="0.985465765767" calcext:value-type="float">
            <text:p>0.985465765767</text:p>
          </table:table-cell>
          <table:table-cell/>
          <table:table-cell office:value-type="string" calcext:value-type="string">
            <text:p>DTLZ5_3</text:p>
          </table:table-cell>
          <table:table-cell table:style-name="ce14" office:value-type="float" office:value="0.988730165466" calcext:value-type="float">
            <text:p>0.988730165466</text:p>
          </table:table-cell>
          <table:table-cell table:style-name="ce14" office:value-type="float" office:value="0.988708630147" calcext:value-type="float">
            <text:p>0.988708630147</text:p>
          </table:table-cell>
          <table:table-cell table:style-name="ce14" office:value-type="float" office:value="0.988613801597" calcext:value-type="float">
            <text:p>0.988613801597</text:p>
          </table:table-cell>
          <table:table-cell table:style-name="ce14" office:value-type="float" office:value="0.988570685968" calcext:value-type="float">
            <text:p>0.988570685968</text:p>
          </table:table-cell>
          <table:table-cell table:style-name="ce14" office:value-type="float" office:value="0.988575508729" calcext:value-type="float">
            <text:p>0.988575508729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798748009894" calcext:value-type="float">
            <text:p>0.798748009894</text:p>
          </table:table-cell>
          <table:table-cell office:value-type="float" office:value="0.989059004361" calcext:value-type="float">
            <text:p>0.989059004361</text:p>
          </table:table-cell>
          <table:table-cell office:value-type="float" office:value="0.435777537675" calcext:value-type="float">
            <text:p>0.435777537675</text:p>
          </table:table-cell>
          <table:table-cell office:value-type="float" office:value="0.687284676915" calcext:value-type="float">
            <text:p>0.687284676915</text:p>
          </table:table-cell>
          <table:table-cell office:value-type="float" office:value="0.808537207182" calcext:value-type="float">
            <text:p>0.808537207182</text:p>
          </table:table-cell>
          <table:table-cell/>
          <table:table-cell office:value-type="string" calcext:value-type="string">
            <text:p>DTLZ6_3</text:p>
          </table:table-cell>
          <table:table-cell table:style-name="ce14"/>
          <table:table-cell table:style-name="ce14" office:value-type="float" office:value="0.885879367034" calcext:value-type="float">
            <text:p>0.885879367034</text:p>
          </table:table-cell>
          <table:table-cell table:style-name="ce14" table:number-columns-repeated="3"/>
          <table:table-cell/>
          <table:table-cell office:value-type="string" calcext:value-type="string">
            <text:p>DTLZ6_3</text:p>
          </table:table-cell>
          <table:table-cell office:value-type="float" office:value="0.774884878103634" calcext:value-type="float">
            <text:p>0.774884878103634</text:p>
          </table:table-cell>
          <table:table-cell office:value-type="float" office:value="0.730623751948935" calcext:value-type="float">
            <text:p>0.730623751948935</text:p>
          </table:table-cell>
          <table:table-cell office:value-type="float" office:value="0.671158634504601" calcext:value-type="float">
            <text:p>0.671158634504601</text:p>
          </table:table-cell>
          <table:table-cell office:value-type="float" office:value="0.705045799449075" calcext:value-type="float">
            <text:p>0.705045799449075</text:p>
          </table:table-cell>
          <table:table-cell office:value-type="float" office:value="0.677454976209936" calcext:value-type="float">
            <text:p>0.677454976209936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845444518052" calcext:value-type="float">
            <text:p>0.845444518052</text:p>
          </table:table-cell>
          <table:table-cell office:value-type="float" office:value="0.928677923422" calcext:value-type="float">
            <text:p>0.928677923422</text:p>
          </table:table-cell>
          <table:table-cell office:value-type="float" office:value="0.985462377054" calcext:value-type="float">
            <text:p>0.985462377054</text:p>
          </table:table-cell>
          <table:table-cell office:value-type="float" office:value="0.835654377152" calcext:value-type="float">
            <text:p>0.835654377152</text:p>
          </table:table-cell>
          <table:table-cell office:value-type="float" office:value="0.780336248013" calcext:value-type="float">
            <text:p>0.780336248013</text:p>
          </table:table-cell>
          <table:table-cell/>
          <table:table-cell office:value-type="string" calcext:value-type="string">
            <text:p>DTLZ6_3</text:p>
          </table:table-cell>
          <table:table-cell table:style-name="ce14" office:value-type="float" office:value="0.947687259413" calcext:value-type="float">
            <text:p>0.947687259413</text:p>
          </table:table-cell>
          <table:table-cell table:style-name="ce14" office:value-type="float" office:value="0.89213096252" calcext:value-type="float">
            <text:p>0.89213096252</text:p>
          </table:table-cell>
          <table:table-cell table:style-name="ce14" office:value-type="float" office:value="0.859418586251" calcext:value-type="float">
            <text:p>0.859418586251</text:p>
          </table:table-cell>
          <table:table-cell table:style-name="ce14" office:value-type="float" office:value="0.788885851538" calcext:value-type="float">
            <text:p>0.788885851538</text:p>
          </table:table-cell>
          <table:table-cell table:style-name="ce14" office:value-type="float" office:value="0.757356877829" calcext:value-type="float">
            <text:p>0.757356877829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75493754505" calcext:value-type="float">
            <text:p>0.975493754505</text:p>
          </table:table-cell>
          <table:table-cell office:value-type="float" office:value="0.975602755179" calcext:value-type="float">
            <text:p>0.975602755179</text:p>
          </table:table-cell>
          <table:table-cell office:value-type="float" office:value="0.976127744718" calcext:value-type="float">
            <text:p>0.976127744718</text:p>
          </table:table-cell>
          <table:table-cell office:value-type="float" office:value="0.975614459371" calcext:value-type="float">
            <text:p>0.975614459371</text:p>
          </table:table-cell>
          <table:table-cell office:value-type="float" office:value="0.975787786075" calcext:value-type="float">
            <text:p>0.975787786075</text:p>
          </table:table-cell>
          <table:table-cell/>
          <table:table-cell office:value-type="string" calcext:value-type="string">
            <text:p>DTLZ7_3</text:p>
          </table:table-cell>
          <table:table-cell table:style-name="ce14"/>
          <table:table-cell table:style-name="ce14" office:value-type="float" office:value="0.975696171443" calcext:value-type="float">
            <text:p>0.975696171443</text:p>
          </table:table-cell>
          <table:table-cell table:style-name="ce14" table:number-columns-repeated="3"/>
          <table:table-cell/>
          <table:table-cell office:value-type="string" calcext:value-type="string">
            <text:p>DTLZ7_3</text:p>
          </table:table-cell>
          <table:table-cell office:value-type="float" office:value="0.852002720721307" calcext:value-type="float">
            <text:p>0.852002720721307</text:p>
          </table:table-cell>
          <table:table-cell office:value-type="float" office:value="0.848668649962503" calcext:value-type="float">
            <text:p>0.848668649962503</text:p>
          </table:table-cell>
          <table:table-cell office:value-type="float" office:value="0.858880832163736" calcext:value-type="float">
            <text:p>0.858880832163736</text:p>
          </table:table-cell>
          <table:table-cell office:value-type="float" office:value="0.860516274729191" calcext:value-type="float">
            <text:p>0.860516274729191</text:p>
          </table:table-cell>
          <table:table-cell office:value-type="float" office:value="0.860179421666479" calcext:value-type="float">
            <text:p>0.860179421666479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64224020259" calcext:value-type="float">
            <text:p>0.964224020259</text:p>
          </table:table-cell>
          <table:table-cell office:value-type="float" office:value="0.964043198322" calcext:value-type="float">
            <text:p>0.964043198322</text:p>
          </table:table-cell>
          <table:table-cell office:value-type="float" office:value="0.964071542705" calcext:value-type="float">
            <text:p>0.964071542705</text:p>
          </table:table-cell>
          <table:table-cell office:value-type="float" office:value="0.9646317845" calcext:value-type="float">
            <text:p>0.9646317845</text:p>
          </table:table-cell>
          <table:table-cell office:value-type="float" office:value="0.964195651523" calcext:value-type="float">
            <text:p>0.964195651523</text:p>
          </table:table-cell>
          <table:table-cell/>
          <table:table-cell office:value-type="string" calcext:value-type="string">
            <text:p>DTLZ7_3</text:p>
          </table:table-cell>
          <table:table-cell table:style-name="ce14" office:value-type="float" office:value="0.975056457589" calcext:value-type="float">
            <text:p>0.975056457589</text:p>
          </table:table-cell>
          <table:table-cell table:style-name="ce14" office:value-type="float" office:value="0.974852300336" calcext:value-type="float">
            <text:p>0.974852300336</text:p>
          </table:table-cell>
          <table:table-cell table:style-name="ce14" office:value-type="float" office:value="0.974693427901" calcext:value-type="float">
            <text:p>0.974693427901</text:p>
          </table:table-cell>
          <table:table-cell table:style-name="ce14" office:value-type="float" office:value="0.974581868944" calcext:value-type="float">
            <text:p>0.974581868944</text:p>
          </table:table-cell>
          <table:table-cell table:style-name="ce14" office:value-type="float" office:value="0.97451065585" calcext:value-type="float">
            <text:p>0.97451065585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28246604823" calcext:value-type="float">
            <text:p>0.928246604823</text:p>
          </table:table-cell>
          <table:table-cell office:value-type="float" office:value="0.578463535782" calcext:value-type="float">
            <text:p>0.578463535782</text:p>
          </table:table-cell>
          <table:table-cell office:value-type="float" office:value="0.578466468421" calcext:value-type="float">
            <text:p>0.578466468421</text:p>
          </table:table-cell>
          <table:table-cell office:value-type="float" office:value="0.578462051283" calcext:value-type="float">
            <text:p>0.578462051283</text:p>
          </table:table-cell>
          <table:table-cell office:value-type="float" office:value="0.578465101164" calcext:value-type="float">
            <text:p>0.578465101164</text:p>
          </table:table-cell>
          <table:table-cell/>
          <table:table-cell office:value-type="string" calcext:value-type="string">
            <text:p>UF8_3</text:p>
          </table:table-cell>
          <table:table-cell table:style-name="ce14"/>
          <table:table-cell table:style-name="ce14" office:value-type="float" office:value="0.913202558664" calcext:value-type="float">
            <text:p>0.913202558664</text:p>
          </table:table-cell>
          <table:table-cell table:style-name="ce14" table:number-columns-repeated="3"/>
          <table:table-cell/>
          <table:table-cell office:value-type="string" calcext:value-type="string">
            <text:p>UF8_3</text:p>
          </table:table-cell>
          <table:table-cell office:value-type="float" office:value="0.85289197543577" calcext:value-type="float">
            <text:p>0.85289197543577</text:p>
          </table:table-cell>
          <table:table-cell office:value-type="float" office:value="0.768311634867799" calcext:value-type="float">
            <text:p>0.768311634867799</text:p>
          </table:table-cell>
          <table:table-cell office:value-type="float" office:value="0.74095244328458" calcext:value-type="float">
            <text:p>0.74095244328458</text:p>
          </table:table-cell>
          <table:table-cell office:value-type="float" office:value="0.674723675557945" calcext:value-type="float">
            <text:p>0.674723675557945</text:p>
          </table:table-cell>
          <table:table-cell office:value-type="float" office:value="0.640755845766228" calcext:value-type="float">
            <text:p>0.640755845766228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924481374111" calcext:value-type="float">
            <text:p>0.924481374111</text:p>
          </table:table-cell>
          <table:table-cell office:value-type="float" office:value="0.929188726941" calcext:value-type="float">
            <text:p>0.929188726941</text:p>
          </table:table-cell>
          <table:table-cell office:value-type="float" office:value="0.90937671561" calcext:value-type="float">
            <text:p>0.90937671561</text:p>
          </table:table-cell>
          <table:table-cell office:value-type="float" office:value="0.854833838634" calcext:value-type="float">
            <text:p>0.854833838634</text:p>
          </table:table-cell>
          <table:table-cell office:value-type="float" office:value="0.802871678961" calcext:value-type="float">
            <text:p>0.802871678961</text:p>
          </table:table-cell>
          <table:table-cell/>
          <table:table-cell office:value-type="string" calcext:value-type="string">
            <text:p>UF8_3</text:p>
          </table:table-cell>
          <table:table-cell table:style-name="ce14" office:value-type="float" office:value="0.931794582485" calcext:value-type="float">
            <text:p>0.931794582485</text:p>
          </table:table-cell>
          <table:table-cell table:style-name="ce14" office:value-type="float" office:value="0.933766718942" calcext:value-type="float">
            <text:p>0.933766718942</text:p>
          </table:table-cell>
          <table:table-cell table:style-name="ce14" office:value-type="float" office:value="0.917800842507" calcext:value-type="float">
            <text:p>0.917800842507</text:p>
          </table:table-cell>
          <table:table-cell table:style-name="ce14" office:value-type="float" office:value="0.908366243983" calcext:value-type="float">
            <text:p>0.908366243983</text:p>
          </table:table-cell>
          <table:table-cell table:style-name="ce14" office:value-type="float" office:value="0.814238132981" calcext:value-type="float">
            <text:p>0.814238132981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99196861823" calcext:value-type="float">
            <text:p>0.799196861823</text:p>
          </table:table-cell>
          <table:table-cell office:value-type="float" office:value="0.943962069903" calcext:value-type="float">
            <text:p>0.943962069903</text:p>
          </table:table-cell>
          <table:table-cell office:value-type="float" office:value="0.934165676683" calcext:value-type="float">
            <text:p>0.934165676683</text:p>
          </table:table-cell>
          <table:table-cell office:value-type="float" office:value="0.922351204825" calcext:value-type="float">
            <text:p>0.922351204825</text:p>
          </table:table-cell>
          <table:table-cell office:value-type="float" office:value="0.749541282109" calcext:value-type="float">
            <text:p>0.749541282109</text:p>
          </table:table-cell>
          <table:table-cell/>
          <table:table-cell office:value-type="string" calcext:value-type="string">
            <text:p>UF9_3</text:p>
          </table:table-cell>
          <table:table-cell table:style-name="ce14"/>
          <table:table-cell table:style-name="ce14" office:value-type="float" office:value="0.968210248538" calcext:value-type="float">
            <text:p>0.968210248538</text:p>
          </table:table-cell>
          <table:table-cell table:style-name="ce14" table:number-columns-repeated="3"/>
          <table:table-cell/>
          <table:table-cell office:value-type="string" calcext:value-type="string">
            <text:p>UF9_3</text:p>
          </table:table-cell>
          <table:table-cell office:value-type="float" office:value="0.84367197713656" calcext:value-type="float">
            <text:p>0.84367197713656</text:p>
          </table:table-cell>
          <table:table-cell office:value-type="float" office:value="0.807844215569055" calcext:value-type="float">
            <text:p>0.807844215569055</text:p>
          </table:table-cell>
          <table:table-cell office:value-type="float" office:value="0.830924556342399" calcext:value-type="float">
            <text:p>0.830924556342399</text:p>
          </table:table-cell>
          <table:table-cell office:value-type="float" office:value="0.800092037261475" calcext:value-type="float">
            <text:p>0.800092037261475</text:p>
          </table:table-cell>
          <table:table-cell office:value-type="float" office:value="0.767387433695722" calcext:value-type="float">
            <text:p>0.767387433695722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954541739539" calcext:value-type="float">
            <text:p>0.954541739539</text:p>
          </table:table-cell>
          <table:table-cell office:value-type="float" office:value="0.941588841628" calcext:value-type="float">
            <text:p>0.941588841628</text:p>
          </table:table-cell>
          <table:table-cell office:value-type="float" office:value="0.955251295795" calcext:value-type="float">
            <text:p>0.955251295795</text:p>
          </table:table-cell>
          <table:table-cell office:value-type="float" office:value="0.939994539106" calcext:value-type="float">
            <text:p>0.939994539106</text:p>
          </table:table-cell>
          <table:table-cell office:value-type="float" office:value="0.872540928088" calcext:value-type="float">
            <text:p>0.872540928088</text:p>
          </table:table-cell>
          <table:table-cell/>
          <table:table-cell office:value-type="string" calcext:value-type="string">
            <text:p>UF9_3</text:p>
          </table:table-cell>
          <table:table-cell table:style-name="ce14" office:value-type="float" office:value="0.974622403417" calcext:value-type="float">
            <text:p>0.974622403417</text:p>
          </table:table-cell>
          <table:table-cell table:style-name="ce14" office:value-type="float" office:value="0.973160726167" calcext:value-type="float">
            <text:p>0.973160726167</text:p>
          </table:table-cell>
          <table:table-cell table:style-name="ce14" office:value-type="float" office:value="0.973210791432" calcext:value-type="float">
            <text:p>0.973210791432</text:p>
          </table:table-cell>
          <table:table-cell table:style-name="ce14" office:value-type="float" office:value="0.961629539195" calcext:value-type="float">
            <text:p>0.961629539195</text:p>
          </table:table-cell>
          <table:table-cell table:style-name="ce14" office:value-type="float" office:value="0.915355959713" calcext:value-type="float">
            <text:p>0.915355959713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84566556089" calcext:value-type="float">
            <text:p>0.484566556089</text:p>
          </table:table-cell>
          <table:table-cell office:value-type="float" office:value="0.333565371778" calcext:value-type="float">
            <text:p>0.333565371778</text:p>
          </table:table-cell>
          <table:table-cell office:value-type="float" office:value="0.565935074911" calcext:value-type="float">
            <text:p>0.565935074911</text:p>
          </table:table-cell>
          <table:table-cell office:value-type="float" office:value="0.363781707468" calcext:value-type="float">
            <text:p>0.363781707468</text:p>
          </table:table-cell>
          <table:table-cell office:value-type="float" office:value="0.578463823359" calcext:value-type="float">
            <text:p>0.578463823359</text:p>
          </table:table-cell>
          <table:table-cell/>
          <table:table-cell office:value-type="string" calcext:value-type="string">
            <text:p>UF10_3</text:p>
          </table:table-cell>
          <table:table-cell table:style-name="ce14"/>
          <table:table-cell table:style-name="ce14" office:value-type="float" office:value="0.606403447437" calcext:value-type="float">
            <text:p>0.606403447437</text:p>
          </table:table-cell>
          <table:table-cell table:style-name="ce14" table:number-columns-repeated="3"/>
          <table:table-cell/>
          <table:table-cell office:value-type="string" calcext:value-type="string">
            <text:p>UF10_3</text:p>
          </table:table-cell>
          <table:table-cell office:value-type="float" office:value="0.267743124521037" calcext:value-type="float">
            <text:p>0.267743124521037</text:p>
          </table:table-cell>
          <table:table-cell office:value-type="float" office:value="0.331374505395706" calcext:value-type="float">
            <text:p>0.331374505395706</text:p>
          </table:table-cell>
          <table:table-cell office:value-type="float" office:value="0.26242576278136" calcext:value-type="float">
            <text:p>0.26242576278136</text:p>
          </table:table-cell>
          <table:table-cell office:value-type="float" office:value="0.289093531781166" calcext:value-type="float">
            <text:p>0.289093531781166</text:p>
          </table:table-cell>
          <table:table-cell office:value-type="float" office:value="0.307870190213443" calcext:value-type="float">
            <text:p>0.307870190213443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760479073933" calcext:value-type="float">
            <text:p>0.760479073933</text:p>
          </table:table-cell>
          <table:table-cell office:value-type="float" office:value="0.726891519281" calcext:value-type="float">
            <text:p>0.726891519281</text:p>
          </table:table-cell>
          <table:table-cell office:value-type="float" office:value="0.481603977788" calcext:value-type="float">
            <text:p>0.481603977788</text:p>
          </table:table-cell>
          <table:table-cell office:value-type="float" office:value="0.661380501044" calcext:value-type="float">
            <text:p>0.661380501044</text:p>
          </table:table-cell>
          <table:table-cell office:value-type="float" office:value="0.433549554427" calcext:value-type="float">
            <text:p>0.433549554427</text:p>
          </table:table-cell>
          <table:table-cell/>
          <table:table-cell office:value-type="string" calcext:value-type="string">
            <text:p>UF10_3</text:p>
          </table:table-cell>
          <table:table-cell table:style-name="ce14" office:value-type="float" office:value="0.73414932455" calcext:value-type="float">
            <text:p>0.73414932455</text:p>
          </table:table-cell>
          <table:table-cell table:style-name="ce14" office:value-type="float" office:value="0.679705162057" calcext:value-type="float">
            <text:p>0.679705162057</text:p>
          </table:table-cell>
          <table:table-cell table:style-name="ce14" office:value-type="float" office:value="0.661843379473" calcext:value-type="float">
            <text:p>0.661843379473</text:p>
          </table:table-cell>
          <table:table-cell table:style-name="ce14" office:value-type="float" office:value="0.604349731358" calcext:value-type="float">
            <text:p>0.604349731358</text:p>
          </table:table-cell>
          <table:table-cell table:style-name="ce14" office:value-type="float" office:value="0.563095374356" calcext:value-type="float">
            <text:p>0.563095374356</text:p>
          </table:table-cell>
        </table:table-row>
        <table:table-row table:style-name="ro1">
          <table:table-cell office:value-type="string" calcext:value-type="string">
            <text:p>IMB4_3</text:p>
          </table:table-cell>
          <table:table-cell office:value-type="float" office:value="0.89360377697" calcext:value-type="float">
            <text:p>0.89360377697</text:p>
          </table:table-cell>
          <table:table-cell office:value-type="float" office:value="0.892404361141" calcext:value-type="float">
            <text:p>0.892404361141</text:p>
          </table:table-cell>
          <table:table-cell office:value-type="float" office:value="0.891501182631" calcext:value-type="float">
            <text:p>0.891501182631</text:p>
          </table:table-cell>
          <table:table-cell office:value-type="float" office:value="0.890213437293" calcext:value-type="float">
            <text:p>0.890213437293</text:p>
          </table:table-cell>
          <table:table-cell office:value-type="float" office:value="0.903040646415" calcext:value-type="float">
            <text:p>0.903040646415</text:p>
          </table:table-cell>
          <table:table-cell/>
          <table:table-cell office:value-type="string" calcext:value-type="string">
            <text:p>IMB4_3</text:p>
          </table:table-cell>
          <table:table-cell table:style-name="ce14"/>
          <table:table-cell table:style-name="ce14" office:value-type="float" office:value="0.880556008879" calcext:value-type="float">
            <text:p>0.880556008879</text:p>
          </table:table-cell>
          <table:table-cell table:style-name="ce14" table:number-columns-repeated="3"/>
          <table:table-cell/>
          <table:table-cell office:value-type="string" calcext:value-type="string">
            <text:p>IMB4_3</text:p>
          </table:table-cell>
          <table:table-cell office:value-type="float" office:value="0.872818803504726" calcext:value-type="float">
            <text:p>0.872818803504726</text:p>
          </table:table-cell>
          <table:table-cell office:value-type="float" office:value="0.876425174847074" calcext:value-type="float">
            <text:p>0.876425174847074</text:p>
          </table:table-cell>
          <table:table-cell office:value-type="float" office:value="0.87561814794532" calcext:value-type="float">
            <text:p>0.87561814794532</text:p>
          </table:table-cell>
          <table:table-cell office:value-type="float" office:value="0.874320838754337" calcext:value-type="float">
            <text:p>0.874320838754337</text:p>
          </table:table-cell>
          <table:table-cell office:value-type="float" office:value="0.860900917155019" calcext:value-type="float">
            <text:p>0.860900917155019</text:p>
          </table:table-cell>
          <table:table-cell/>
          <table:table-cell office:value-type="string" calcext:value-type="string">
            <text:p>IMB4_3</text:p>
          </table:table-cell>
          <table:table-cell office:value-type="float" office:value="0.891361631515" calcext:value-type="float">
            <text:p>0.891361631515</text:p>
          </table:table-cell>
          <table:table-cell office:value-type="float" office:value="0.873774453088" calcext:value-type="float">
            <text:p>0.873774453088</text:p>
          </table:table-cell>
          <table:table-cell office:value-type="float" office:value="0.873797353224" calcext:value-type="float">
            <text:p>0.873797353224</text:p>
          </table:table-cell>
          <table:table-cell office:value-type="float" office:value="0.885207804586" calcext:value-type="float">
            <text:p>0.885207804586</text:p>
          </table:table-cell>
          <table:table-cell office:value-type="float" office:value="0.873698139343" calcext:value-type="float">
            <text:p>0.873698139343</text:p>
          </table:table-cell>
          <table:table-cell/>
          <table:table-cell office:value-type="string" calcext:value-type="string">
            <text:p>IMB4_3</text:p>
          </table:table-cell>
          <table:table-cell table:style-name="ce14" office:value-type="float" office:value="0.888145429462" calcext:value-type="float">
            <text:p>0.888145429462</text:p>
          </table:table-cell>
          <table:table-cell table:style-name="ce14" office:value-type="float" office:value="0.89110804323" calcext:value-type="float">
            <text:p>0.89110804323</text:p>
          </table:table-cell>
          <table:table-cell table:style-name="ce14" office:value-type="float" office:value="0.886452002719" calcext:value-type="float">
            <text:p>0.886452002719</text:p>
          </table:table-cell>
          <table:table-cell table:style-name="ce14" office:value-type="float" office:value="0.886436477799" calcext:value-type="float">
            <text:p>0.886436477799</text:p>
          </table:table-cell>
          <table:table-cell table:style-name="ce14" office:value-type="float" office:value="0.877942694875" calcext:value-type="float">
            <text:p>0.877942694875</text:p>
          </table:table-cell>
        </table:table-row>
        <table:table-row table:style-name="ro1">
          <table:table-cell office:value-type="string" calcext:value-type="string">
            <text:p>IMB5_3</text:p>
          </table:table-cell>
          <table:table-cell office:value-type="float" office:value="0.896853307357" calcext:value-type="float">
            <text:p>0.896853307357</text:p>
          </table:table-cell>
          <table:table-cell office:value-type="float" office:value="0.896804216321" calcext:value-type="float">
            <text:p>0.896804216321</text:p>
          </table:table-cell>
          <table:table-cell office:value-type="float" office:value="0.896842901649" calcext:value-type="float">
            <text:p>0.896842901649</text:p>
          </table:table-cell>
          <table:table-cell office:value-type="float" office:value="0.896776867933" calcext:value-type="float">
            <text:p>0.896776867933</text:p>
          </table:table-cell>
          <table:table-cell office:value-type="float" office:value="0.896881039389" calcext:value-type="float">
            <text:p>0.896881039389</text:p>
          </table:table-cell>
          <table:table-cell/>
          <table:table-cell office:value-type="string" calcext:value-type="string">
            <text:p>IMB5_3</text:p>
          </table:table-cell>
          <table:table-cell table:style-name="ce14"/>
          <table:table-cell table:style-name="ce14" office:value-type="float" office:value="0.894624895475" calcext:value-type="float">
            <text:p>0.894624895475</text:p>
          </table:table-cell>
          <table:table-cell table:style-name="ce14" table:number-columns-repeated="3"/>
          <table:table-cell/>
          <table:table-cell office:value-type="string" calcext:value-type="string">
            <text:p>IMB5_3</text:p>
          </table:table-cell>
          <table:table-cell office:value-type="float" office:value="0.871703526479736" calcext:value-type="float">
            <text:p>0.871703526479736</text:p>
          </table:table-cell>
          <table:table-cell office:value-type="float" office:value="0.871742761276213" calcext:value-type="float">
            <text:p>0.871742761276213</text:p>
          </table:table-cell>
          <table:table-cell office:value-type="float" office:value="0.871751876750697" calcext:value-type="float">
            <text:p>0.871751876750697</text:p>
          </table:table-cell>
          <table:table-cell office:value-type="float" office:value="0.871718563031665" calcext:value-type="float">
            <text:p>0.871718563031665</text:p>
          </table:table-cell>
          <table:table-cell office:value-type="float" office:value="0.87175245396773" calcext:value-type="float">
            <text:p>0.87175245396773</text:p>
          </table:table-cell>
          <table:table-cell/>
          <table:table-cell office:value-type="string" calcext:value-type="string">
            <text:p>IMB5_3</text:p>
          </table:table-cell>
          <table:table-cell office:value-type="float" office:value="0.894098094786" calcext:value-type="float">
            <text:p>0.894098094786</text:p>
          </table:table-cell>
          <table:table-cell office:value-type="float" office:value="0.89398896913" calcext:value-type="float">
            <text:p>0.89398896913</text:p>
          </table:table-cell>
          <table:table-cell office:value-type="float" office:value="0.893919194799" calcext:value-type="float">
            <text:p>0.893919194799</text:p>
          </table:table-cell>
          <table:table-cell office:value-type="float" office:value="0.893904620167" calcext:value-type="float">
            <text:p>0.893904620167</text:p>
          </table:table-cell>
          <table:table-cell office:value-type="float" office:value="0.893798251404" calcext:value-type="float">
            <text:p>0.893798251404</text:p>
          </table:table-cell>
          <table:table-cell/>
          <table:table-cell office:value-type="string" calcext:value-type="string">
            <text:p>IMB5_3</text:p>
          </table:table-cell>
          <table:table-cell table:style-name="ce14" office:value-type="float" office:value="0.896120945292" calcext:value-type="float">
            <text:p>0.896120945292</text:p>
          </table:table-cell>
          <table:table-cell table:style-name="ce14" office:value-type="float" office:value="0.895951694701" calcext:value-type="float">
            <text:p>0.895951694701</text:p>
          </table:table-cell>
          <table:table-cell table:style-name="ce14" office:value-type="float" office:value="0.895862652958" calcext:value-type="float">
            <text:p>0.895862652958</text:p>
          </table:table-cell>
          <table:table-cell table:style-name="ce14" office:value-type="float" office:value="0.895766738258" calcext:value-type="float">
            <text:p>0.895766738258</text:p>
          </table:table-cell>
          <table:table-cell table:style-name="ce14" office:value-type="float" office:value="0.895724157564" calcext:value-type="float">
            <text:p>0.895724157564</text:p>
          </table:table-cell>
        </table:table-row>
        <table:table-row table:style-name="ro1">
          <table:table-cell office:value-type="string" calcext:value-type="string">
            <text:p>IMB6_3</text:p>
          </table:table-cell>
          <table:table-cell office:value-type="float" office:value="0.95680040896" calcext:value-type="float">
            <text:p>0.95680040896</text:p>
          </table:table-cell>
          <table:table-cell office:value-type="float" office:value="0.956788720962" calcext:value-type="float">
            <text:p>0.956788720962</text:p>
          </table:table-cell>
          <table:table-cell office:value-type="float" office:value="0.95692554405" calcext:value-type="float">
            <text:p>0.95692554405</text:p>
          </table:table-cell>
          <table:table-cell office:value-type="float" office:value="0.956896079305" calcext:value-type="float">
            <text:p>0.956896079305</text:p>
          </table:table-cell>
          <table:table-cell office:value-type="float" office:value="0.956849730772" calcext:value-type="float">
            <text:p>0.956849730772</text:p>
          </table:table-cell>
          <table:table-cell/>
          <table:table-cell office:value-type="string" calcext:value-type="string">
            <text:p>IMB6_3</text:p>
          </table:table-cell>
          <table:table-cell table:style-name="ce14"/>
          <table:table-cell table:style-name="ce14" office:value-type="float" office:value="0.955482321433" calcext:value-type="float">
            <text:p>0.955482321433</text:p>
          </table:table-cell>
          <table:table-cell table:style-name="ce14" table:number-columns-repeated="3"/>
          <table:table-cell/>
          <table:table-cell office:value-type="string" calcext:value-type="string">
            <text:p>IMB6_3</text:p>
          </table:table-cell>
          <table:table-cell office:value-type="float" office:value="0.939107757267178" calcext:value-type="float">
            <text:p>0.939107757267178</text:p>
          </table:table-cell>
          <table:table-cell office:value-type="float" office:value="0.938977240842862" calcext:value-type="float">
            <text:p>0.938977240842862</text:p>
          </table:table-cell>
          <table:table-cell office:value-type="float" office:value="0.939053188125529" calcext:value-type="float">
            <text:p>0.939053188125529</text:p>
          </table:table-cell>
          <table:table-cell office:value-type="float" office:value="0.938869751492925" calcext:value-type="float">
            <text:p>0.938869751492925</text:p>
          </table:table-cell>
          <table:table-cell office:value-type="float" office:value="0.938886445702113" calcext:value-type="float">
            <text:p>0.938886445702113</text:p>
          </table:table-cell>
          <table:table-cell/>
          <table:table-cell office:value-type="string" calcext:value-type="string">
            <text:p>IMB6_3</text:p>
          </table:table-cell>
          <table:table-cell office:value-type="float" office:value="0.954909620184" calcext:value-type="float">
            <text:p>0.954909620184</text:p>
          </table:table-cell>
          <table:table-cell office:value-type="float" office:value="0.954855218327" calcext:value-type="float">
            <text:p>0.954855218327</text:p>
          </table:table-cell>
          <table:table-cell office:value-type="float" office:value="0.954674893321" calcext:value-type="float">
            <text:p>0.954674893321</text:p>
          </table:table-cell>
          <table:table-cell office:value-type="float" office:value="0.954560261151" calcext:value-type="float">
            <text:p>0.954560261151</text:p>
          </table:table-cell>
          <table:table-cell office:value-type="float" office:value="0.955024996816" calcext:value-type="float">
            <text:p>0.955024996816</text:p>
          </table:table-cell>
          <table:table-cell/>
          <table:table-cell office:value-type="string" calcext:value-type="string">
            <text:p>IMB6_3</text:p>
          </table:table-cell>
          <table:table-cell table:style-name="ce14" office:value-type="float" office:value="0.956375754887" calcext:value-type="float">
            <text:p>0.956375754887</text:p>
          </table:table-cell>
          <table:table-cell table:style-name="ce14" office:value-type="float" office:value="0.956247848978" calcext:value-type="float">
            <text:p>0.956247848978</text:p>
          </table:table-cell>
          <table:table-cell table:style-name="ce14" office:value-type="float" office:value="0.956168872699" calcext:value-type="float">
            <text:p>0.956168872699</text:p>
          </table:table-cell>
          <table:table-cell table:style-name="ce14" office:value-type="float" office:value="0.956121226409" calcext:value-type="float">
            <text:p>0.956121226409</text:p>
          </table:table-cell>
          <table:table-cell table:style-name="ce14" office:value-type="float" office:value="0.956076002917" calcext:value-type="float">
            <text:p>0.956076002917</text:p>
          </table:table-cell>
        </table:table-row>
        <table:table-row table:style-name="ro1">
          <table:table-cell office:value-type="string" calcext:value-type="string">
            <text:p>IMB10_3</text:p>
          </table:table-cell>
          <table:table-cell office:value-type="float" office:value="0.866811640424" calcext:value-type="float">
            <text:p>0.866811640424</text:p>
          </table:table-cell>
          <table:table-cell office:value-type="float" office:value="0.866646093733" calcext:value-type="float">
            <text:p>0.866646093733</text:p>
          </table:table-cell>
          <table:table-cell office:value-type="float" office:value="0.862027702023" calcext:value-type="float">
            <text:p>0.862027702023</text:p>
          </table:table-cell>
          <table:table-cell office:value-type="float" office:value="0.886162510455" calcext:value-type="float">
            <text:p>0.886162510455</text:p>
          </table:table-cell>
          <table:table-cell office:value-type="float" office:value="0.873374463281" calcext:value-type="float">
            <text:p>0.873374463281</text:p>
          </table:table-cell>
          <table:table-cell/>
          <table:table-cell office:value-type="string" calcext:value-type="string">
            <text:p>IMB10_3</text:p>
          </table:table-cell>
          <table:table-cell table:style-name="ce14"/>
          <table:table-cell table:style-name="ce14" office:value-type="float" office:value="0.910167479243" calcext:value-type="float">
            <text:p>0.910167479243</text:p>
          </table:table-cell>
          <table:table-cell table:style-name="ce14" table:number-columns-repeated="3"/>
          <table:table-cell/>
          <table:table-cell office:value-type="string" calcext:value-type="string">
            <text:p>IMB10_3</text:p>
          </table:table-cell>
          <table:table-cell office:value-type="float" office:value="0.874815915300473" calcext:value-type="float">
            <text:p>0.874815915300473</text:p>
          </table:table-cell>
          <table:table-cell office:value-type="float" office:value="0.878425430861629" calcext:value-type="float">
            <text:p>0.878425430861629</text:p>
          </table:table-cell>
          <table:table-cell office:value-type="float" office:value="0.867203670158757" calcext:value-type="float">
            <text:p>0.867203670158757</text:p>
          </table:table-cell>
          <table:table-cell office:value-type="float" office:value="0.86469866435154" calcext:value-type="float">
            <text:p>0.86469866435154</text:p>
          </table:table-cell>
          <table:table-cell office:value-type="float" office:value="0.841425968486357" calcext:value-type="float">
            <text:p>0.841425968486357</text:p>
          </table:table-cell>
          <table:table-cell/>
          <table:table-cell office:value-type="string" calcext:value-type="string">
            <text:p>IMB10_3</text:p>
          </table:table-cell>
          <table:table-cell office:value-type="float" office:value="0.924195806962" calcext:value-type="float">
            <text:p>0.924195806962</text:p>
          </table:table-cell>
          <table:table-cell office:value-type="float" office:value="0.922042376088" calcext:value-type="float">
            <text:p>0.922042376088</text:p>
          </table:table-cell>
          <table:table-cell office:value-type="float" office:value="0.916940944088" calcext:value-type="float">
            <text:p>0.916940944088</text:p>
          </table:table-cell>
          <table:table-cell office:value-type="float" office:value="0.91162515891" calcext:value-type="float">
            <text:p>0.91162515891</text:p>
          </table:table-cell>
          <table:table-cell office:value-type="float" office:value="0.879260955106" calcext:value-type="float">
            <text:p>0.879260955106</text:p>
          </table:table-cell>
          <table:table-cell/>
          <table:table-cell office:value-type="string" calcext:value-type="string">
            <text:p>IMB10_3</text:p>
          </table:table-cell>
          <table:table-cell table:style-name="ce14" office:value-type="float" office:value="0.923305134649" calcext:value-type="float">
            <text:p>0.923305134649</text:p>
          </table:table-cell>
          <table:table-cell table:style-name="ce14" office:value-type="float" office:value="0.92174335451" calcext:value-type="float">
            <text:p>0.92174335451</text:p>
          </table:table-cell>
          <table:table-cell table:style-name="ce14" office:value-type="float" office:value="0.916434999601" calcext:value-type="float">
            <text:p>0.916434999601</text:p>
          </table:table-cell>
          <table:table-cell table:style-name="ce14" office:value-type="float" office:value="0.911851143417" calcext:value-type="float">
            <text:p>0.911851143417</text:p>
          </table:table-cell>
          <table:table-cell table:style-name="ce14" office:value-type="float" office:value="0.893169680578" calcext:value-type="float">
            <text:p>0.893169680578</text:p>
          </table:table-cell>
        </table:table-row>
        <table:table-row table:style-name="ro1">
          <table:table-cell/>
          <table:table-cell table:formula="of:=AVERAGE([.B37:.B59])" office:value-type="float" office:value="0.899308154260304" calcext:value-type="float">
            <text:p>0.899308154260304</text:p>
          </table:table-cell>
          <table:table-cell table:formula="of:=AVERAGE([.C37:.C59])" office:value-type="float" office:value="0.897219847542435" calcext:value-type="float">
            <text:p>0.897219847542435</text:p>
          </table:table-cell>
          <table:table-cell table:formula="of:=AVERAGE([.D37:.D59])" office:value-type="float" office:value="0.882816303837304" calcext:value-type="float">
            <text:p>0.882816303837304</text:p>
          </table:table-cell>
          <table:table-cell table:formula="of:=AVERAGE([.E37:.E59])" office:value-type="float" office:value="0.885570989393783" calcext:value-type="float">
            <text:p>0.885570989393783</text:p>
          </table:table-cell>
          <table:table-cell table:formula="of:=AVERAGE([.F37:.F59])" office:value-type="float" office:value="0.892094295209304" calcext:value-type="float">
            <text:p>0.892094295209304</text:p>
          </table:table-cell>
          <table:table-cell table:number-columns-repeated="2"/>
          <table:table-cell table:style-name="ce14" table:formula="of:=AVERAGE([.I37:.I59])" office:value-type="string" office:string-value="" calcext:value-type="error">
            <text:p>#DIV/0!</text:p>
          </table:table-cell>
          <table:table-cell table:style-name="ce14" table:formula="of:=AVERAGE([.J37:.J59])" office:value-type="float" office:value="0.919768940443174" calcext:value-type="float">
            <text:p>0.919768940443174</text:p>
          </table:table-cell>
          <table:table-cell table:style-name="ce14" table:formula="of:=AVERAGE([.K37:.K59])" office:value-type="string" office:string-value="" calcext:value-type="error">
            <text:p>#DIV/0!</text:p>
          </table:table-cell>
          <table:table-cell table:style-name="ce14" table:formula="of:=AVERAGE([.L37:.L59])" office:value-type="string" office:string-value="" calcext:value-type="error">
            <text:p>#DIV/0!</text:p>
          </table:table-cell>
          <table:table-cell table:style-name="ce14" table:formula="of:=AVERAGE([.M37:.M59])" office:value-type="string" office:string-value="" calcext:value-type="error">
            <text:p>#DIV/0!</text:p>
          </table:table-cell>
          <table:table-cell table:number-columns-repeated="2"/>
          <table:table-cell table:formula="of:=AVERAGE([.P37:.P59])" office:value-type="float" office:value="0.848582918064458" calcext:value-type="float">
            <text:p>0.848582918064458</text:p>
          </table:table-cell>
          <table:table-cell table:formula="of:=AVERAGE([.Q37:.Q59])" office:value-type="float" office:value="0.848643875226598" calcext:value-type="float">
            <text:p>0.848643875226598</text:p>
          </table:table-cell>
          <table:table-cell table:formula="of:=AVERAGE([.R37:.R59])" office:value-type="float" office:value="0.842066770270185" calcext:value-type="float">
            <text:p>0.842066770270185</text:p>
          </table:table-cell>
          <table:table-cell table:formula="of:=AVERAGE([.S37:.S59])" office:value-type="float" office:value="0.842320223477867" calcext:value-type="float">
            <text:p>0.842320223477867</text:p>
          </table:table-cell>
          <table:table-cell table:formula="of:=AVERAGE([.T37:.T59])" office:value-type="float" office:value="0.839802843252997" calcext:value-type="float">
            <text:p>0.839802843252997</text:p>
          </table:table-cell>
          <table:table-cell table:number-columns-repeated="2"/>
          <table:table-cell table:formula="of:=AVERAGE([.W37:.W59])" office:value-type="float" office:value="0.918675001905043" calcext:value-type="float">
            <text:p>0.918675001905043</text:p>
          </table:table-cell>
          <table:table-cell table:formula="of:=AVERAGE([.X37:.X59])" office:value-type="float" office:value="0.920515711350261" calcext:value-type="float">
            <text:p>0.920515711350261</text:p>
          </table:table-cell>
          <table:table-cell table:formula="of:=AVERAGE([.Y37:.Y59])" office:value-type="float" office:value="0.91141411599987" calcext:value-type="float">
            <text:p>0.91141411599987</text:p>
          </table:table-cell>
          <table:table-cell table:formula="of:=AVERAGE([.Z37:.Z59])" office:value-type="float" office:value="0.909441822477087" calcext:value-type="float">
            <text:p>0.909441822477087</text:p>
          </table:table-cell>
          <table:table-cell table:formula="of:=AVERAGE([.AA37:.AA59])" office:value-type="float" office:value="0.883585311104913" calcext:value-type="float">
            <text:p>0.883585311104913</text:p>
          </table:table-cell>
          <table:table-cell table:number-columns-repeated="2"/>
          <table:table-cell table:style-name="ce14" table:formula="of:=AVERAGE([.AD37:.AD59])" office:value-type="float" office:value="0.932036299343174" calcext:value-type="float">
            <text:p>0.932036299343174</text:p>
          </table:table-cell>
          <table:table-cell table:style-name="ce14" table:formula="of:=AVERAGE([.AE37:.AE59])" office:value-type="float" office:value="0.927279420563522" calcext:value-type="float">
            <text:p>0.927279420563522</text:p>
          </table:table-cell>
          <table:table-cell table:style-name="ce14" table:formula="of:=AVERAGE([.AF37:.AF59])" office:value-type="float" office:value="0.923876302932609" calcext:value-type="float">
            <text:p>0.923876302932609</text:p>
          </table:table-cell>
          <table:table-cell table:style-name="ce14" table:formula="of:=AVERAGE([.AG37:.AG59])" office:value-type="float" office:value="0.91636067010013" calcext:value-type="float">
            <text:p>0.91636067010013</text:p>
          </table:table-cell>
          <table:table-cell table:style-name="ce14" table:formula="of:=AVERAGE([.AH37:.AH59])" office:value-type="float" office:value="0.900501784252826" calcext:value-type="float">
            <text:p>0.900501784252826</text:p>
          </table:table-cell>
        </table:table-row>
        <table:table-row table:style-name="ro1">
          <table:table-cell table:style-name="Default" table:number-columns-repeated="8"/>
          <table:table-cell table:number-columns-repeated="5"/>
          <table:table-cell table:style-name="Default" table:number-columns-repeated="14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8"/>
          <table:table-cell table:number-columns-repeated="5"/>
          <table:table-cell table:style-name="Default" table:number-columns-repeated="9"/>
          <table:table-cell table:style-name="Default" table:formula="of:=AVERAGE([.W37:.W55])" office:value-type="float" office:value="0.919208415282579" calcext:value-type="float">
            <text:p>0.919208415282579</text:p>
          </table:table-cell>
          <table:table-cell table:style-name="Default" table:number-columns-repeated="4"/>
          <table:table-cell/>
          <table:table-cell table:style-name="Default"/>
          <table:table-cell table:formula="of:=AVERAGE([.AD37:.AD55])" office:value-type="float" office:value="0.935415137926474" calcext:value-type="float">
            <text:p>0.935415137926474</text:p>
          </table:table-cell>
          <table:table-cell table:formula="of:=AVERAGE([.AE37:.AE55])" office:value-type="float" office:value="0.929598722712737" calcext:value-type="float">
            <text:p>0.929598722712737</text:p>
          </table:table-cell>
          <table:table-cell table:formula="of:=AVERAGE([.AF37:.AF55])" office:value-type="float" office:value="0.926012444182789" calcext:value-type="float">
            <text:p>0.926012444182789</text:p>
          </table:table-cell>
          <table:table-cell table:formula="of:=AVERAGE([.AG37:.AG55])" office:value-type="float" office:value="0.917164201390526" calcext:value-type="float">
            <text:p>0.917164201390526</text:p>
          </table:table-cell>
          <table:table-cell table:formula="of:=AVERAGE([.AH37:.AH55])" office:value-type="float" office:value="0.899401500099" calcext:value-type="float">
            <text:p>0.899401500099</text:p>
          </table:table-cell>
        </table:table-row>
        <table:table-row table:style-name="ro1">
          <table:table-cell table:style-name="Default" table:number-columns-repeated="7"/>
          <table:table-cell table:style-name="ce19"/>
          <table:table-cell table:number-columns-repeated="5"/>
          <table:table-cell table:style-name="Default" table:number-columns-repeated="14"/>
          <table:table-cell/>
          <table:table-cell table:style-name="ce19"/>
          <table:table-cell table:number-columns-repeated="5"/>
        </table:table-row>
        <table:table-row table:style-name="ro1">
          <table:table-cell table:style-name="ce16" office:value-type="string" calcext:value-type="string">
            <text:p>2 objetivos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" calcext:value-type="float">
            <text:p>1</text:p>
          </table:table-cell>
          <table:table-cell table:style-name="Default"/>
          <table:table-cell table:style-name="ce16" office:value-type="string" calcext:value-type="string">
            <text:p>3 objetivos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4"/>
          <table:table-cell/>
          <table:table-cell table:style-name="ce16" office:value-type="string" calcext:value-type="string">
            <text:p>3 objetivos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SMS-EMOA</text:p>
          </table:table-cell>
          <table:table-cell table:style-name="ce18" office:value-type="float" office:value="0.831038331333817" calcext:value-type="float">
            <text:p>0.8310</text:p>
          </table:table-cell>
          <table:table-cell table:style-name="ce18" office:value-type="float" office:value="0.840900288111483" calcext:value-type="float">
            <text:p>0.8409</text:p>
          </table:table-cell>
          <table:table-cell table:style-name="ce18" office:value-type="float" office:value="0.834467212842238" calcext:value-type="float">
            <text:p>0.8345</text:p>
          </table:table-cell>
          <table:table-cell table:style-name="ce18" office:value-type="float" office:value="0.820259152695138" calcext:value-type="float">
            <text:p>0.8203</text:p>
          </table:table-cell>
          <table:table-cell table:style-name="ce18" office:value-type="float" office:value="0.859478935038069" calcext:value-type="float">
            <text:p>0.8595</text:p>
          </table:table-cell>
          <table:table-cell table:style-name="Default"/>
          <table:table-cell table:style-name="ce16" office:value-type="string" calcext:value-type="string">
            <text:p>SMS-EMOA</text:p>
          </table:table-cell>
          <table:table-cell table:style-name="ce20" office:value-type="float" office:value="0.899308154260304" calcext:value-type="float">
            <text:p>0.8993</text:p>
          </table:table-cell>
          <table:table-cell table:style-name="ce20" office:value-type="float" office:value="0.897219847542435" calcext:value-type="float">
            <text:p>0.8972</text:p>
          </table:table-cell>
          <table:table-cell table:style-name="ce20" office:value-type="float" office:value="0.882816303837304" calcext:value-type="float">
            <text:p>0.8828</text:p>
          </table:table-cell>
          <table:table-cell table:style-name="ce20" office:value-type="float" office:value="0.885570989393783" calcext:value-type="float">
            <text:p>0.8856</text:p>
          </table:table-cell>
          <table:table-cell table:style-name="ce20" office:value-type="float" office:value="0.892094295209304" calcext:value-type="float">
            <text:p>0.8921</text:p>
          </table:table-cell>
          <table:table-cell table:style-name="Default" table:number-columns-repeated="14"/>
          <table:table-cell/>
          <table:table-cell table:style-name="ce16" office:value-type="string" calcext:value-type="string">
            <text:p>SMS-EMOA</text:p>
          </table:table-cell>
          <table:table-cell table:style-name="ce20" office:value-type="float" office:value="0.899308154260304" calcext:value-type="float">
            <text:p>0.8993</text:p>
          </table:table-cell>
          <table:table-cell table:style-name="ce20" office:value-type="float" office:value="0.897219847542435" calcext:value-type="float">
            <text:p>0.8972</text:p>
          </table:table-cell>
          <table:table-cell table:style-name="ce20" office:value-type="float" office:value="0.882816303837304" calcext:value-type="float">
            <text:p>0.8828</text:p>
          </table:table-cell>
          <table:table-cell table:style-name="ce20" office:value-type="float" office:value="0.885570989393783" calcext:value-type="float">
            <text:p>0.8856</text:p>
          </table:table-cell>
          <table:table-cell table:style-name="ce20" office:value-type="float" office:value="0.892094295209304" calcext:value-type="float">
            <text:p>0.8921</text:p>
          </table:table-cell>
        </table:table-row>
        <table:table-row table:style-name="ro1">
          <table:table-cell table:style-name="ce16" office:value-type="string" calcext:value-type="string">
            <text:p>VSD-SMS-EMOA</text:p>
          </table:table-cell>
          <table:table-cell table:style-name="ce18" office:value-type="float" office:value="0.908024935008517" calcext:value-type="float">
            <text:p>0.9080</text:p>
          </table:table-cell>
          <table:table-cell table:style-name="ce18" office:value-type="float" office:value="0.903910967305483" calcext:value-type="float">
            <text:p>0.9039</text:p>
          </table:table-cell>
          <table:table-cell table:style-name="ce18" office:value-type="float" office:value="0.910595163078414" calcext:value-type="float">
            <text:p>0.9106</text:p>
          </table:table-cell>
          <table:table-cell table:style-name="ce18" office:value-type="float" office:value="0.895349940316896" calcext:value-type="float">
            <text:p>0.8953</text:p>
          </table:table-cell>
          <table:table-cell table:style-name="ce18" office:value-type="float" office:value="0.898382786914" calcext:value-type="float">
            <text:p>0.8984</text:p>
          </table:table-cell>
          <table:table-cell table:style-name="Default"/>
          <table:table-cell table:style-name="ce16" office:value-type="string" calcext:value-type="string">
            <text:p>VSD-SMS-EMOA</text:p>
          </table:table-cell>
          <table:table-cell table:style-name="ce20" office:value-type="float" office:value="0.912319105777087" calcext:value-type="float">
            <text:p>0.9123</text:p>
          </table:table-cell>
          <table:table-cell table:style-name="ce20" office:value-type="float" office:value="0.905026727974478" calcext:value-type="float">
            <text:p>0.9050</text:p>
          </table:table-cell>
          <table:table-cell table:style-name="ce20" office:value-type="float" office:value="0.89939637009213" calcext:value-type="float">
            <text:p>0.8994</text:p>
          </table:table-cell>
          <table:table-cell table:style-name="ce20" office:value-type="float" office:value="0.897371825415478" calcext:value-type="float">
            <text:p>0.8974</text:p>
          </table:table-cell>
          <table:table-cell table:style-name="ce20" office:value-type="float" office:value="0.899127955959696" calcext:value-type="float">
            <text:p>0.8991</text:p>
          </table:table-cell>
          <table:table-cell table:style-name="Default" table:number-columns-repeated="14"/>
          <table:table-cell/>
          <table:table-cell table:style-name="ce16" office:value-type="string" calcext:value-type="string">
            <text:p>VSD-SMS-EMOA</text:p>
          </table:table-cell>
          <table:table-cell table:style-name="ce20" office:value-type="float" office:value="0.912319105777087" calcext:value-type="float">
            <text:p>0.9123</text:p>
          </table:table-cell>
          <table:table-cell table:style-name="ce20" office:value-type="float" office:value="0.905026727974478" calcext:value-type="float">
            <text:p>0.9050</text:p>
          </table:table-cell>
          <table:table-cell table:style-name="ce20" office:value-type="float" office:value="0.89939637009213" calcext:value-type="float">
            <text:p>0.8994</text:p>
          </table:table-cell>
          <table:table-cell table:style-name="ce20" office:value-type="float" office:value="0.897371825415478" calcext:value-type="float">
            <text:p>0.8974</text:p>
          </table:table-cell>
          <table:table-cell table:style-name="ce20" office:value-type="float" office:value="0.899127955959696" calcext:value-type="float">
            <text:p>0.8991</text:p>
          </table:table-cell>
        </table:table-row>
        <table:table-row table:style-name="ro1">
          <table:table-cell table:style-name="ce16" office:value-type="string" calcext:value-type="string">
            <text:p>R2-EMOA</text:p>
          </table:table-cell>
          <table:table-cell table:style-name="ce18" office:value-type="float" office:value="0.836434467214324" calcext:value-type="float">
            <text:p>0.8364</text:p>
          </table:table-cell>
          <table:table-cell table:style-name="ce18" office:value-type="float" office:value="0.845838342832301" calcext:value-type="float">
            <text:p>0.8458</text:p>
          </table:table-cell>
          <table:table-cell table:style-name="ce18" office:value-type="float" office:value="0.83807743959045" calcext:value-type="float">
            <text:p>0.8381</text:p>
          </table:table-cell>
          <table:table-cell table:style-name="ce18" office:value-type="float" office:value="0.843530722058766" calcext:value-type="float">
            <text:p>0.8435</text:p>
          </table:table-cell>
          <table:table-cell table:style-name="ce18" office:value-type="float" office:value="0.845939198198895" calcext:value-type="float">
            <text:p>0.8459</text:p>
          </table:table-cell>
          <table:table-cell table:style-name="Default"/>
          <table:table-cell table:style-name="ce16" office:value-type="string" calcext:value-type="string">
            <text:p>R2-EMOA</text:p>
          </table:table-cell>
          <table:table-cell table:style-name="ce20" office:value-type="float" office:value="0.848582918064458" calcext:value-type="float">
            <text:p>0.8486</text:p>
          </table:table-cell>
          <table:table-cell table:style-name="ce20" office:value-type="float" office:value="0.848643875226598" calcext:value-type="float">
            <text:p>0.8486</text:p>
          </table:table-cell>
          <table:table-cell table:style-name="ce20" office:value-type="float" office:value="0.842066770270185" calcext:value-type="float">
            <text:p>0.8421</text:p>
          </table:table-cell>
          <table:table-cell table:style-name="ce20" office:value-type="float" office:value="0.842320223477867" calcext:value-type="float">
            <text:p>0.8423</text:p>
          </table:table-cell>
          <table:table-cell table:style-name="ce20" office:value-type="float" office:value="0.839802843252997" calcext:value-type="float">
            <text:p>0.8398</text:p>
          </table:table-cell>
          <table:table-cell table:style-name="Default" table:number-columns-repeated="14"/>
          <table:table-cell/>
          <table:table-cell table:style-name="ce16" office:value-type="string" calcext:value-type="string">
            <text:p>R2-EMOA</text:p>
          </table:table-cell>
          <table:table-cell table:style-name="ce20" office:value-type="float" office:value="0.848582918064458" calcext:value-type="float">
            <text:p>0.8486</text:p>
          </table:table-cell>
          <table:table-cell table:style-name="ce20" office:value-type="float" office:value="0.848643875226598" calcext:value-type="float">
            <text:p>0.8486</text:p>
          </table:table-cell>
          <table:table-cell table:style-name="ce20" office:value-type="float" office:value="0.842066770270185" calcext:value-type="float">
            <text:p>0.8421</text:p>
          </table:table-cell>
          <table:table-cell table:style-name="ce20" office:value-type="float" office:value="0.842320223477867" calcext:value-type="float">
            <text:p>0.8423</text:p>
          </table:table-cell>
          <table:table-cell table:style-name="ce20" office:value-type="float" office:value="0.839802843252997" calcext:value-type="float">
            <text:p>0.8398</text:p>
          </table:table-cell>
        </table:table-row>
        <table:table-row table:style-name="ro1">
          <table:table-cell table:style-name="ce16" office:value-type="string" calcext:value-type="string">
            <text:p>VSD-R2-EMOA</text:p>
          </table:table-cell>
          <table:table-cell table:style-name="ce18" office:value-type="float" office:value="0.921047130221414" calcext:value-type="float">
            <text:p>0.9210</text:p>
          </table:table-cell>
          <table:table-cell table:style-name="ce18" office:value-type="float" office:value="0.911567793335138" calcext:value-type="float">
            <text:p>0.9116</text:p>
          </table:table-cell>
          <table:table-cell table:style-name="ce18" office:value-type="float" office:value="0.913183322152896" calcext:value-type="float">
            <text:p>0.9132</text:p>
          </table:table-cell>
          <table:table-cell table:style-name="ce18" office:value-type="float" office:value="0.907494851423724" calcext:value-type="float">
            <text:p>0.9075</text:p>
          </table:table-cell>
          <table:table-cell table:style-name="ce18" office:value-type="float" office:value="0.894670418603724" calcext:value-type="float">
            <text:p>0.8947</text:p>
          </table:table-cell>
          <table:table-cell table:style-name="Default"/>
          <table:table-cell table:style-name="ce16" office:value-type="string" calcext:value-type="string">
            <text:p>VSD-R2-EMOA</text:p>
          </table:table-cell>
          <table:table-cell table:style-name="ce20" office:value-type="float" office:value="0.927210258814739" calcext:value-type="float">
            <text:p>0.9272</text:p>
          </table:table-cell>
          <table:table-cell table:style-name="ce20" office:value-type="float" office:value="0.917818901093478" calcext:value-type="float">
            <text:p>0.9178</text:p>
          </table:table-cell>
          <table:table-cell table:style-name="ce20" office:value-type="float" office:value="0.922544977523739" calcext:value-type="float">
            <text:p>0.9225</text:p>
          </table:table-cell>
          <table:table-cell table:style-name="ce20" office:value-type="float" office:value="0.905992895218957" calcext:value-type="float">
            <text:p>0.9060</text:p>
          </table:table-cell>
          <table:table-cell table:style-name="ce20" office:value-type="float" office:value="0.891693131422652" calcext:value-type="float">
            <text:p>0.8917</text:p>
          </table:table-cell>
          <table:table-cell table:style-name="Default" table:number-columns-repeated="14"/>
          <table:table-cell/>
          <table:table-cell table:style-name="ce16" office:value-type="string" calcext:value-type="string">
            <text:p>VSD-R2-EMOA</text:p>
          </table:table-cell>
          <table:table-cell table:style-name="ce20" office:value-type="float" office:value="0.927210258814739" calcext:value-type="float">
            <text:p>0.9272</text:p>
          </table:table-cell>
          <table:table-cell table:style-name="ce20" office:value-type="float" office:value="0.917818901093478" calcext:value-type="float">
            <text:p>0.9178</text:p>
          </table:table-cell>
          <table:table-cell table:style-name="ce20" office:value-type="float" office:value="0.922544977523739" calcext:value-type="float">
            <text:p>0.9225</text:p>
          </table:table-cell>
          <table:table-cell table:style-name="ce20" office:value-type="float" office:value="0.905992895218957" calcext:value-type="float">
            <text:p>0.9060</text:p>
          </table:table-cell>
          <table:table-cell table:style-name="ce20" office:value-type="float" office:value="0.891693131422652" calcext:value-type="float">
            <text:p>0.8917</text:p>
          </table:table-cell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FG1_2</text:p>
          </table:table-cell>
          <table:table-cell office:value-type="float" office:value="0.9936559217" calcext:value-type="float">
            <text:p>0.9936559217</text:p>
          </table:table-cell>
          <table:table-cell office:value-type="float" office:value="0.991751967601" calcext:value-type="float">
            <text:p>0.991751967601</text:p>
          </table:table-cell>
          <table:table-cell office:value-type="float" office:value="0.992010668663" calcext:value-type="float">
            <text:p>0.992010668663</text:p>
          </table:table-cell>
          <table:table-cell office:value-type="float" office:value="0.991811699854" calcext:value-type="float">
            <text:p>0.991811699854</text:p>
          </table:table-cell>
          <table:table-cell office:value-type="float" office:value="0.987395385304" calcext:value-type="float">
            <text:p>0.987395385304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8513628601" calcext:value-type="float">
            <text:p>0.998513628601</text:p>
          </table:table-cell>
          <table:table-cell office:value-type="float" office:value="0.998500492246" calcext:value-type="float">
            <text:p>0.998500492246</text:p>
          </table:table-cell>
          <table:table-cell office:value-type="float" office:value="0.998515926123" calcext:value-type="float">
            <text:p>0.998515926123</text:p>
          </table:table-cell>
          <table:table-cell office:value-type="float" office:value="0.99851868659" calcext:value-type="float">
            <text:p>0.99851868659</text:p>
          </table:table-cell>
          <table:table-cell office:value-type="float" office:value="0.998514674715" calcext:value-type="float">
            <text:p>0.998514674715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148248715" calcext:value-type="float">
            <text:p>0.992148248715</text:p>
          </table:table-cell>
          <table:table-cell office:value-type="float" office:value="0.992176476876" calcext:value-type="float">
            <text:p>0.992176476876</text:p>
          </table:table-cell>
          <table:table-cell office:value-type="float" office:value="0.992183996154" calcext:value-type="float">
            <text:p>0.992183996154</text:p>
          </table:table-cell>
          <table:table-cell office:value-type="float" office:value="0.992160733882" calcext:value-type="float">
            <text:p>0.992160733882</text:p>
          </table:table-cell>
          <table:table-cell office:value-type="float" office:value="0.992146354362" calcext:value-type="float">
            <text:p>0.992146354362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0633650212" calcext:value-type="float">
            <text:p>0.990633650212</text:p>
          </table:table-cell>
          <table:table-cell office:value-type="float" office:value="0.990882900508" calcext:value-type="float">
            <text:p>0.990882900508</text:p>
          </table:table-cell>
          <table:table-cell office:value-type="float" office:value="0.990722483241" calcext:value-type="float">
            <text:p>0.990722483241</text:p>
          </table:table-cell>
          <table:table-cell office:value-type="float" office:value="0.990761806803" calcext:value-type="float">
            <text:p>0.990761806803</text:p>
          </table:table-cell>
          <table:table-cell office:value-type="float" office:value="0.990847652807" calcext:value-type="float">
            <text:p>0.990847652807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5649707131" calcext:value-type="float">
            <text:p>0.85649707131</text:p>
          </table:table-cell>
          <table:table-cell office:value-type="float" office:value="0.878442203973" calcext:value-type="float">
            <text:p>0.878442203973</text:p>
          </table:table-cell>
          <table:table-cell office:value-type="float" office:value="0.882751690529" calcext:value-type="float">
            <text:p>0.882751690529</text:p>
          </table:table-cell>
          <table:table-cell office:value-type="float" office:value="0.878436850907" calcext:value-type="float">
            <text:p>0.878436850907</text:p>
          </table:table-cell>
          <table:table-cell office:value-type="float" office:value="0.882584647724" calcext:value-type="float">
            <text:p>0.882584647724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7504848879" calcext:value-type="float">
            <text:p>0.87504848879</text:p>
          </table:table-cell>
          <table:table-cell office:value-type="float" office:value="0.892002132629" calcext:value-type="float">
            <text:p>0.892002132629</text:p>
          </table:table-cell>
          <table:table-cell office:value-type="float" office:value="0.86548865517" calcext:value-type="float">
            <text:p>0.86548865517</text:p>
          </table:table-cell>
          <table:table-cell office:value-type="float" office:value="0.841613337279" calcext:value-type="float">
            <text:p>0.841613337279</text:p>
          </table:table-cell>
          <table:table-cell office:value-type="float" office:value="0.842970425002" calcext:value-type="float">
            <text:p>0.842970425002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0936148113" calcext:value-type="float">
            <text:p>0.990936148113</text:p>
          </table:table-cell>
          <table:table-cell office:value-type="float" office:value="0.99094567086" calcext:value-type="float">
            <text:p>0.99094567086</text:p>
          </table:table-cell>
          <table:table-cell office:value-type="float" office:value="0.990925733659" calcext:value-type="float">
            <text:p>0.990925733659</text:p>
          </table:table-cell>
          <table:table-cell office:value-type="float" office:value="0.990878830539" calcext:value-type="float">
            <text:p>0.990878830539</text:p>
          </table:table-cell>
          <table:table-cell office:value-type="float" office:value="0.990971705718" calcext:value-type="float">
            <text:p>0.990971705718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58374092013" calcext:value-type="float">
            <text:p>0.958374092013</text:p>
          </table:table-cell>
          <table:table-cell office:value-type="float" office:value="0.95038416956" calcext:value-type="float">
            <text:p>0.95038416956</text:p>
          </table:table-cell>
          <table:table-cell office:value-type="float" office:value="0.849390572554" calcext:value-type="float">
            <text:p>0.849390572554</text:p>
          </table:table-cell>
          <table:table-cell office:value-type="float" office:value="0.819249970222" calcext:value-type="float">
            <text:p>0.819249970222</text:p>
          </table:table-cell>
          <table:table-cell office:value-type="float" office:value="0.848161697153" calcext:value-type="float">
            <text:p>0.848161697153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07053583943" calcext:value-type="float">
            <text:p>0.807053583943</text:p>
          </table:table-cell>
          <table:table-cell office:value-type="float" office:value="0.797190072767" calcext:value-type="float">
            <text:p>0.797190072767</text:p>
          </table:table-cell>
          <table:table-cell office:value-type="float" office:value="0.797187266722" calcext:value-type="float">
            <text:p>0.797187266722</text:p>
          </table:table-cell>
          <table:table-cell office:value-type="float" office:value="0.797110075674" calcext:value-type="float">
            <text:p>0.797110075674</text:p>
          </table:table-cell>
          <table:table-cell office:value-type="float" office:value="0.797182163104" calcext:value-type="float">
            <text:p>0.797182163104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185332123" calcext:value-type="float">
            <text:p>0.992185332123</text:p>
          </table:table-cell>
          <table:table-cell table:number-columns-repeated="2" office:value-type="float" office:value="0.992185706953" calcext:value-type="float">
            <text:p>0.992185706953</text:p>
          </table:table-cell>
          <table:table-cell table:number-columns-repeated="2" office:value-type="float" office:value="0.992185969478" calcext:value-type="float">
            <text:p>0.992185969478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1015704168" calcext:value-type="float">
            <text:p>0.991015704168</text:p>
          </table:table-cell>
          <table:table-cell office:value-type="float" office:value="0.991017096484" calcext:value-type="float">
            <text:p>0.991017096484</text:p>
          </table:table-cell>
          <table:table-cell office:value-type="float" office:value="0.990985722615" calcext:value-type="float">
            <text:p>0.990985722615</text:p>
          </table:table-cell>
          <table:table-cell office:value-type="float" office:value="0.991012818266" calcext:value-type="float">
            <text:p>0.991012818266</text:p>
          </table:table-cell>
          <table:table-cell office:value-type="float" office:value="0.99099893776" calcext:value-type="float">
            <text:p>0.99099893776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0987914998" calcext:value-type="float">
            <text:p>0.990987914998</text:p>
          </table:table-cell>
          <table:table-cell office:value-type="float" office:value="0.99101929173" calcext:value-type="float">
            <text:p>0.99101929173</text:p>
          </table:table-cell>
          <table:table-cell office:value-type="float" office:value="0.990983853836" calcext:value-type="float">
            <text:p>0.990983853836</text:p>
          </table:table-cell>
          <table:table-cell office:value-type="float" office:value="0.990998936353" calcext:value-type="float">
            <text:p>0.990998936353</text:p>
          </table:table-cell>
          <table:table-cell office:value-type="float" office:value="0.990979361174" calcext:value-type="float">
            <text:p>0.990979361174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1003824088" calcext:value-type="float">
            <text:p>0.991003824088</text:p>
          </table:table-cell>
          <table:table-cell office:value-type="float" office:value="0.990967874025" calcext:value-type="float">
            <text:p>0.990967874025</text:p>
          </table:table-cell>
          <table:table-cell office:value-type="float" office:value="0.991018598211" calcext:value-type="float">
            <text:p>0.991018598211</text:p>
          </table:table-cell>
          <table:table-cell office:value-type="float" office:value="0.990990829506" calcext:value-type="float">
            <text:p>0.990990829506</text:p>
          </table:table-cell>
          <table:table-cell office:value-type="float" office:value="0.990986667353" calcext:value-type="float">
            <text:p>0.990986667353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1015704168" calcext:value-type="float">
            <text:p>0.991015704168</text:p>
          </table:table-cell>
          <table:table-cell office:value-type="float" office:value="0.991017096484" calcext:value-type="float">
            <text:p>0.991017096484</text:p>
          </table:table-cell>
          <table:table-cell office:value-type="float" office:value="0.990985722615" calcext:value-type="float">
            <text:p>0.990985722615</text:p>
          </table:table-cell>
          <table:table-cell office:value-type="float" office:value="0.991012818266" calcext:value-type="float">
            <text:p>0.991012818266</text:p>
          </table:table-cell>
          <table:table-cell office:value-type="float" office:value="0.99099893776" calcext:value-type="float">
            <text:p>0.99099893776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0998807842" calcext:value-type="float">
            <text:p>0.990998807842</text:p>
          </table:table-cell>
          <table:table-cell office:value-type="float" office:value="0.991003673947" calcext:value-type="float">
            <text:p>0.991003673947</text:p>
          </table:table-cell>
          <table:table-cell office:value-type="float" office:value="0.910024836891" calcext:value-type="float">
            <text:p>0.910024836891</text:p>
          </table:table-cell>
          <table:table-cell office:value-type="float" office:value="0.949950269309" calcext:value-type="float">
            <text:p>0.949950269309</text:p>
          </table:table-cell>
          <table:table-cell office:value-type="float" office:value="0.99099883452" calcext:value-type="float">
            <text:p>0.99099883452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161094823" calcext:value-type="float">
            <text:p>0.997161094823</text:p>
          </table:table-cell>
          <table:table-cell office:value-type="float" office:value="0.997161417778" calcext:value-type="float">
            <text:p>0.997161417778</text:p>
          </table:table-cell>
          <table:table-cell office:value-type="float" office:value="0.997161025551" calcext:value-type="float">
            <text:p>0.997161025551</text:p>
          </table:table-cell>
          <table:table-cell office:value-type="float" office:value="0.997161133652" calcext:value-type="float">
            <text:p>0.997161133652</text:p>
          </table:table-cell>
          <table:table-cell office:value-type="float" office:value="0.997165131725" calcext:value-type="float">
            <text:p>0.997165131725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0954236409" calcext:value-type="float">
            <text:p>0.990954236409</text:p>
          </table:table-cell>
          <table:table-cell office:value-type="float" office:value="0.985105262408" calcext:value-type="float">
            <text:p>0.985105262408</text:p>
          </table:table-cell>
          <table:table-cell office:value-type="float" office:value="0.979575032463" calcext:value-type="float">
            <text:p>0.979575032463</text:p>
          </table:table-cell>
          <table:table-cell office:value-type="float" office:value="0.986794386502" calcext:value-type="float">
            <text:p>0.986794386502</text:p>
          </table:table-cell>
          <table:table-cell office:value-type="float" office:value="0.986051358541" calcext:value-type="float">
            <text:p>0.986051358541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9206813531" calcext:value-type="float">
            <text:p>0.989206813531</text:p>
          </table:table-cell>
          <table:table-cell office:value-type="float" office:value="0.988324575249" calcext:value-type="float">
            <text:p>0.988324575249</text:p>
          </table:table-cell>
          <table:table-cell office:value-type="float" office:value="0.992220731787" calcext:value-type="float">
            <text:p>0.992220731787</text:p>
          </table:table-cell>
          <table:table-cell office:value-type="float" office:value="0.99173307575" calcext:value-type="float">
            <text:p>0.99173307575</text:p>
          </table:table-cell>
          <table:table-cell office:value-type="float" office:value="0.99101781112" calcext:value-type="float">
            <text:p>0.99101781112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0364517117" calcext:value-type="float">
            <text:p>0.840364517117</text:p>
          </table:table-cell>
          <table:table-cell office:value-type="float" office:value="0.642080399446" calcext:value-type="float">
            <text:p>0.642080399446</text:p>
          </table:table-cell>
          <table:table-cell office:value-type="float" office:value="0.792128484672" calcext:value-type="float">
            <text:p>0.792128484672</text:p>
          </table:table-cell>
          <table:table-cell office:value-type="float" office:value="0.702217206758" calcext:value-type="float">
            <text:p>0.702217206758</text:p>
          </table:table-cell>
          <table:table-cell office:value-type="float" office:value="0.726006058982" calcext:value-type="float">
            <text:p>0.726006058982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6083244633" calcext:value-type="float">
            <text:p>0.886083244633</text:p>
          </table:table-cell>
          <table:table-cell office:value-type="float" office:value="0.883940682311" calcext:value-type="float">
            <text:p>0.883940682311</text:p>
          </table:table-cell>
          <table:table-cell office:value-type="float" office:value="0.886795965909" calcext:value-type="float">
            <text:p>0.886795965909</text:p>
          </table:table-cell>
          <table:table-cell office:value-type="float" office:value="0.884170944477" calcext:value-type="float">
            <text:p>0.884170944477</text:p>
          </table:table-cell>
          <table:table-cell office:value-type="float" office:value="0.880881541829" calcext:value-type="float">
            <text:p>0.880881541829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682416887458" calcext:value-type="float">
            <text:p>0.682416887458</text:p>
          </table:table-cell>
          <table:table-cell office:value-type="float" office:value="0.389190582591" calcext:value-type="float">
            <text:p>0.389190582591</text:p>
          </table:table-cell>
          <table:table-cell office:value-type="float" office:value="0.464152359221" calcext:value-type="float">
            <text:p>0.464152359221</text:p>
          </table:table-cell>
          <table:table-cell office:value-type="float" office:value="0.485793621601" calcext:value-type="float">
            <text:p>0.485793621601</text:p>
          </table:table-cell>
          <table:table-cell office:value-type="float" office:value="0.278419526223" calcext:value-type="float">
            <text:p>0.278419526223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66380873746" calcext:value-type="float">
            <text:p>0.766380873746</text:p>
          </table:table-cell>
          <table:table-cell office:value-type="float" office:value="0.782302183221" calcext:value-type="float">
            <text:p>0.782302183221</text:p>
          </table:table-cell>
          <table:table-cell office:value-type="float" office:value="0.734579149522" calcext:value-type="float">
            <text:p>0.734579149522</text:p>
          </table:table-cell>
          <table:table-cell office:value-type="float" office:value="0.375704934492" calcext:value-type="float">
            <text:p>0.375704934492</text:p>
          </table:table-cell>
          <table:table-cell office:value-type="float" office:value="0.689137513766" calcext:value-type="float">
            <text:p>0.689137513766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4097257819" calcext:value-type="float">
            <text:p>0.984097257819</text:p>
          </table:table-cell>
          <table:table-cell office:value-type="float" office:value="0.978662952829" calcext:value-type="float">
            <text:p>0.978662952829</text:p>
          </table:table-cell>
          <table:table-cell office:value-type="float" office:value="0.988580785423" calcext:value-type="float">
            <text:p>0.988580785423</text:p>
          </table:table-cell>
          <table:table-cell office:value-type="float" office:value="0.984086862813" calcext:value-type="float">
            <text:p>0.984086862813</text:p>
          </table:table-cell>
          <table:table-cell office:value-type="float" office:value="0.969172547575" calcext:value-type="float">
            <text:p>0.969172547575</text:p>
          </table:table-cell>
        </table:table-row>
        <table:table-row table:style-name="ro1">
          <table:table-cell office:value-type="string" calcext:value-type="string">
            <text:p>IMB1_2</text:p>
          </table:table-cell>
          <table:table-cell office:value-type="float" office:value="0.784512737887" calcext:value-type="float">
            <text:p>0.784512737887</text:p>
          </table:table-cell>
          <table:table-cell office:value-type="float" office:value="0.740061912137" calcext:value-type="float">
            <text:p>0.740061912137</text:p>
          </table:table-cell>
          <table:table-cell office:value-type="float" office:value="0.715174470535" calcext:value-type="float">
            <text:p>0.715174470535</text:p>
          </table:table-cell>
          <table:table-cell office:value-type="float" office:value="0.822658625014" calcext:value-type="float">
            <text:p>0.822658625014</text:p>
          </table:table-cell>
          <table:table-cell office:value-type="float" office:value="0.715174628476" calcext:value-type="float">
            <text:p>0.715174628476</text:p>
          </table:table-cell>
        </table:table-row>
        <table:table-row table:style-name="ro1">
          <table:table-cell office:value-type="string" calcext:value-type="string">
            <text:p>IMB2_2</text:p>
          </table:table-cell>
          <table:table-cell office:value-type="float" office:value="0.786903350335" calcext:value-type="float">
            <text:p>0.786903350335</text:p>
          </table:table-cell>
          <table:table-cell office:value-type="float" office:value="0.689910111979" calcext:value-type="float">
            <text:p>0.689910111979</text:p>
          </table:table-cell>
          <table:table-cell office:value-type="float" office:value="0.689922874196" calcext:value-type="float">
            <text:p>0.689922874196</text:p>
          </table:table-cell>
          <table:table-cell office:value-type="float" office:value="0.705598099116" calcext:value-type="float">
            <text:p>0.705598099116</text:p>
          </table:table-cell>
          <table:table-cell office:value-type="float" office:value="0.684155198495" calcext:value-type="float">
            <text:p>0.684155198495</text:p>
          </table:table-cell>
        </table:table-row>
        <table:table-row table:style-name="ro1">
          <table:table-cell office:value-type="string" calcext:value-type="string">
            <text:p>IMB3_2</text:p>
          </table:table-cell>
          <table:table-cell office:value-type="float" office:value="0.585867128391" calcext:value-type="float">
            <text:p>0.585867128391</text:p>
          </table:table-cell>
          <table:table-cell office:value-type="float" office:value="0.473858787846" calcext:value-type="float">
            <text:p>0.473858787846</text:p>
          </table:table-cell>
          <table:table-cell office:value-type="float" office:value="0.473858662332" calcext:value-type="float">
            <text:p>0.473858662332</text:p>
          </table:table-cell>
          <table:table-cell office:value-type="float" office:value="0.473858579896" calcext:value-type="float">
            <text:p>0.473858579896</text:p>
          </table:table-cell>
          <table:table-cell office:value-type="float" office:value="0.361850275127" calcext:value-type="float">
            <text:p>0.361850275127</text:p>
          </table:table-cell>
        </table:table-row>
        <table:table-row table:style-name="ro1">
          <table:table-cell office:value-type="string" calcext:value-type="string">
            <text:p>IMB7_2</text:p>
          </table:table-cell>
          <table:table-cell office:value-type="float" office:value="0.97671783035" calcext:value-type="float">
            <text:p>0.97671783035</text:p>
          </table:table-cell>
          <table:table-cell office:value-type="float" office:value="0.97662709665" calcext:value-type="float">
            <text:p>0.97662709665</text:p>
          </table:table-cell>
          <table:table-cell office:value-type="float" office:value="0.972030393035" calcext:value-type="float">
            <text:p>0.972030393035</text:p>
          </table:table-cell>
          <table:table-cell office:value-type="float" office:value="0.963655735984" calcext:value-type="float">
            <text:p>0.963655735984</text:p>
          </table:table-cell>
          <table:table-cell office:value-type="float" office:value="0.963630532786" calcext:value-type="float">
            <text:p>0.963630532786</text:p>
          </table:table-cell>
        </table:table-row>
        <table:table-row table:style-name="ro1">
          <table:table-cell office:value-type="string" calcext:value-type="string">
            <text:p>IMB8_2</text:p>
          </table:table-cell>
          <table:table-cell office:value-type="float" office:value="0.939394783375" calcext:value-type="float">
            <text:p>0.939394783375</text:p>
          </table:table-cell>
          <table:table-cell office:value-type="float" office:value="0.955603423595" calcext:value-type="float">
            <text:p>0.955603423595</text:p>
          </table:table-cell>
          <table:table-cell office:value-type="float" office:value="0.960938004332" calcext:value-type="float">
            <text:p>0.960938004332</text:p>
          </table:table-cell>
          <table:table-cell office:value-type="float" office:value="0.933637628802" calcext:value-type="float">
            <text:p>0.933637628802</text:p>
          </table:table-cell>
          <table:table-cell office:value-type="float" office:value="0.962840093041" calcext:value-type="float">
            <text:p>0.962840093041</text:p>
          </table:table-cell>
        </table:table-row>
        <table:table-row table:style-name="ro1">
          <table:table-cell office:value-type="string" calcext:value-type="string">
            <text:p>IMB9_2</text:p>
          </table:table-cell>
          <table:table-cell office:value-type="float" office:value="0.902364200525" calcext:value-type="float">
            <text:p>0.902364200525</text:p>
          </table:table-cell>
          <table:table-cell office:value-type="float" office:value="0.90461663803" calcext:value-type="float">
            <text:p>0.90461663803</text:p>
          </table:table-cell>
          <table:table-cell office:value-type="float" office:value="0.926179818144" calcext:value-type="float">
            <text:p>0.926179818144</text:p>
          </table:table-cell>
          <table:table-cell office:value-type="float" office:value="0.902354856186" calcext:value-type="float">
            <text:p>0.902354856186</text:p>
          </table:table-cell>
          <table:table-cell office:value-type="float" office:value="0.901487274089" calcext:value-type="float">
            <text:p>0.901487274089</text:p>
          </table:table-cell>
        </table:table-row>
        <table:table-row table:style-name="ro1">
          <table:table-cell/>
          <table:table-cell table:formula="of:=AVERAGE([.B1:.B29])" office:value-type="float" office:value="0.914568726799414" calcext:value-type="float">
            <text:p>0.914568726799414</text:p>
          </table:table-cell>
          <table:table-cell table:formula="of:=AVERAGE([.C1:.C29])" office:value-type="float" office:value="0.890239063886655" calcext:value-type="float">
            <text:p>0.890239063886655</text:p>
          </table:table-cell>
          <table:table-cell table:formula="of:=AVERAGE([.D1:.D29])" office:value-type="float" office:value="0.889608937622689" calcext:value-type="float">
            <text:p>0.889608937622689</text:p>
          </table:table-cell>
          <table:table-cell table:formula="of:=AVERAGE([.E1:.E29])" office:value-type="float" office:value="0.876417907723138" calcext:value-type="float">
            <text:p>0.876417907723138</text:p>
          </table:table-cell>
          <table:table-cell table:formula="of:=AVERAGE([.F1:.F29])" office:value-type="float" office:value="0.875341824334793" calcext:value-type="float">
            <text:p>0.8753418243347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48768491516" calcext:value-type="float">
            <text:p>0.948768491516</text:p>
          </table:table-cell>
          <table:table-cell office:value-type="float" office:value="0.956096786437" calcext:value-type="float">
            <text:p>0.956096786437</text:p>
          </table:table-cell>
          <table:table-cell office:value-type="float" office:value="0.945767097654" calcext:value-type="float">
            <text:p>0.945767097654</text:p>
          </table:table-cell>
          <table:table-cell office:value-type="float" office:value="0.960923598828" calcext:value-type="float">
            <text:p>0.960923598828</text:p>
          </table:table-cell>
          <table:table-cell office:value-type="float" office:value="0.976602929671" calcext:value-type="float">
            <text:p>0.97660292967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0655355842" calcext:value-type="float">
            <text:p>0.990655355842</text:p>
          </table:table-cell>
          <table:table-cell office:value-type="float" office:value="0.990388846097" calcext:value-type="float">
            <text:p>0.990388846097</text:p>
          </table:table-cell>
          <table:table-cell office:value-type="float" office:value="0.990685662881" calcext:value-type="float">
            <text:p>0.990685662881</text:p>
          </table:table-cell>
          <table:table-cell office:value-type="float" office:value="0.990528326186" calcext:value-type="float">
            <text:p>0.990528326186</text:p>
          </table:table-cell>
          <table:table-cell office:value-type="float" office:value="0.990183866219" calcext:value-type="float">
            <text:p>0.990183866219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41996398" calcext:value-type="float">
            <text:p>0.9941996398</text:p>
          </table:table-cell>
          <table:table-cell office:value-type="float" office:value="0.994409746242" calcext:value-type="float">
            <text:p>0.994409746242</text:p>
          </table:table-cell>
          <table:table-cell office:value-type="float" office:value="0.994300264165" calcext:value-type="float">
            <text:p>0.994300264165</text:p>
          </table:table-cell>
          <table:table-cell office:value-type="float" office:value="0.994206387977" calcext:value-type="float">
            <text:p>0.994206387977</text:p>
          </table:table-cell>
          <table:table-cell office:value-type="float" office:value="0.994169594028" calcext:value-type="float">
            <text:p>0.994169594028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41919265156" calcext:value-type="float">
            <text:p>0.941919265156</text:p>
          </table:table-cell>
          <table:table-cell office:value-type="float" office:value="0.941759266852" calcext:value-type="float">
            <text:p>0.941759266852</text:p>
          </table:table-cell>
          <table:table-cell office:value-type="float" office:value="0.941992679427" calcext:value-type="float">
            <text:p>0.941992679427</text:p>
          </table:table-cell>
          <table:table-cell office:value-type="float" office:value="0.941674193851" calcext:value-type="float">
            <text:p>0.941674193851</text:p>
          </table:table-cell>
          <table:table-cell office:value-type="float" office:value="0.940853962504" calcext:value-type="float">
            <text:p>0.940853962504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69273624465" calcext:value-type="float">
            <text:p>0.869273624465</text:p>
          </table:table-cell>
          <table:table-cell office:value-type="float" office:value="0.842441427185" calcext:value-type="float">
            <text:p>0.842441427185</text:p>
          </table:table-cell>
          <table:table-cell office:value-type="float" office:value="0.842161331148" calcext:value-type="float">
            <text:p>0.842161331148</text:p>
          </table:table-cell>
          <table:table-cell office:value-type="float" office:value="0.847897556738" calcext:value-type="float">
            <text:p>0.847897556738</text:p>
          </table:table-cell>
          <table:table-cell office:value-type="float" office:value="0.848963328859" calcext:value-type="float">
            <text:p>0.848963328859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54686958848" calcext:value-type="float">
            <text:p>0.854686958848</text:p>
          </table:table-cell>
          <table:table-cell office:value-type="float" office:value="0.863187157075" calcext:value-type="float">
            <text:p>0.863187157075</text:p>
          </table:table-cell>
          <table:table-cell office:value-type="float" office:value="0.826906244866" calcext:value-type="float">
            <text:p>0.826906244866</text:p>
          </table:table-cell>
          <table:table-cell office:value-type="float" office:value="0.831355281301" calcext:value-type="float">
            <text:p>0.831355281301</text:p>
          </table:table-cell>
          <table:table-cell office:value-type="float" office:value="0.800415785533" calcext:value-type="float">
            <text:p>0.800415785533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2295646713" calcext:value-type="float">
            <text:p>0.942295646713</text:p>
          </table:table-cell>
          <table:table-cell office:value-type="float" office:value="0.942124064453" calcext:value-type="float">
            <text:p>0.942124064453</text:p>
          </table:table-cell>
          <table:table-cell office:value-type="float" office:value="0.942282261004" calcext:value-type="float">
            <text:p>0.942282261004</text:p>
          </table:table-cell>
          <table:table-cell office:value-type="float" office:value="0.941625921687" calcext:value-type="float">
            <text:p>0.941625921687</text:p>
          </table:table-cell>
          <table:table-cell office:value-type="float" office:value="0.941825521357" calcext:value-type="float">
            <text:p>0.941825521357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02596479526" calcext:value-type="float">
            <text:p>0.902596479526</text:p>
          </table:table-cell>
          <table:table-cell office:value-type="float" office:value="0.903475370812" calcext:value-type="float">
            <text:p>0.903475370812</text:p>
          </table:table-cell>
          <table:table-cell office:value-type="float" office:value="0.824235030481" calcext:value-type="float">
            <text:p>0.824235030481</text:p>
          </table:table-cell>
          <table:table-cell office:value-type="float" office:value="0.825321106727" calcext:value-type="float">
            <text:p>0.825321106727</text:p>
          </table:table-cell>
          <table:table-cell office:value-type="float" office:value="0.823987210254" calcext:value-type="float">
            <text:p>0.823987210254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02800282077" calcext:value-type="float">
            <text:p>0.802800282077</text:p>
          </table:table-cell>
          <table:table-cell office:value-type="float" office:value="0.795143748984" calcext:value-type="float">
            <text:p>0.795143748984</text:p>
          </table:table-cell>
          <table:table-cell office:value-type="float" office:value="0.770379795257" calcext:value-type="float">
            <text:p>0.770379795257</text:p>
          </table:table-cell>
          <table:table-cell office:value-type="float" office:value="0.86293973201" calcext:value-type="float">
            <text:p>0.86293973201</text:p>
          </table:table-cell>
          <table:table-cell office:value-type="float" office:value="0.770250959052" calcext:value-type="float">
            <text:p>0.770250959052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6974151679" calcext:value-type="float">
            <text:p>0.966974151679</text:p>
          </table:table-cell>
          <table:table-cell office:value-type="float" office:value="0.966790840797" calcext:value-type="float">
            <text:p>0.966790840797</text:p>
          </table:table-cell>
          <table:table-cell table:number-columns-repeated="2" office:value-type="float" office:value="0.966960495177" calcext:value-type="float">
            <text:p>0.966960495177</text:p>
          </table:table-cell>
          <table:table-cell office:value-type="float" office:value="0.966985288894" calcext:value-type="float">
            <text:p>0.966985288894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3776088353" calcext:value-type="float">
            <text:p>0.943776088353</text:p>
          </table:table-cell>
          <table:table-cell office:value-type="float" office:value="0.943800071222" calcext:value-type="float">
            <text:p>0.943800071222</text:p>
          </table:table-cell>
          <table:table-cell office:value-type="float" office:value="0.943784174825" calcext:value-type="float">
            <text:p>0.943784174825</text:p>
          </table:table-cell>
          <table:table-cell office:value-type="float" office:value="0.943851886621" calcext:value-type="float">
            <text:p>0.943851886621</text:p>
          </table:table-cell>
          <table:table-cell office:value-type="float" office:value="0.943782647723" calcext:value-type="float">
            <text:p>0.943782647723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3547077326" calcext:value-type="float">
            <text:p>0.943547077326</text:p>
          </table:table-cell>
          <table:table-cell office:value-type="float" office:value="0.943503665526" calcext:value-type="float">
            <text:p>0.943503665526</text:p>
          </table:table-cell>
          <table:table-cell office:value-type="float" office:value="0.943863049162" calcext:value-type="float">
            <text:p>0.943863049162</text:p>
          </table:table-cell>
          <table:table-cell office:value-type="float" office:value="0.943613843878" calcext:value-type="float">
            <text:p>0.943613843878</text:p>
          </table:table-cell>
          <table:table-cell office:value-type="float" office:value="0.94376845633" calcext:value-type="float">
            <text:p>0.94376845633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3951345091" calcext:value-type="float">
            <text:p>0.943951345091</text:p>
          </table:table-cell>
          <table:table-cell office:value-type="float" office:value="0.943865476745" calcext:value-type="float">
            <text:p>0.943865476745</text:p>
          </table:table-cell>
          <table:table-cell office:value-type="float" office:value="0.943639618175" calcext:value-type="float">
            <text:p>0.943639618175</text:p>
          </table:table-cell>
          <table:table-cell office:value-type="float" office:value="0.943781481189" calcext:value-type="float">
            <text:p>0.943781481189</text:p>
          </table:table-cell>
          <table:table-cell office:value-type="float" office:value="0.94389844059" calcext:value-type="float">
            <text:p>0.9438984405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5043867555" calcext:value-type="float">
            <text:p>0.985043867555</text:p>
          </table:table-cell>
          <table:table-cell office:value-type="float" office:value="0.985053171523" calcext:value-type="float">
            <text:p>0.985053171523</text:p>
          </table:table-cell>
          <table:table-cell office:value-type="float" office:value="0.985042179347" calcext:value-type="float">
            <text:p>0.985042179347</text:p>
          </table:table-cell>
          <table:table-cell office:value-type="float" office:value="0.985073923633" calcext:value-type="float">
            <text:p>0.985073923633</text:p>
          </table:table-cell>
          <table:table-cell office:value-type="float" office:value="0.985082048052" calcext:value-type="float">
            <text:p>0.985082048052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85044099825" calcext:value-type="float">
            <text:p>0.985044099825</text:p>
          </table:table-cell>
          <table:table-cell office:value-type="float" office:value="0.985064216689" calcext:value-type="float">
            <text:p>0.985064216689</text:p>
          </table:table-cell>
          <table:table-cell office:value-type="float" office:value="0.985044878186" calcext:value-type="float">
            <text:p>0.985044878186</text:p>
          </table:table-cell>
          <table:table-cell office:value-type="float" office:value="0.985038266075" calcext:value-type="float">
            <text:p>0.985038266075</text:p>
          </table:table-cell>
          <table:table-cell office:value-type="float" office:value="0.985061717143" calcext:value-type="float">
            <text:p>0.985061717143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67187867658" calcext:value-type="float">
            <text:p>0.967187867658</text:p>
          </table:table-cell>
          <table:table-cell office:value-type="float" office:value="0.967195578706" calcext:value-type="float">
            <text:p>0.967195578706</text:p>
          </table:table-cell>
          <table:table-cell office:value-type="float" office:value="0.96677671465" calcext:value-type="float">
            <text:p>0.96677671465</text:p>
          </table:table-cell>
          <table:table-cell office:value-type="float" office:value="0.966921005104" calcext:value-type="float">
            <text:p>0.966921005104</text:p>
          </table:table-cell>
          <table:table-cell office:value-type="float" office:value="0.967191983022" calcext:value-type="float">
            <text:p>0.967191983022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10999680306" calcext:value-type="float">
            <text:p>0.910999680306</text:p>
          </table:table-cell>
          <table:table-cell office:value-type="float" office:value="0.821960012885" calcext:value-type="float">
            <text:p>0.821960012885</text:p>
          </table:table-cell>
          <table:table-cell office:value-type="float" office:value="0.933187233113" calcext:value-type="float">
            <text:p>0.933187233113</text:p>
          </table:table-cell>
          <table:table-cell office:value-type="float" office:value="0.821343425802" calcext:value-type="float">
            <text:p>0.821343425802</text:p>
          </table:table-cell>
          <table:table-cell office:value-type="float" office:value="0.827879361222" calcext:value-type="float">
            <text:p>0.827879361222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4135268616" calcext:value-type="float">
            <text:p>0.94135268616</text:p>
          </table:table-cell>
          <table:table-cell office:value-type="float" office:value="0.964087726043" calcext:value-type="float">
            <text:p>0.964087726043</text:p>
          </table:table-cell>
          <table:table-cell office:value-type="float" office:value="0.946837811042" calcext:value-type="float">
            <text:p>0.946837811042</text:p>
          </table:table-cell>
          <table:table-cell office:value-type="float" office:value="0.965232228521" calcext:value-type="float">
            <text:p>0.965232228521</text:p>
          </table:table-cell>
          <table:table-cell office:value-type="float" office:value="0.954233319458" calcext:value-type="float">
            <text:p>0.954233319458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56136473823" calcext:value-type="float">
            <text:p>0.456136473823</text:p>
          </table:table-cell>
          <table:table-cell office:value-type="float" office:value="0.448444226025" calcext:value-type="float">
            <text:p>0.448444226025</text:p>
          </table:table-cell>
          <table:table-cell office:value-type="float" office:value="0.332326707814" calcext:value-type="float">
            <text:p>0.332326707814</text:p>
          </table:table-cell>
          <table:table-cell office:value-type="float" office:value="0.702425211642" calcext:value-type="float">
            <text:p>0.702425211642</text:p>
          </table:table-cell>
          <table:table-cell office:value-type="float" office:value="0.437182558938" calcext:value-type="float">
            <text:p>0.437182558938</text:p>
          </table:table-cell>
        </table:table-row>
        <table:table-row table:style-name="ro1">
          <table:table-cell office:value-type="string" calcext:value-type="string">
            <text:p>IMB4_3</text:p>
          </table:table-cell>
          <table:table-cell office:value-type="float" office:value="0.894572204237" calcext:value-type="float">
            <text:p>0.894572204237</text:p>
          </table:table-cell>
          <table:table-cell office:value-type="float" office:value="0.876878898821" calcext:value-type="float">
            <text:p>0.876878898821</text:p>
          </table:table-cell>
          <table:table-cell office:value-type="float" office:value="0.894853162307" calcext:value-type="float">
            <text:p>0.894853162307</text:p>
          </table:table-cell>
          <table:table-cell office:value-type="float" office:value="0.876830150712" calcext:value-type="float">
            <text:p>0.876830150712</text:p>
          </table:table-cell>
          <table:table-cell office:value-type="float" office:value="0.87681002962" calcext:value-type="float">
            <text:p>0.87681002962</text:p>
          </table:table-cell>
        </table:table-row>
        <table:table-row table:style-name="ro1">
          <table:table-cell office:value-type="string" calcext:value-type="string">
            <text:p>IMB5_3</text:p>
          </table:table-cell>
          <table:table-cell office:value-type="float" office:value="0.893697325236" calcext:value-type="float">
            <text:p>0.893697325236</text:p>
          </table:table-cell>
          <table:table-cell office:value-type="float" office:value="0.893494834249" calcext:value-type="float">
            <text:p>0.893494834249</text:p>
          </table:table-cell>
          <table:table-cell office:value-type="float" office:value="0.893803764577" calcext:value-type="float">
            <text:p>0.893803764577</text:p>
          </table:table-cell>
          <table:table-cell office:value-type="float" office:value="0.893949553119" calcext:value-type="float">
            <text:p>0.893949553119</text:p>
          </table:table-cell>
          <table:table-cell office:value-type="float" office:value="0.894184609163" calcext:value-type="float">
            <text:p>0.894184609163</text:p>
          </table:table-cell>
        </table:table-row>
        <table:table-row table:style-name="ro1">
          <table:table-cell office:value-type="string" calcext:value-type="string">
            <text:p>IMB6_3</text:p>
          </table:table-cell>
          <table:table-cell office:value-type="float" office:value="0.955650775778" calcext:value-type="float">
            <text:p>0.955650775778</text:p>
          </table:table-cell>
          <table:table-cell office:value-type="float" office:value="0.955522155151" calcext:value-type="float">
            <text:p>0.955522155151</text:p>
          </table:table-cell>
          <table:table-cell office:value-type="float" office:value="0.955689293844" calcext:value-type="float">
            <text:p>0.955689293844</text:p>
          </table:table-cell>
          <table:table-cell office:value-type="float" office:value="0.955761068288" calcext:value-type="float">
            <text:p>0.955761068288</text:p>
          </table:table-cell>
          <table:table-cell office:value-type="float" office:value="0.947214575091" calcext:value-type="float">
            <text:p>0.947214575091</text:p>
          </table:table-cell>
        </table:table-row>
        <table:table-row table:style-name="ro1">
          <table:table-cell office:value-type="string" calcext:value-type="string">
            <text:p>IMB10_3</text:p>
          </table:table-cell>
          <table:table-cell office:value-type="float" office:value="0.921012592737" calcext:value-type="float">
            <text:p>0.921012592737</text:p>
          </table:table-cell>
          <table:table-cell office:value-type="float" office:value="0.897215549948" calcext:value-type="float">
            <text:p>0.897215549948</text:p>
          </table:table-cell>
          <table:table-cell office:value-type="float" office:value="0.754685838465" calcext:value-type="float">
            <text:p>0.754685838465</text:p>
          </table:table-cell>
          <table:table-cell office:value-type="float" office:value="0.810016952197" calcext:value-type="float">
            <text:p>0.810016952197</text:p>
          </table:table-cell>
          <table:table-cell office:value-type="float" office:value="0.212246278317" calcext:value-type="float">
            <text:p>0.212246278317</text:p>
          </table:table-cell>
        </table:table-row>
        <table:table-row table:style-name="ro1">
          <table:table-cell/>
          <table:table-cell table:formula="of:=AVERAGE([.B32:.B54])" office:value-type="float" office:value="0.911136607813348" calcext:value-type="float">
            <text:p>0.911136607813348</text:p>
          </table:table-cell>
          <table:table-cell table:formula="of:=AVERAGE([.C32:.C54])" office:value-type="float" office:value="0.905300123411609" calcext:value-type="float">
            <text:p>0.905300123411609</text:p>
          </table:table-cell>
          <table:table-cell table:formula="of:=AVERAGE([.D32:.D54])" office:value-type="float" office:value="0.892400229894217" calcext:value-type="float">
            <text:p>0.892400229894217</text:p>
          </table:table-cell>
          <table:table-cell table:formula="of:=AVERAGE([.E32:.E54])" office:value-type="float" office:value="0.91118572162013" calcext:value-type="float">
            <text:p>0.91118572162013</text:p>
          </table:table-cell>
          <table:table-cell table:formula="of:=AVERAGE([.F32:.F54])" office:value-type="float" office:value="0.868381498740869" calcext:value-type="float">
            <text:p>0.868381498740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3:24:12.865482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20:01:41.281999927</meta:creation-date>
    <dc:date>2021-09-02T13:40:32.470719237</dc:date>
    <meta:editing-duration>PT7H23M4S</meta:editing-duration>
    <meta:editing-cycles>45</meta:editing-cycles>
    <meta:generator>LibreOffice/6.4.6.2$Linux_X86_64 LibreOffice_project/40$Build-2</meta:generator>
    <meta:document-statistic meta:table-count="2" meta:cell-count="1890" meta:object-count="0"/>
  </office:meta>
</office:document-meta>
</file>